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201000000BB000000509A7BFD527824079F.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Tabelle1" style:family="table">
      <style:table-properties style:width="7.25cm" fo:break-before="page" table:align="center" fo:keep-with-next="always"/>
    </style:style>
    <style:style style:name="Tabelle1.A" style:family="table-column">
      <style:table-column-properties style:column-width="4.239cm"/>
    </style:style>
    <style:style style:name="Tabelle1.B" style:family="table-column">
      <style:table-column-properties style:column-width="3.011cm"/>
    </style:style>
    <style:style style:name="Tabelle1.A1" style:family="table-cell">
      <style:table-cell-properties fo:background-color="#1f4e79" fo:padding-left="0.191cm" fo:padding-right="0.191cm" fo:padding-top="0cm" fo:padding-bottom="0cm" fo:border="none" style:writing-mode="lr-tb">
        <style:background-image/>
      </style:table-cell-properties>
    </style:style>
    <style:style style:name="Tabelle1.B1" style:family="table-cell">
      <style:table-cell-properties style:vertical-align="middle" fo:background-color="#1f4e79" fo:padding-left="0.191cm" fo:padding-right="0.191cm" fo:padding-top="0cm" fo:padding-bottom="0cm" fo:border="none" style:writing-mode="lr-tb">
        <style:background-image/>
      </style:table-cell-properties>
    </style:style>
    <style:style style:name="Tabelle1.A2" style:family="table-cell">
      <style:table-cell-properties fo:padding-left="0.191cm" fo:padding-right="0.191cm" fo:padding-top="0cm" fo:padding-bottom="0cm" fo:border="none" style:writing-mode="lr-tb"/>
    </style:style>
    <style:style style:name="Tabelle1.B2" style:family="table-cell">
      <style:table-cell-properties style:vertical-align="middle" fo:padding-left="0.191cm" fo:padding-right="0.191cm" fo:padding-top="0cm" fo:padding-bottom="0cm" fo:border="none" style:writing-mode="lr-tb"/>
    </style:style>
    <style:style style:name="Tabelle1.A3" style:family="table-cell">
      <style:table-cell-properties fo:background-color="#d9d9d9" fo:padding-left="0.191cm" fo:padding-right="0.191cm" fo:padding-top="0cm" fo:padding-bottom="0cm" fo:border="none" style:writing-mode="lr-tb">
        <style:background-image/>
      </style:table-cell-properties>
    </style:style>
    <style:style style:name="Tabelle1.B3" style:family="table-cell">
      <style:table-cell-properties style:vertical-align="middle" fo:background-color="#d9d9d9" fo:padding-left="0.191cm" fo:padding-right="0.191cm" fo:padding-top="0cm" fo:padding-bottom="0cm" fo:border="none" style:writing-mode="lr-tb">
        <style:background-image/>
      </style:table-cell-properties>
    </style:style>
    <style:style style:name="Tabelle1.A4" style:family="table-cell">
      <style:table-cell-properties fo:padding-left="0.191cm" fo:padding-right="0.191cm" fo:padding-top="0cm" fo:padding-bottom="0cm" fo:border="none" style:writing-mode="lr-tb"/>
    </style:style>
    <style:style style:name="Tabelle1.B4" style:family="table-cell">
      <style:table-cell-properties style:vertical-align="middle" fo:padding-left="0.191cm" fo:padding-right="0.191cm" fo:padding-top="0cm" fo:padding-bottom="0cm" fo:border="none" style:writing-mode="lr-tb"/>
    </style:style>
    <style:style style:name="Tabelle1.A5" style:family="table-cell">
      <style:table-cell-properties fo:background-color="#d9d9d9" fo:padding-left="0.191cm" fo:padding-right="0.191cm" fo:padding-top="0cm" fo:padding-bottom="0cm" fo:border="none" style:writing-mode="lr-tb">
        <style:background-image/>
      </style:table-cell-properties>
    </style:style>
    <style:style style:name="Tabelle1.A6" style:family="table-cell">
      <style:table-cell-properties fo:padding-left="0.191cm" fo:padding-right="0.191cm" fo:padding-top="0cm" fo:padding-bottom="0cm" fo:border="none" style:writing-mode="lr-tb"/>
    </style:style>
    <style:style style:name="Tabelle1.B6" style:family="table-cell">
      <style:table-cell-properties style:vertical-align="middle" fo:padding-left="0.191cm" fo:padding-right="0.191cm" fo:padding-top="0cm" fo:padding-bottom="0cm" fo:border="none" style:writing-mode="lr-tb"/>
    </style:style>
    <style:style style:name="Tabelle1.A7" style:family="table-cell">
      <style:table-cell-properties fo:background-color="#d9d9d9" fo:padding-left="0.191cm" fo:padding-right="0.191cm" fo:padding-top="0cm" fo:padding-bottom="0cm" fo:border="none" style:writing-mode="lr-tb">
        <style:background-image/>
      </style:table-cell-properties>
    </style:style>
    <style:style style:name="Tabelle1.A8"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1.B8" style:family="table-cell">
      <style:table-cell-properties style:vertical-align="middle"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2" style:family="table">
      <style:table-properties style:width="12.502cm" table:align="center" fo:keep-with-next="always"/>
    </style:style>
    <style:style style:name="Tabelle2.A" style:family="table-column">
      <style:table-column-properties style:column-width="3.995cm"/>
    </style:style>
    <style:style style:name="Tabelle2.B" style:family="table-column">
      <style:table-column-properties style:column-width="1.247cm"/>
    </style:style>
    <style:style style:name="Tabelle2.C" style:family="table-column">
      <style:table-column-properties style:column-width="4.759cm"/>
    </style:style>
    <style:style style:name="Tabelle2.D" style:family="table-column">
      <style:table-column-properties style:column-width="2.501cm"/>
    </style:style>
    <style:style style:name="Tabelle2.A1" style:family="table-cell">
      <style:table-cell-properties fo:background-color="#1f4e79" fo:padding-left="0.191cm" fo:padding-right="0.191cm" fo:padding-top="0cm" fo:padding-bottom="0cm" fo:border="none" style:writing-mode="lr-tb">
        <style:background-image/>
      </style:table-cell-properties>
    </style:style>
    <style:style style:name="Tabelle2.A2" style:family="table-cell">
      <style:table-cell-properties fo:padding-left="0.191cm" fo:padding-right="0.191cm" fo:padding-top="0cm" fo:padding-bottom="0cm" fo:border="none" style:writing-mode="lr-tb"/>
    </style:style>
    <style:style style:name="Tabelle2.B2" style:family="table-cell">
      <style:table-cell-properties fo:padding-left="0.191cm" fo:padding-right="0.191cm" fo:padding-top="0cm" fo:padding-bottom="0cm" fo:border="none" style:writing-mode="lr-tb"/>
    </style:style>
    <style:style style:name="Tabelle2.C2" style:family="table-cell">
      <style:table-cell-properties fo:padding-left="0.191cm" fo:padding-right="0.191cm" fo:padding-top="0cm" fo:padding-bottom="0cm" fo:border="none" style:writing-mode="lr-tb"/>
    </style:style>
    <style:style style:name="Tabelle2.D2" style:family="table-cell">
      <style:table-cell-properties fo:padding-left="0.191cm" fo:padding-right="0.191cm" fo:padding-top="0cm" fo:padding-bottom="0cm" fo:border="none" style:writing-mode="lr-tb"/>
    </style:style>
    <style:style style:name="Tabelle2.A3" style:family="table-cell">
      <style:table-cell-properties fo:background-color="#d9d9d9" fo:padding-left="0.191cm" fo:padding-right="0.191cm" fo:padding-top="0cm" fo:padding-bottom="0cm" fo:border="none" style:writing-mode="lr-tb">
        <style:background-image/>
      </style:table-cell-properties>
    </style:style>
    <style:style style:name="Tabelle2.A4" style:family="table-cell">
      <style:table-cell-properties fo:padding-left="0.191cm" fo:padding-right="0.191cm" fo:padding-top="0cm" fo:padding-bottom="0cm" fo:border="none" style:writing-mode="lr-tb"/>
    </style:style>
    <style:style style:name="Tabelle2.B4" style:family="table-cell">
      <style:table-cell-properties fo:padding-left="0.191cm" fo:padding-right="0.191cm" fo:padding-top="0cm" fo:padding-bottom="0cm" fo:border="none" style:writing-mode="lr-tb"/>
    </style:style>
    <style:style style:name="Tabelle2.C4" style:family="table-cell">
      <style:table-cell-properties fo:padding-left="0.191cm" fo:padding-right="0.191cm" fo:padding-top="0cm" fo:padding-bottom="0cm" fo:border="none" style:writing-mode="lr-tb"/>
    </style:style>
    <style:style style:name="Tabelle2.D4" style:family="table-cell">
      <style:table-cell-properties fo:padding-left="0.191cm" fo:padding-right="0.191cm" fo:padding-top="0cm" fo:padding-bottom="0cm" fo:border="none" style:writing-mode="lr-tb"/>
    </style:style>
    <style:style style:name="Tabelle2.A6"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3" style:family="table">
      <style:table-properties style:width="15.998cm" table:align="center" fo:keep-with-next="always"/>
    </style:style>
    <style:style style:name="Tabelle3.A" style:family="table-column">
      <style:table-column-properties style:column-width="4.001cm"/>
    </style:style>
    <style:style style:name="Tabelle3.B" style:family="table-column">
      <style:table-column-properties style:column-width="2.251cm"/>
    </style:style>
    <style:style style:name="Tabelle3.C" style:family="table-column">
      <style:table-column-properties style:column-width="2.365cm"/>
    </style:style>
    <style:style style:name="Tabelle3.D" style:family="table-column">
      <style:table-column-properties style:column-width="2.385cm"/>
    </style:style>
    <style:style style:name="Tabelle3.E" style:family="table-column">
      <style:table-column-properties style:column-width="2.501cm"/>
    </style:style>
    <style:style style:name="Tabelle3.F" style:family="table-column">
      <style:table-column-properties style:column-width="2.496cm"/>
    </style:style>
    <style:style style:name="Tabelle3.A1" style:family="table-cell">
      <style:table-cell-properties fo:background-color="#1f4e79" fo:padding-left="0.191cm" fo:padding-right="0.191cm" fo:padding-top="0cm" fo:padding-bottom="0cm" fo:border="none" style:writing-mode="lr-tb">
        <style:background-image/>
      </style:table-cell-properties>
    </style:style>
    <style:style style:name="Tabelle3.A2" style:family="table-cell">
      <style:table-cell-properties fo:padding-left="0.191cm" fo:padding-right="0.191cm" fo:padding-top="0cm" fo:padding-bottom="0cm" fo:border="none" style:writing-mode="lr-tb"/>
    </style:style>
    <style:style style:name="Tabelle3.B2" style:family="table-cell">
      <style:table-cell-properties fo:padding-left="0.191cm" fo:padding-right="0.191cm" fo:padding-top="0cm" fo:padding-bottom="0cm" fo:border="none" style:writing-mode="lr-tb"/>
    </style:style>
    <style:style style:name="Tabelle3.C2" style:family="table-cell">
      <style:table-cell-properties fo:padding-left="0.191cm" fo:padding-right="0.191cm" fo:padding-top="0cm" fo:padding-bottom="0cm" fo:border="none" style:writing-mode="lr-tb"/>
    </style:style>
    <style:style style:name="Tabelle3.D2" style:family="table-cell">
      <style:table-cell-properties fo:padding-left="0.191cm" fo:padding-right="0.191cm" fo:padding-top="0cm" fo:padding-bottom="0cm" fo:border="none" style:writing-mode="lr-tb"/>
    </style:style>
    <style:style style:name="Tabelle3.E2" style:family="table-cell">
      <style:table-cell-properties fo:padding-left="0.191cm" fo:padding-right="0.191cm" fo:padding-top="0cm" fo:padding-bottom="0cm" fo:border="none" style:writing-mode="lr-tb"/>
    </style:style>
    <style:style style:name="Tabelle3.F2" style:family="table-cell">
      <style:table-cell-properties fo:padding-left="0.191cm" fo:padding-right="0.191cm" fo:padding-top="0cm" fo:padding-bottom="0cm" fo:border="none" style:writing-mode="lr-tb"/>
    </style:style>
    <style:style style:name="Tabelle3.A3" style:family="table-cell">
      <style:table-cell-properties fo:background-color="#d9d9d9" fo:padding-left="0.191cm" fo:padding-right="0.191cm" fo:padding-top="0cm" fo:padding-bottom="0cm" fo:border="none" style:writing-mode="lr-tb">
        <style:background-image/>
      </style:table-cell-properties>
    </style:style>
    <style:style style:name="Tabelle3.A4" style:family="table-cell">
      <style:table-cell-properties fo:padding-left="0.191cm" fo:padding-right="0.191cm" fo:padding-top="0cm" fo:padding-bottom="0cm" fo:border="none" style:writing-mode="lr-tb"/>
    </style:style>
    <style:style style:name="Tabelle3.B4" style:family="table-cell">
      <style:table-cell-properties fo:padding-left="0.191cm" fo:padding-right="0.191cm" fo:padding-top="0cm" fo:padding-bottom="0cm" fo:border="none" style:writing-mode="lr-tb"/>
    </style:style>
    <style:style style:name="Tabelle3.C4" style:family="table-cell">
      <style:table-cell-properties fo:padding-left="0.191cm" fo:padding-right="0.191cm" fo:padding-top="0cm" fo:padding-bottom="0cm" fo:border="none" style:writing-mode="lr-tb"/>
    </style:style>
    <style:style style:name="Tabelle3.D4" style:family="table-cell">
      <style:table-cell-properties fo:padding-left="0.191cm" fo:padding-right="0.191cm" fo:padding-top="0cm" fo:padding-bottom="0cm" fo:border="none" style:writing-mode="lr-tb"/>
    </style:style>
    <style:style style:name="Tabelle3.E4" style:family="table-cell">
      <style:table-cell-properties fo:padding-left="0.191cm" fo:padding-right="0.191cm" fo:padding-top="0cm" fo:padding-bottom="0cm" fo:border="none" style:writing-mode="lr-tb"/>
    </style:style>
    <style:style style:name="Tabelle3.F4" style:family="table-cell">
      <style:table-cell-properties fo:padding-left="0.191cm" fo:padding-right="0.191cm" fo:padding-top="0cm" fo:padding-bottom="0cm" fo:border="none" style:writing-mode="lr-tb"/>
    </style:style>
    <style:style style:name="Tabelle3.A6" style:family="table-cell">
      <style:table-cell-properties fo:padding-left="0.191cm" fo:padding-right="0.191cm" fo:padding-top="0cm" fo:padding-bottom="0cm" fo:border="none" style:writing-mode="lr-tb"/>
    </style:style>
    <style:style style:name="Tabelle3.B6" style:family="table-cell">
      <style:table-cell-properties fo:padding-left="0.191cm" fo:padding-right="0.191cm" fo:padding-top="0cm" fo:padding-bottom="0cm" fo:border="none" style:writing-mode="lr-tb"/>
    </style:style>
    <style:style style:name="Tabelle3.C6" style:family="table-cell">
      <style:table-cell-properties fo:padding-left="0.191cm" fo:padding-right="0.191cm" fo:padding-top="0cm" fo:padding-bottom="0cm" fo:border="none" style:writing-mode="lr-tb"/>
    </style:style>
    <style:style style:name="Tabelle3.D6" style:family="table-cell">
      <style:table-cell-properties fo:padding-left="0.191cm" fo:padding-right="0.191cm" fo:padding-top="0cm" fo:padding-bottom="0cm" fo:border="none" style:writing-mode="lr-tb"/>
    </style:style>
    <style:style style:name="Tabelle3.E6" style:family="table-cell">
      <style:table-cell-properties fo:padding-left="0.191cm" fo:padding-right="0.191cm" fo:padding-top="0cm" fo:padding-bottom="0cm" fo:border="none" style:writing-mode="lr-tb"/>
    </style:style>
    <style:style style:name="Tabelle3.F6" style:family="table-cell">
      <style:table-cell-properties fo:padding-left="0.191cm" fo:padding-right="0.191cm" fo:padding-top="0cm" fo:padding-bottom="0cm" fo:border="none" style:writing-mode="lr-tb"/>
    </style:style>
    <style:style style:name="Tabelle3.A8"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4" style:family="table">
      <style:table-properties style:width="12.252cm" table:align="center" fo:keep-with-next="always"/>
    </style:style>
    <style:style style:name="Tabelle4.A" style:family="table-column">
      <style:table-column-properties style:column-width="3.752cm"/>
    </style:style>
    <style:style style:name="Tabelle4.B" style:family="table-column">
      <style:table-column-properties style:column-width="3cm"/>
    </style:style>
    <style:style style:name="Tabelle4.C" style:family="table-column">
      <style:table-column-properties style:column-width="2.82cm"/>
    </style:style>
    <style:style style:name="Tabelle4.D" style:family="table-column">
      <style:table-column-properties style:column-width="2.679cm"/>
    </style:style>
    <style:style style:name="Tabelle4.A1" style:family="table-cell">
      <style:table-cell-properties fo:background-color="#1f4e79" fo:padding-left="0.191cm" fo:padding-right="0.191cm" fo:padding-top="0cm" fo:padding-bottom="0cm" fo:border="none" style:writing-mode="lr-tb">
        <style:background-image/>
      </style:table-cell-properties>
    </style:style>
    <style:style style:name="Tabelle4.A2" style:family="table-cell">
      <style:table-cell-properties fo:padding-left="0.191cm" fo:padding-right="0.191cm" fo:padding-top="0cm" fo:padding-bottom="0cm" fo:border="none" style:writing-mode="lr-tb"/>
    </style:style>
    <style:style style:name="Tabelle4.B2" style:family="table-cell">
      <style:table-cell-properties fo:padding-left="0.191cm" fo:padding-right="0.191cm" fo:padding-top="0cm" fo:padding-bottom="0cm" fo:border="none" style:writing-mode="lr-tb"/>
    </style:style>
    <style:style style:name="Tabelle4.C2" style:family="table-cell">
      <style:table-cell-properties fo:padding-left="0.191cm" fo:padding-right="0.191cm" fo:padding-top="0cm" fo:padding-bottom="0cm" fo:border="none" style:writing-mode="lr-tb"/>
    </style:style>
    <style:style style:name="Tabelle4.D2" style:family="table-cell">
      <style:table-cell-properties fo:padding-left="0.191cm" fo:padding-right="0.191cm" fo:padding-top="0cm" fo:padding-bottom="0cm" fo:border="none" style:writing-mode="lr-tb"/>
    </style:style>
    <style:style style:name="Tabelle4.A3" style:family="table-cell">
      <style:table-cell-properties fo:background-color="#d9d9d9" fo:padding-left="0.191cm" fo:padding-right="0.191cm" fo:padding-top="0cm" fo:padding-bottom="0cm" fo:border="none" style:writing-mode="lr-tb">
        <style:background-image/>
      </style:table-cell-properties>
    </style:style>
    <style:style style:name="Tabelle4.A4" style:family="table-cell">
      <style:table-cell-properties fo:padding-left="0.191cm" fo:padding-right="0.191cm" fo:padding-top="0cm" fo:padding-bottom="0cm" fo:border="none" style:writing-mode="lr-tb"/>
    </style:style>
    <style:style style:name="Tabelle4.B4" style:family="table-cell">
      <style:table-cell-properties fo:padding-left="0.191cm" fo:padding-right="0.191cm" fo:padding-top="0cm" fo:padding-bottom="0cm" fo:border="none" style:writing-mode="lr-tb"/>
    </style:style>
    <style:style style:name="Tabelle4.C4" style:family="table-cell">
      <style:table-cell-properties fo:padding-left="0.191cm" fo:padding-right="0.191cm" fo:padding-top="0cm" fo:padding-bottom="0cm" fo:border="none" style:writing-mode="lr-tb"/>
    </style:style>
    <style:style style:name="Tabelle4.D4" style:family="table-cell">
      <style:table-cell-properties fo:padding-left="0.191cm" fo:padding-right="0.191cm" fo:padding-top="0cm" fo:padding-bottom="0cm" fo:border="none" style:writing-mode="lr-tb"/>
    </style:style>
    <style:style style:name="Tabelle4.A6" style:family="table-cell">
      <style:table-cell-properties fo:padding-left="0.191cm" fo:padding-right="0.191cm" fo:padding-top="0cm" fo:padding-bottom="0cm" fo:border="none" style:writing-mode="lr-tb"/>
    </style:style>
    <style:style style:name="Tabelle4.B6" style:family="table-cell">
      <style:table-cell-properties fo:padding-left="0.191cm" fo:padding-right="0.191cm" fo:padding-top="0cm" fo:padding-bottom="0cm" fo:border="none" style:writing-mode="lr-tb"/>
    </style:style>
    <style:style style:name="Tabelle4.C6" style:family="table-cell">
      <style:table-cell-properties fo:padding-left="0.191cm" fo:padding-right="0.191cm" fo:padding-top="0cm" fo:padding-bottom="0cm" fo:border="none" style:writing-mode="lr-tb"/>
    </style:style>
    <style:style style:name="Tabelle4.D6" style:family="table-cell">
      <style:table-cell-properties fo:padding-left="0.191cm" fo:padding-right="0.191cm" fo:padding-top="0cm" fo:padding-bottom="0cm" fo:border="none" style:writing-mode="lr-tb"/>
    </style:style>
    <style:style style:name="Tabelle4.A8"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5" style:family="table">
      <style:table-properties style:width="15.981cm" fo:break-before="auto" fo:break-after="auto" table:align="center" fo:keep-with-next="auto"/>
    </style:style>
    <style:style style:name="Tabelle5.A" style:family="table-column">
      <style:table-column-properties style:column-width="12.502cm"/>
    </style:style>
    <style:style style:name="Tabelle5.B" style:family="table-column">
      <style:table-column-properties style:column-width="1cm"/>
    </style:style>
    <style:style style:name="Tabelle5.C" style:family="table-column">
      <style:table-column-properties style:column-width="1.251cm"/>
    </style:style>
    <style:style style:name="Tabelle5.D" style:family="table-column">
      <style:table-column-properties style:column-width="1.228cm"/>
    </style:style>
    <style:style style:name="Tabelle5.A1" style:family="table-cell">
      <style:table-cell-properties fo:background-color="#9cc2e5" fo:padding-left="0.191cm" fo:padding-right="0.191cm" fo:padding-top="0cm" fo:padding-bottom="0cm" fo:border="none" style:writing-mode="lr-tb">
        <style:background-image/>
      </style:table-cell-properties>
    </style:style>
    <style:style style:name="Tabelle5.2" style:family="table-row">
      <style:table-row-properties fo:keep-together="auto"/>
    </style:style>
    <style:style style:name="Tabelle5.A2" style:family="table-cell">
      <style:table-cell-properties fo:background-color="#d9d9d9" fo:padding-left="0.191cm" fo:padding-right="0.191cm" fo:padding-top="0cm" fo:padding-bottom="0cm" fo:border="none" style:writing-mode="lr-tb">
        <style:background-image/>
      </style:table-cell-properties>
    </style:style>
    <style:style style:name="Tabelle5.A3" style:family="table-cell">
      <style:table-cell-properties fo:padding-left="0.191cm" fo:padding-right="0.191cm" fo:padding-top="0cm" fo:padding-bottom="0cm" fo:border="none" style:writing-mode="lr-tb"/>
    </style:style>
    <style:style style:name="Tabelle5.B3" style:family="table-cell">
      <style:table-cell-properties fo:padding-left="0.191cm" fo:padding-right="0.191cm" fo:padding-top="0cm" fo:padding-bottom="0cm" fo:border="none" style:writing-mode="lr-tb"/>
    </style:style>
    <style:style style:name="Tabelle5.C3" style:family="table-cell">
      <style:table-cell-properties fo:padding-left="0.191cm" fo:padding-right="0.191cm" fo:padding-top="0cm" fo:padding-bottom="0cm" fo:border="none" style:writing-mode="lr-tb"/>
    </style:style>
    <style:style style:name="Tabelle5.D3" style:family="table-cell">
      <style:table-cell-properties fo:padding-left="0.191cm" fo:padding-right="0.191cm" fo:padding-top="0cm" fo:padding-bottom="0cm" fo:border="none" style:writing-mode="lr-tb"/>
    </style:style>
    <style:style style:name="Tabelle5.A5" style:family="table-cell">
      <style:table-cell-properties fo:padding-left="0.191cm" fo:padding-right="0.191cm" fo:padding-top="0cm" fo:padding-bottom="0cm" fo:border="none" style:writing-mode="lr-tb"/>
    </style:style>
    <style:style style:name="Tabelle5.B5" style:family="table-cell">
      <style:table-cell-properties fo:padding-left="0.191cm" fo:padding-right="0.191cm" fo:padding-top="0cm" fo:padding-bottom="0cm" fo:border="none" style:writing-mode="lr-tb"/>
    </style:style>
    <style:style style:name="Tabelle5.C5" style:family="table-cell">
      <style:table-cell-properties fo:padding-left="0.191cm" fo:padding-right="0.191cm" fo:padding-top="0cm" fo:padding-bottom="0cm" fo:border="none" style:writing-mode="lr-tb"/>
    </style:style>
    <style:style style:name="Tabelle5.D5" style:family="table-cell">
      <style:table-cell-properties fo:padding-left="0.191cm" fo:padding-right="0.191cm" fo:padding-top="0cm" fo:padding-bottom="0cm" fo:border="none" style:writing-mode="lr-tb"/>
    </style:style>
    <style:style style:name="Tabelle5.A7" style:family="table-cell">
      <style:table-cell-properties fo:padding-left="0.191cm" fo:padding-right="0.191cm" fo:padding-top="0cm" fo:padding-bottom="0cm" fo:border="none" style:writing-mode="lr-tb"/>
    </style:style>
    <style:style style:name="Tabelle5.B7" style:family="table-cell">
      <style:table-cell-properties fo:padding-left="0.191cm" fo:padding-right="0.191cm" fo:padding-top="0cm" fo:padding-bottom="0cm" fo:border="none" style:writing-mode="lr-tb"/>
    </style:style>
    <style:style style:name="Tabelle5.C7" style:family="table-cell">
      <style:table-cell-properties fo:padding-left="0.191cm" fo:padding-right="0.191cm" fo:padding-top="0cm" fo:padding-bottom="0cm" fo:border="none" style:writing-mode="lr-tb"/>
    </style:style>
    <style:style style:name="Tabelle5.D7" style:family="table-cell">
      <style:table-cell-properties fo:padding-left="0.191cm" fo:padding-right="0.191cm" fo:padding-top="0cm" fo:padding-bottom="0cm" fo:border="none" style:writing-mode="lr-tb"/>
    </style:style>
    <style:style style:name="Tabelle5.A9" style:family="table-cell">
      <style:table-cell-properties fo:padding-left="0.191cm" fo:padding-right="0.191cm" fo:padding-top="0cm" fo:padding-bottom="0cm" fo:border="none" style:writing-mode="lr-tb"/>
    </style:style>
    <style:style style:name="Tabelle5.B9" style:family="table-cell">
      <style:table-cell-properties fo:padding-left="0.191cm" fo:padding-right="0.191cm" fo:padding-top="0cm" fo:padding-bottom="0cm" fo:border="none" style:writing-mode="lr-tb"/>
    </style:style>
    <style:style style:name="Tabelle5.C9" style:family="table-cell">
      <style:table-cell-properties fo:padding-left="0.191cm" fo:padding-right="0.191cm" fo:padding-top="0cm" fo:padding-bottom="0cm" fo:border="none" style:writing-mode="lr-tb"/>
    </style:style>
    <style:style style:name="Tabelle5.D9" style:family="table-cell">
      <style:table-cell-properties fo:padding-left="0.191cm" fo:padding-right="0.191cm" fo:padding-top="0cm" fo:padding-bottom="0cm" fo:border="none" style:writing-mode="lr-tb"/>
    </style:style>
    <style:style style:name="Tabelle5.A11" style:family="table-cell">
      <style:table-cell-properties fo:padding-left="0.191cm" fo:padding-right="0.191cm" fo:padding-top="0cm" fo:padding-bottom="0cm" fo:border="none" style:writing-mode="lr-tb"/>
    </style:style>
    <style:style style:name="Tabelle5.B11" style:family="table-cell">
      <style:table-cell-properties fo:padding-left="0.191cm" fo:padding-right="0.191cm" fo:padding-top="0cm" fo:padding-bottom="0cm" fo:border="none" style:writing-mode="lr-tb"/>
    </style:style>
    <style:style style:name="Tabelle5.C11" style:family="table-cell">
      <style:table-cell-properties fo:padding-left="0.191cm" fo:padding-right="0.191cm" fo:padding-top="0cm" fo:padding-bottom="0cm" fo:border="none" style:writing-mode="lr-tb"/>
    </style:style>
    <style:style style:name="Tabelle5.D11" style:family="table-cell">
      <style:table-cell-properties fo:padding-left="0.191cm" fo:padding-right="0.191cm" fo:padding-top="0cm" fo:padding-bottom="0cm" fo:border="none" style:writing-mode="lr-tb"/>
    </style:style>
    <style:style style:name="Tabelle5.A13" style:family="table-cell">
      <style:table-cell-properties fo:padding-left="0.191cm" fo:padding-right="0.191cm" fo:padding-top="0cm" fo:padding-bottom="0cm" fo:border="none" style:writing-mode="lr-tb"/>
    </style:style>
    <style:style style:name="Tabelle5.B13" style:family="table-cell">
      <style:table-cell-properties fo:padding-left="0.191cm" fo:padding-right="0.191cm" fo:padding-top="0cm" fo:padding-bottom="0cm" fo:border="none" style:writing-mode="lr-tb"/>
    </style:style>
    <style:style style:name="Tabelle5.C13" style:family="table-cell">
      <style:table-cell-properties fo:padding-left="0.191cm" fo:padding-right="0.191cm" fo:padding-top="0cm" fo:padding-bottom="0cm" fo:border="none" style:writing-mode="lr-tb"/>
    </style:style>
    <style:style style:name="Tabelle5.D13" style:family="table-cell">
      <style:table-cell-properties fo:padding-left="0.191cm" fo:padding-right="0.191cm" fo:padding-top="0cm" fo:padding-bottom="0cm" fo:border="none" style:writing-mode="lr-tb"/>
    </style:style>
    <style:style style:name="Tabelle5.A15" style:family="table-cell">
      <style:table-cell-properties fo:padding-left="0.191cm" fo:padding-right="0.191cm" fo:padding-top="0cm" fo:padding-bottom="0cm" fo:border="none" style:writing-mode="lr-tb"/>
    </style:style>
    <style:style style:name="Tabelle5.B15" style:family="table-cell">
      <style:table-cell-properties fo:padding-left="0.191cm" fo:padding-right="0.191cm" fo:padding-top="0cm" fo:padding-bottom="0cm" fo:border="none" style:writing-mode="lr-tb"/>
    </style:style>
    <style:style style:name="Tabelle5.C15" style:family="table-cell">
      <style:table-cell-properties fo:padding-left="0.191cm" fo:padding-right="0.191cm" fo:padding-top="0cm" fo:padding-bottom="0cm" fo:border="none" style:writing-mode="lr-tb"/>
    </style:style>
    <style:style style:name="Tabelle5.D15" style:family="table-cell">
      <style:table-cell-properties fo:padding-left="0.191cm" fo:padding-right="0.191cm" fo:padding-top="0cm" fo:padding-bottom="0cm" fo:border="none" style:writing-mode="lr-tb"/>
    </style:style>
    <style:style style:name="Tabelle5.A17" style:family="table-cell">
      <style:table-cell-properties fo:padding-left="0.191cm" fo:padding-right="0.191cm" fo:padding-top="0cm" fo:padding-bottom="0cm" fo:border="none" style:writing-mode="lr-tb"/>
    </style:style>
    <style:style style:name="Tabelle5.B17" style:family="table-cell">
      <style:table-cell-properties fo:padding-left="0.191cm" fo:padding-right="0.191cm" fo:padding-top="0cm" fo:padding-bottom="0cm" fo:border="none" style:writing-mode="lr-tb"/>
    </style:style>
    <style:style style:name="Tabelle5.C17" style:family="table-cell">
      <style:table-cell-properties fo:padding-left="0.191cm" fo:padding-right="0.191cm" fo:padding-top="0cm" fo:padding-bottom="0cm" fo:border="none" style:writing-mode="lr-tb"/>
    </style:style>
    <style:style style:name="Tabelle5.D17" style:family="table-cell">
      <style:table-cell-properties fo:padding-left="0.191cm" fo:padding-right="0.191cm" fo:padding-top="0cm" fo:padding-bottom="0cm" fo:border="none" style:writing-mode="lr-tb"/>
    </style:style>
    <style:style style:name="Tabelle5.A19" style:family="table-cell">
      <style:table-cell-properties fo:padding-left="0.191cm" fo:padding-right="0.191cm" fo:padding-top="0cm" fo:padding-bottom="0cm" fo:border="none" style:writing-mode="lr-tb"/>
    </style:style>
    <style:style style:name="Tabelle5.B19" style:family="table-cell">
      <style:table-cell-properties fo:padding-left="0.191cm" fo:padding-right="0.191cm" fo:padding-top="0cm" fo:padding-bottom="0cm" fo:border="none" style:writing-mode="lr-tb"/>
    </style:style>
    <style:style style:name="Tabelle5.C19" style:family="table-cell">
      <style:table-cell-properties fo:padding-left="0.191cm" fo:padding-right="0.191cm" fo:padding-top="0cm" fo:padding-bottom="0cm" fo:border="none" style:writing-mode="lr-tb"/>
    </style:style>
    <style:style style:name="Tabelle5.D19" style:family="table-cell">
      <style:table-cell-properties fo:padding-left="0.191cm" fo:padding-right="0.191cm" fo:padding-top="0cm" fo:padding-bottom="0cm" fo:border="none" style:writing-mode="lr-tb"/>
    </style:style>
    <style:style style:name="Tabelle5.A21" style:family="table-cell">
      <style:table-cell-properties fo:padding-left="0.191cm" fo:padding-right="0.191cm" fo:padding-top="0cm" fo:padding-bottom="0cm" fo:border="none" style:writing-mode="lr-tb"/>
    </style:style>
    <style:style style:name="Tabelle5.B21" style:family="table-cell">
      <style:table-cell-properties fo:padding-left="0.191cm" fo:padding-right="0.191cm" fo:padding-top="0cm" fo:padding-bottom="0cm" fo:border="none" style:writing-mode="lr-tb"/>
    </style:style>
    <style:style style:name="Tabelle5.C21" style:family="table-cell">
      <style:table-cell-properties fo:padding-left="0.191cm" fo:padding-right="0.191cm" fo:padding-top="0cm" fo:padding-bottom="0cm" fo:border="none" style:writing-mode="lr-tb"/>
    </style:style>
    <style:style style:name="Tabelle5.D21" style:family="table-cell">
      <style:table-cell-properties fo:padding-left="0.191cm" fo:padding-right="0.191cm" fo:padding-top="0cm" fo:padding-bottom="0cm" fo:border="none" style:writing-mode="lr-tb"/>
    </style:style>
    <style:style style:name="Tabelle5.A23" style:family="table-cell">
      <style:table-cell-properties fo:padding-left="0.191cm" fo:padding-right="0.191cm" fo:padding-top="0cm" fo:padding-bottom="0cm" fo:border="none" style:writing-mode="lr-tb"/>
    </style:style>
    <style:style style:name="Tabelle5.B23" style:family="table-cell">
      <style:table-cell-properties fo:padding-left="0.191cm" fo:padding-right="0.191cm" fo:padding-top="0cm" fo:padding-bottom="0cm" fo:border="none" style:writing-mode="lr-tb"/>
    </style:style>
    <style:style style:name="Tabelle5.C23" style:family="table-cell">
      <style:table-cell-properties fo:padding-left="0.191cm" fo:padding-right="0.191cm" fo:padding-top="0cm" fo:padding-bottom="0cm" fo:border="none" style:writing-mode="lr-tb"/>
    </style:style>
    <style:style style:name="Tabelle5.D23" style:family="table-cell">
      <style:table-cell-properties fo:padding-left="0.191cm" fo:padding-right="0.191cm" fo:padding-top="0cm" fo:padding-bottom="0cm" fo:border="none" style:writing-mode="lr-tb"/>
    </style:style>
    <style:style style:name="Tabelle5.A25" style:family="table-cell">
      <style:table-cell-properties fo:padding-left="0.191cm" fo:padding-right="0.191cm" fo:padding-top="0cm" fo:padding-bottom="0cm" fo:border="none" style:writing-mode="lr-tb"/>
    </style:style>
    <style:style style:name="Tabelle5.B25" style:family="table-cell">
      <style:table-cell-properties fo:padding-left="0.191cm" fo:padding-right="0.191cm" fo:padding-top="0cm" fo:padding-bottom="0cm" fo:border="none" style:writing-mode="lr-tb"/>
    </style:style>
    <style:style style:name="Tabelle5.C25" style:family="table-cell">
      <style:table-cell-properties fo:padding-left="0.191cm" fo:padding-right="0.191cm" fo:padding-top="0cm" fo:padding-bottom="0cm" fo:border="none" style:writing-mode="lr-tb"/>
    </style:style>
    <style:style style:name="Tabelle5.D25" style:family="table-cell">
      <style:table-cell-properties fo:padding-left="0.191cm" fo:padding-right="0.191cm" fo:padding-top="0cm" fo:padding-bottom="0cm" fo:border="none" style:writing-mode="lr-tb"/>
    </style:style>
    <style:style style:name="Tabelle5.A27" style:family="table-cell">
      <style:table-cell-properties fo:padding-left="0.191cm" fo:padding-right="0.191cm" fo:padding-top="0cm" fo:padding-bottom="0cm" fo:border="none" style:writing-mode="lr-tb"/>
    </style:style>
    <style:style style:name="Tabelle5.B27" style:family="table-cell">
      <style:table-cell-properties fo:padding-left="0.191cm" fo:padding-right="0.191cm" fo:padding-top="0cm" fo:padding-bottom="0cm" fo:border="none" style:writing-mode="lr-tb"/>
    </style:style>
    <style:style style:name="Tabelle5.C27" style:family="table-cell">
      <style:table-cell-properties fo:padding-left="0.191cm" fo:padding-right="0.191cm" fo:padding-top="0cm" fo:padding-bottom="0cm" fo:border="none" style:writing-mode="lr-tb"/>
    </style:style>
    <style:style style:name="Tabelle5.D27" style:family="table-cell">
      <style:table-cell-properties fo:padding-left="0.191cm" fo:padding-right="0.191cm" fo:padding-top="0cm" fo:padding-bottom="0cm" fo:border="none" style:writing-mode="lr-tb"/>
    </style:style>
    <style:style style:name="Tabelle5.A29" style:family="table-cell">
      <style:table-cell-properties fo:padding-left="0.191cm" fo:padding-right="0.191cm" fo:padding-top="0cm" fo:padding-bottom="0cm" fo:border="none" style:writing-mode="lr-tb"/>
    </style:style>
    <style:style style:name="Tabelle5.B29" style:family="table-cell">
      <style:table-cell-properties fo:padding-left="0.191cm" fo:padding-right="0.191cm" fo:padding-top="0cm" fo:padding-bottom="0cm" fo:border="none" style:writing-mode="lr-tb"/>
    </style:style>
    <style:style style:name="Tabelle5.C29" style:family="table-cell">
      <style:table-cell-properties fo:padding-left="0.191cm" fo:padding-right="0.191cm" fo:padding-top="0cm" fo:padding-bottom="0cm" fo:border="none" style:writing-mode="lr-tb"/>
    </style:style>
    <style:style style:name="Tabelle5.D29" style:family="table-cell">
      <style:table-cell-properties fo:padding-left="0.191cm" fo:padding-right="0.191cm" fo:padding-top="0cm" fo:padding-bottom="0cm" fo:border="none" style:writing-mode="lr-tb"/>
    </style:style>
    <style:style style:name="Tabelle5.A31" style:family="table-cell">
      <style:table-cell-properties fo:padding-left="0.191cm" fo:padding-right="0.191cm" fo:padding-top="0cm" fo:padding-bottom="0cm" fo:border="none" style:writing-mode="lr-tb"/>
    </style:style>
    <style:style style:name="Tabelle5.B31" style:family="table-cell">
      <style:table-cell-properties fo:padding-left="0.191cm" fo:padding-right="0.191cm" fo:padding-top="0cm" fo:padding-bottom="0cm" fo:border="none" style:writing-mode="lr-tb"/>
    </style:style>
    <style:style style:name="Tabelle5.C31" style:family="table-cell">
      <style:table-cell-properties fo:padding-left="0.191cm" fo:padding-right="0.191cm" fo:padding-top="0cm" fo:padding-bottom="0cm" fo:border="none" style:writing-mode="lr-tb"/>
    </style:style>
    <style:style style:name="Tabelle5.D31" style:family="table-cell">
      <style:table-cell-properties fo:padding-left="0.191cm" fo:padding-right="0.191cm" fo:padding-top="0cm" fo:padding-bottom="0cm" fo:border="none" style:writing-mode="lr-tb"/>
    </style:style>
    <style:style style:name="Tabelle5.A39" style:family="table-cell">
      <style:table-cell-properties fo:padding-left="0.191cm" fo:padding-right="0.191cm" fo:padding-top="0cm" fo:padding-bottom="0cm" fo:border="none" style:writing-mode="lr-tb"/>
    </style:style>
    <style:style style:name="Tabelle5.B39" style:family="table-cell">
      <style:table-cell-properties fo:padding-left="0.191cm" fo:padding-right="0.191cm" fo:padding-top="0cm" fo:padding-bottom="0cm" fo:border="none" style:writing-mode="lr-tb"/>
    </style:style>
    <style:style style:name="Tabelle5.C39" style:family="table-cell">
      <style:table-cell-properties fo:padding-left="0.191cm" fo:padding-right="0.191cm" fo:padding-top="0cm" fo:padding-bottom="0cm" fo:border="none" style:writing-mode="lr-tb"/>
    </style:style>
    <style:style style:name="Tabelle5.D39" style:family="table-cell">
      <style:table-cell-properties fo:padding-left="0.191cm" fo:padding-right="0.191cm" fo:padding-top="0cm" fo:padding-bottom="0cm" fo:border="none" style:writing-mode="lr-tb"/>
    </style:style>
    <style:style style:name="Tabelle5.A41" style:family="table-cell">
      <style:table-cell-properties fo:padding-left="0.191cm" fo:padding-right="0.191cm" fo:padding-top="0cm" fo:padding-bottom="0cm" fo:border="none" style:writing-mode="lr-tb"/>
    </style:style>
    <style:style style:name="Tabelle5.B41" style:family="table-cell">
      <style:table-cell-properties fo:padding-left="0.191cm" fo:padding-right="0.191cm" fo:padding-top="0cm" fo:padding-bottom="0cm" fo:border="none" style:writing-mode="lr-tb"/>
    </style:style>
    <style:style style:name="Tabelle5.C41" style:family="table-cell">
      <style:table-cell-properties fo:padding-left="0.191cm" fo:padding-right="0.191cm" fo:padding-top="0cm" fo:padding-bottom="0cm" fo:border="none" style:writing-mode="lr-tb"/>
    </style:style>
    <style:style style:name="Tabelle5.D41" style:family="table-cell">
      <style:table-cell-properties fo:padding-left="0.191cm" fo:padding-right="0.191cm" fo:padding-top="0cm" fo:padding-bottom="0cm" fo:border="none" style:writing-mode="lr-tb"/>
    </style:style>
    <style:style style:name="Tabelle5.A42"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P1" style:family="paragraph" style:parent-style-name="Kopfzeile_20_Titel">
      <style:text-properties officeooo:paragraph-rsid="00066a6e"/>
    </style:style>
    <style:style style:name="P2" style:family="paragraph" style:parent-style-name="Kopfzeile_20_Untertitel">
      <style:text-properties officeooo:paragraph-rsid="00066a6e"/>
    </style:style>
    <style:style style:name="P3" style:family="paragraph" style:parent-style-name="Standard">
      <style:paragraph-properties fo:margin-top="0.106cm" fo:margin-bottom="0.106cm" loext:contextual-spacing="false"/>
    </style:style>
    <style:style style:name="P4" style:family="paragraph" style:parent-style-name="Standard">
      <style:paragraph-properties fo:margin-top="0.106cm" fo:margin-bottom="0.106cm" loext:contextual-spacing="false"/>
      <style:text-properties fo:color="#ffffff" fo:font-weight="bold" style:font-weight-asian="bold"/>
    </style:style>
    <style:style style:name="P5" style:family="paragraph" style:parent-style-name="Standard">
      <style:paragraph-properties fo:margin-top="0.106cm" fo:margin-bottom="0.106cm" loext:contextual-spacing="false"/>
      <style:text-properties fo:font-weight="bold" style:font-weight-asian="bold"/>
    </style:style>
    <style:style style:name="P6" style:family="paragraph" style:parent-style-name="Tabelle_20_Zahlenspalte">
      <style:paragraph-properties fo:margin-top="0.106cm" fo:margin-bottom="0.282cm" loext:contextual-spacing="false"/>
    </style:style>
    <style:style style:name="P7" style:family="paragraph" style:parent-style-name="Tabelle_20_Zahlenspalte">
      <style:paragraph-properties fo:margin-top="0.106cm" fo:margin-bottom="0.282cm" loext:contextual-spacing="false"/>
      <style:text-properties fo:color="#ffffff" fo:font-weight="bold" style:font-weight-asian="bold"/>
    </style:style>
    <style:style style:name="P8" style:family="paragraph" style:parent-style-name="Tabelle_20_Zahlenspalte">
      <style:paragraph-properties fo:margin-top="0.106cm" fo:margin-bottom="0.282cm" loext:contextual-spacing="false"/>
      <style:text-properties fo:font-weight="bold" style:font-weight-asian="bold"/>
    </style:style>
    <style:style style:name="P9" style:family="paragraph" style:parent-style-name="Tabelle_20_Zahlenspalte">
      <style:paragraph-properties fo:margin-top="0.106cm" fo:margin-bottom="0.282cm" loext:contextual-spacing="false" fo:keep-with-next="always"/>
    </style:style>
    <style:style style:name="P10" style:family="paragraph" style:parent-style-name="Tabelle_20_Zahlenspalte">
      <style:paragraph-properties fo:margin-top="0.106cm" fo:margin-bottom="0.282cm" loext:contextual-spacing="false" fo:keep-with-next="always"/>
      <style:text-properties fo:font-weight="bold" style:font-weight-asian="bold"/>
    </style:style>
    <style:style style:name="P11" style:family="paragraph" style:parent-style-name="Standard">
      <style:paragraph-properties fo:text-align="center" style:justify-single-word="false"/>
    </style:style>
    <style:style style:name="P12" style:family="paragraph" style:parent-style-name="Standard">
      <style:paragraph-properties fo:keep-with-next="always"/>
    </style:style>
    <style:style style:name="P13" style:family="paragraph" style:parent-style-name="Deckblatt_20_Anschrift_20_des_20_Unternehmens">
      <style:text-properties officeooo:paragraph-rsid="00051749"/>
    </style:style>
    <style:style style:name="P14" style:family="paragraph" style:parent-style-name="Table_20_index_20_1">
      <style:paragraph-properties>
        <style:tab-stops>
          <style:tab-stop style:position="16.002cm" style:type="right" style:leader-style="dotted" style:leader-text="."/>
        </style:tab-stops>
      </style:paragraph-properties>
    </style:style>
    <style:style style:name="P15" style:family="paragraph" style:parent-style-name="Bibliography_20_Heading">
      <style:paragraph-properties fo:break-before="page"/>
    </style:style>
    <style:style style:name="P16" style:family="paragraph" style:parent-style-name="User_20_Index_20_1">
      <style:paragraph-properties>
        <style:tab-stops>
          <style:tab-stop style:position="16.002cm" style:type="right" style:leader-style="dotted" style:leader-text="."/>
        </style:tab-stops>
      </style:paragraph-properties>
    </style:style>
    <style:style style:name="P17" style:family="paragraph" style:parent-style-name="Index_20_1">
      <style:paragraph-properties>
        <style:tab-stops/>
      </style:paragraph-properties>
    </style:style>
    <style:style style:name="P18" style:family="paragraph" style:parent-style-name="Index_20_2">
      <style:paragraph-properties>
        <style:tab-stops/>
      </style:paragraph-properties>
    </style:style>
    <style:style style:name="P19" style:family="paragraph" style:parent-style-name="Fußnotentext">
      <style:text-properties officeooo:paragraph-rsid="0038944b"/>
    </style:style>
    <style:style style:name="P20" style:family="paragraph" style:parent-style-name="Bibliography_20_1">
      <style:paragraph-properties>
        <style:tab-stops/>
      </style:paragraph-properties>
    </style:style>
    <style:style style:name="P21" style:family="paragraph" style:parent-style-name="Verzeichnis_20_2">
      <style:paragraph-properties>
        <style:tab-stops>
          <style:tab-stop style:position="15.614cm" style:type="right" style:leader-style="dotted" style:leader-text="."/>
        </style:tab-stops>
      </style:paragraph-properties>
    </style:style>
    <style:style style:name="P22" style:family="paragraph" style:parent-style-name="Verzeichnis_20_1">
      <style:paragraph-properties>
        <style:tab-stops>
          <style:tab-stop style:position="16.002cm" style:type="right" style:leader-style="dotted" style:leader-text="."/>
        </style:tab-stops>
      </style:paragraph-properties>
    </style:style>
    <style:style style:name="P23" style:family="paragraph" style:parent-style-name="Verzeichnis_20_3">
      <style:paragraph-properties>
        <style:tab-stops>
          <style:tab-stop style:position="15.226cm" style:type="right" style:leader-style="dotted" style:leader-text="."/>
        </style:tab-stops>
      </style:paragraph-properties>
    </style:style>
    <style:style style:name="P24" style:family="paragraph" style:parent-style-name="Standard" style:master-page-name="First_20_Page">
      <style:paragraph-properties fo:text-align="center" style:justify-single-word="false" style:page-number="auto" fo:break-before="page"/>
    </style:style>
    <style:style style:name="P25" style:family="paragraph" style:parent-style-name="Listenabsatz">
      <style:text-properties officeooo:paragraph-rsid="00199288"/>
    </style:style>
    <style:style style:name="P26" style:family="paragraph" style:parent-style-name="Listenabsatz">
      <style:text-properties officeooo:paragraph-rsid="001c9a34"/>
    </style:style>
    <style:style style:name="P27" style:family="paragraph" style:parent-style-name="Listenabsatz" style:list-style-name=""/>
    <style:style style:name="P28" style:family="paragraph" style:parent-style-name="Überschrift_20_Anhang">
      <style:paragraph-properties fo:break-before="page"/>
    </style:style>
    <style:style style:name="P29" style:family="paragraph" style:parent-style-name="Überschrift_20_Anhang">
      <style:paragraph-properties fo:break-before="page"/>
      <style:text-properties officeooo:paragraph-rsid="003fa8c5"/>
    </style:style>
    <style:style style:name="P30" style:family="paragraph" style:parent-style-name="Heading_20_1" style:master-page-name="Inhalt">
      <style:paragraph-properties style:page-number="1"/>
    </style:style>
    <style:style style:name="P31" style:family="paragraph" style:parent-style-name="Überschrift_20_1_20_ohne_20_Nummerierung" style:master-page-name="Anhang">
      <style:paragraph-properties style:page-number="1"/>
    </style:style>
    <style:style style:name="P32" style:family="paragraph" style:parent-style-name="Contents_20_Heading" style:master-page-name="Verzeichnisse">
      <style:paragraph-properties style:page-number="1"/>
    </style:style>
    <style:style style:name="P33" style:family="paragraph" style:parent-style-name="Illustration_20_Index_20_1">
      <style:paragraph-properties>
        <style:tab-stops>
          <style:tab-stop style:position="16.002cm" style:type="right" style:leader-style="dotted" style:leader-text="."/>
        </style:tab-stops>
      </style:paragraph-properties>
    </style:style>
    <style:style style:name="T1" style:family="text">
      <style:text-properties fo:font-weight="bold" style:font-weight-asian="bold"/>
    </style:style>
    <style:style style:name="T2" style:family="text">
      <style:text-properties fo:color="#ffffff" fo:font-weight="bold" style:font-weight-asian="bold"/>
    </style:style>
    <style:style style:name="T3" style:family="text">
      <style:text-properties officeooo:rsid="002423c7"/>
    </style:style>
    <style:style style:name="T4" style:family="text">
      <style:text-properties officeooo:rsid="00251f97"/>
    </style:style>
    <style:style style:name="T5" style:family="text">
      <style:text-properties officeooo:rsid="0026c411"/>
    </style:style>
    <style:style style:name="T6" style:family="text">
      <style:text-properties officeooo:rsid="002bfda9"/>
    </style:style>
    <style:style style:name="T7" style:family="text"/>
    <style:style style:name="fr1" style:family="graphic" style:parent-style-name="Frame">
      <style:graphic-properties fo:margin-left="0cm" fo:margin-right="0cm" fo:margin-top="0cm" fo:margin-bottom="0.282cm" style:wrap="parallel" style:number-wrapped-paragraphs="no-limit" style:vertical-pos="from-top" style:horizontal-pos="from-left" style:horizontal-rel="paragraph" fo:padding="0cm" fo:border="none"/>
    </style:style>
    <style:style style:name="fr2" style:family="graphic" style:parent-style-name="Frame">
      <style:graphic-properties fo:margin-left="0cm" fo:margin-right="0cm" fo:margin-top="0cm" fo:margin-bottom="0.282cm" style:vertical-pos="from-top" style:vertical-rel="paragraph-content" style:horizontal-pos="from-left" style:horizontal-rel="paragraph-content" fo:padding="0cm" fo:border="none"/>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OLE">
      <style:graphic-properties style:vertical-pos="middle" style:vertical-rel="baseline" draw:ole-draw-aspect="1"/>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number:date-style style:name="N10107" number:language="de" number:country="DE">
      <number:day number:calendar="gregorian" number:style="long"/>
      <number:text>.</number:text>
      <number:month number:calendar="gregorian" number:style="long"/>
      <number:text>.</number:text>
      <number:year number:calendar="gregorian"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alphabetical-index-auto-mark-file xlink:href="../Abkürzungen.sdi"/>
      <text:p text:style-name="P24"><draw:frame draw:style-name="fr4" draw:name="Picture 1" text:anchor-type="as-char" svg:y="0cm" svg:width="5.001cm" style:rel-width="scale" svg:height="2.505cm" style:rel-height="scale" draw:z-index="0"><draw:image xlink:href="../Bilder/LogoIHK.png" xlink:type="simple" xlink:show="embed" xlink:actuate="onLoad"/><svg:desc>D:\Git\WordVorlageFIAE\Bilder\LogoIHK.png</svg:desc></draw:frame></text:p>
      <text:p text:style-name="Deckblatt_20_Prüfung">Abschlussprüfung Sommer 2015</text:p>
      <text:p text:style-name="Deckblatt_20_Ausbildungsberuf"><text:user-defined style:data-style-name="N0" text:name="Ausbildungsberuf">Fachinformatiker für Anwendungsentwicklung</text:user-defined></text:p>
      <text:p text:style-name="Deckblatt_20_Dokumentation">Dokumentation zur betrieblichen Projektarbeit</text:p>
      <text:p text:style-name="Deckblatt_20_Titel"><text:title>Der Kurztitel</text:title></text:p>
      <text:p text:style-name="Deckblatt_20_Untertitel"><text:subject>Der Langtitel der Projektdokumentation</text:subject></text:p>
      <text:p text:style-name="Deckblatt_20_Abgabedatum">Abgabedatum: <text:user-defined style:data-style-name="N0" text:name="Abgabeort">Abgabeort</text:user-defined>, den <text:user-defined style:data-style-name="N0" text:name="Abgabedatum">01.01.2020</text:user-defined></text:p>
      <text:p text:style-name="Deckblatt_20_Überschrift">Prüfungsbewerber:</text:p>
      <text:p text:style-name="Deckblatt_20_Name_20_des_20_Prüflings"><text:user-defined style:data-style-name="N0" text:name="Autor">Der Autor</text:user-defined></text:p>
      <text:p text:style-name="Deckblatt_20_Anschrift_20_des_20_Prüflings"><text:user-defined style:data-style-name="N0" text:name="AdressePruefling">Prüflingsstraße 1</text:user-defined></text:p>
      <text:p text:style-name="Deckblatt_20_Anschrift_20_des_20_Prüflings"><text:user-defined style:data-style-name="N0" text:name="OrtPruefling">12345 Prüflingsort</text:user-defined></text:p>
      <text:p text:style-name="Deckblatt_20_Überschrift">Ausbildungsbetrieb:</text:p>
      <text:p text:style-name="Deckblatt_20_Name_20_des_20_Unternehmens"><text:user-defined style:data-style-name="N0" text:name="Unternehmen">Das Unternehmen</text:user-defined></text:p>
      <text:p text:style-name="Deckblatt_20_Anschrift_20_des_20_Unternehmens"><text:user-defined style:data-style-name="N0" text:name="AdresseUnternehmen">Unternehmensstraße 1</text:user-defined></text:p>
      <text:p text:style-name="Deckblatt_20_Anschrift_20_des_20_Unternehmens"><text:user-defined style:data-style-name="N0" text:name="OrtUnternehmen">12345 Unternehmensort</text:user-defined></text:p>
      <text:p text:style-name="P13"><draw:frame draw:style-name="fr4" draw:name="Picture 2" text:anchor-type="as-char" svg:y="0cm" svg:width="4.962cm" style:rel-width="scale" svg:height="2.484cm" style:rel-height="scale" draw:z-index="1"><draw:image xlink:href="../Bilder/LogoUnternehmen.png" xlink:type="simple" xlink:show="embed" xlink:actuate="onLoad"/><svg:desc>D:\Git\WordVorlageFIAE\Bilder\LogoUnternehmen.png</svg:desc></draw:frame></text:p>
      <text:section text:style-name="Sect1" text:name="Sect1">
        <text:table-of-content text:style-name="Sect2" text:protected="true" text:name="_TOC36">
          <text:table-of-content-source text:outline-level="3" text:use-index-marks="false">
            <text:index-title-template text:style-name="Contents_20_Heading">Inhaltsverzeichnis</text:index-title-template>
            <text:table-of-content-entry-template text:outline-level="1" text:style-name="Verzeichnis_20_1">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2" text:style-name="Verzeichnis_20_2">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3" text:style-name="Verzeichnis_20_3">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Überschrift_20_1_20_ohne_20_Nummerierung"/>
            </text:index-source-styles>
            <text:index-source-styles text:outline-level="2">
              <text:index-source-style text:style-name="Überschrift_20_Anhang"/>
            </text:index-source-styles>
          </text:table-of-content-source>
          <text:index-body>
            <text:index-title text:style-name="Sect2" text:name="_TOC36_Head">
              <text:p text:style-name="P32">Inhaltsverzeichnis</text:p>
            </text:index-title>
            <text:p text:style-name="P22">1 <text:a xlink:type="simple" xlink:href="#__RefHeading___Toc3642_267871649" text:style-name="Internet_20_link" text:visited-style-name="Visited_20_Internet_20_Link">Einleitung<text:tab/>1</text:a></text:p>
            <text:p text:style-name="P21">1.1 <text:a xlink:type="simple" xlink:href="#__RefHeading___Toc3644_267871649" text:style-name="Internet_20_link" text:visited-style-name="Visited_20_Internet_20_Link">Projektumfeld<text:tab/>1</text:a></text:p>
            <text:p text:style-name="P21">1.2 <text:a xlink:type="simple" xlink:href="#__RefHeading___Toc3646_267871649" text:style-name="Internet_20_link" text:visited-style-name="Visited_20_Internet_20_Link">Projektziel<text:tab/>1</text:a></text:p>
            <text:p text:style-name="P21">1.3 <text:a xlink:type="simple" xlink:href="#__RefHeading___Toc3648_267871649" text:style-name="Internet_20_link" text:visited-style-name="Visited_20_Internet_20_Link">Projektbegründung<text:tab/>1</text:a></text:p>
            <text:p text:style-name="P21">1.4 <text:a xlink:type="simple" xlink:href="#__RefHeading___Toc3650_267871649" text:style-name="Internet_20_link" text:visited-style-name="Visited_20_Internet_20_Link">Projektschnittstellen<text:tab/>1</text:a></text:p>
            <text:p text:style-name="P21">1.5 <text:a xlink:type="simple" xlink:href="#__RefHeading___Toc3652_267871649" text:style-name="Internet_20_link" text:visited-style-name="Visited_20_Internet_20_Link">Projektabgrenzung<text:tab/>1</text:a></text:p>
            <text:p text:style-name="P22">2 <text:a xlink:type="simple" xlink:href="#__RefHeading___Toc3654_267871649" text:style-name="Internet_20_link" text:visited-style-name="Visited_20_Internet_20_Link">Projektplanung<text:tab/>1</text:a></text:p>
            <text:p text:style-name="P21">2.1 <text:a xlink:type="simple" xlink:href="#__RefHeading___Toc3656_267871649" text:style-name="Internet_20_link" text:visited-style-name="Visited_20_Internet_20_Link">Projektphasen<text:tab/>1</text:a></text:p>
            <text:p text:style-name="P21">2.2 <text:a xlink:type="simple" xlink:href="#__RefHeading___Toc3658_267871649" text:style-name="Internet_20_link" text:visited-style-name="Visited_20_Internet_20_Link">Abweichungen vom Projektantrag<text:tab/>2</text:a></text:p>
            <text:p text:style-name="P21">2.3 <text:a xlink:type="simple" xlink:href="#__RefHeading___Toc3660_267871649" text:style-name="Internet_20_link" text:visited-style-name="Visited_20_Internet_20_Link">Ressourcenplanung<text:tab/>2</text:a></text:p>
            <text:p text:style-name="P21">2.4 <text:a xlink:type="simple" xlink:href="#__RefHeading___Toc3662_267871649" text:style-name="Internet_20_link" text:visited-style-name="Visited_20_Internet_20_Link">Entwicklungsprozess<text:tab/>2</text:a></text:p>
            <text:p text:style-name="P22">3 <text:a xlink:type="simple" xlink:href="#__RefHeading___Toc3664_267871649" text:style-name="Internet_20_link" text:visited-style-name="Visited_20_Internet_20_Link">Analysephase<text:tab/>2</text:a></text:p>
            <text:p text:style-name="P21">3.1 <text:a xlink:type="simple" xlink:href="#__RefHeading___Toc3666_267871649" text:style-name="Internet_20_link" text:visited-style-name="Visited_20_Internet_20_Link">Ist-Analyse<text:tab/>2</text:a></text:p>
            <text:p text:style-name="P21">3.2 <text:a xlink:type="simple" xlink:href="#__RefHeading___Toc3668_267871649" text:style-name="Internet_20_link" text:visited-style-name="Visited_20_Internet_20_Link">Wirtschaftlichkeitsanalyse<text:tab/>2</text:a></text:p>
            <text:p text:style-name="P23">3.2.1 <text:a xlink:type="simple" xlink:href="#__RefHeading___Toc3670_267871649" text:style-name="Internet_20_link" text:visited-style-name="Visited_20_Internet_20_Link">Make or Buy-Entscheidung<text:tab/>2</text:a></text:p>
            <text:p text:style-name="P23">3.2.2 <text:a xlink:type="simple" xlink:href="#__RefHeading___Toc3672_267871649" text:style-name="Internet_20_link" text:visited-style-name="Visited_20_Internet_20_Link">Projektkosten<text:tab/>3</text:a></text:p>
            <text:p text:style-name="P23">3.2.3 <text:a xlink:type="simple" xlink:href="#__RefHeading___Toc3674_267871649" text:style-name="Internet_20_link" text:visited-style-name="Visited_20_Internet_20_Link">Amortisationsdauer<text:tab/>3</text:a></text:p>
            <text:p text:style-name="P21">3.3 <text:a xlink:type="simple" xlink:href="#__RefHeading___Toc3676_267871649" text:style-name="Internet_20_link" text:visited-style-name="Visited_20_Internet_20_Link">Nutzwertanalyse<text:tab/>4</text:a></text:p>
            <text:p text:style-name="P21">3.4 <text:a xlink:type="simple" xlink:href="#__RefHeading___Toc3678_267871649" text:style-name="Internet_20_link" text:visited-style-name="Visited_20_Internet_20_Link">Anwendungsfälle<text:tab/>4</text:a></text:p>
            <text:p text:style-name="P21">3.5 <text:a xlink:type="simple" xlink:href="#__RefHeading___Toc3680_267871649" text:style-name="Internet_20_link" text:visited-style-name="Visited_20_Internet_20_Link">Qualitätsanforderungen<text:tab/>4</text:a></text:p>
            <text:p text:style-name="P21">3.6 <text:a xlink:type="simple" xlink:href="#__RefHeading___Toc3682_267871649" text:style-name="Internet_20_link" text:visited-style-name="Visited_20_Internet_20_Link">Lastenheft/Fachkonzept<text:tab/>4</text:a></text:p>
            <text:p text:style-name="P22">4 <text:a xlink:type="simple" xlink:href="#__RefHeading___Toc3684_267871649" text:style-name="Internet_20_link" text:visited-style-name="Visited_20_Internet_20_Link">Entwurfsphase<text:tab/>5</text:a></text:p>
            <text:p text:style-name="P21">4.1 <text:a xlink:type="simple" xlink:href="#__RefHeading___Toc3686_267871649" text:style-name="Internet_20_link" text:visited-style-name="Visited_20_Internet_20_Link">Zielplattform<text:tab/>5</text:a></text:p>
            <text:p text:style-name="P21">4.2 <text:a xlink:type="simple" xlink:href="#__RefHeading___Toc3688_267871649" text:style-name="Internet_20_link" text:visited-style-name="Visited_20_Internet_20_Link">Architekturdesign<text:tab/>5</text:a></text:p>
            <text:p text:style-name="P21">4.3 <text:a xlink:type="simple" xlink:href="#__RefHeading___Toc3690_267871649" text:style-name="Internet_20_link" text:visited-style-name="Visited_20_Internet_20_Link">Entwurf der Benutzeroberfläche<text:tab/>5</text:a></text:p>
            <text:p text:style-name="P21">4.4 <text:a xlink:type="simple" xlink:href="#__RefHeading___Toc3692_267871649" text:style-name="Internet_20_link" text:visited-style-name="Visited_20_Internet_20_Link">Datenmodell<text:tab/>6</text:a></text:p>
            <text:p text:style-name="P21">4.5 <text:a xlink:type="simple" xlink:href="#__RefHeading___Toc3694_267871649" text:style-name="Internet_20_link" text:visited-style-name="Visited_20_Internet_20_Link">Geschäftslogik<text:tab/>6</text:a></text:p>
            <text:p text:style-name="P21">4.6 <text:a xlink:type="simple" xlink:href="#__RefHeading___Toc3696_267871649" text:style-name="Internet_20_link" text:visited-style-name="Visited_20_Internet_20_Link">Maßnahmen zur Qualitätssicherung<text:tab/>6</text:a></text:p>
            <text:p text:style-name="P21">4.7 <text:a xlink:type="simple" xlink:href="#__RefHeading___Toc3698_267871649" text:style-name="Internet_20_link" text:visited-style-name="Visited_20_Internet_20_Link">Pflichtenheft/Datenverarbeitungskonzept<text:tab/>6</text:a></text:p>
            <text:p text:style-name="P22">5 <text:a xlink:type="simple" xlink:href="#__RefHeading___Toc3700_267871649" text:style-name="Internet_20_link" text:visited-style-name="Visited_20_Internet_20_Link">Implementierungsphase<text:tab/>6</text:a></text:p>
            <text:p text:style-name="P21">5.1 <text:a xlink:type="simple" xlink:href="#__RefHeading___Toc3702_267871649" text:style-name="Internet_20_link" text:visited-style-name="Visited_20_Internet_20_Link">Implementierung der Datenstrukturen<text:tab/>6</text:a></text:p>
            <text:p text:style-name="P21">5.2 <text:a xlink:type="simple" xlink:href="#__RefHeading___Toc3704_267871649" text:style-name="Internet_20_link" text:visited-style-name="Visited_20_Internet_20_Link">Implementierung der Benutzeroberfläche<text:tab/>7</text:a></text:p>
            <text:p text:style-name="P21">5.3 <text:a xlink:type="simple" xlink:href="#__RefHeading___Toc3706_267871649" text:style-name="Internet_20_link" text:visited-style-name="Visited_20_Internet_20_Link">Implementierung der Geschäftslogik<text:tab/>7</text:a></text:p>
            <text:p text:style-name="P22">6 <text:a xlink:type="simple" xlink:href="#__RefHeading___Toc3708_267871649" text:style-name="Internet_20_link" text:visited-style-name="Visited_20_Internet_20_Link">Abnahmephase<text:tab/>7</text:a></text:p>
            <text:p text:style-name="P22">7 <text:a xlink:type="simple" xlink:href="#__RefHeading___Toc3710_267871649" text:style-name="Internet_20_link" text:visited-style-name="Visited_20_Internet_20_Link">Einführungsphase<text:tab/>7</text:a></text:p>
            <text:p text:style-name="P22"><text:soft-page-break/>8 <text:a xlink:type="simple" xlink:href="#__RefHeading___Toc3712_267871649" text:style-name="Internet_20_link" text:visited-style-name="Visited_20_Internet_20_Link">Dokumentation<text:tab/>8</text:a></text:p>
            <text:p text:style-name="P22">9 <text:a xlink:type="simple" xlink:href="#__RefHeading___Toc3714_267871649" text:style-name="Internet_20_link" text:visited-style-name="Visited_20_Internet_20_Link">Fazit<text:tab/>8</text:a></text:p>
            <text:p text:style-name="P21">9.1 <text:a xlink:type="simple" xlink:href="#__RefHeading___Toc3716_267871649" text:style-name="Internet_20_link" text:visited-style-name="Visited_20_Internet_20_Link">Soll-/Ist-Vergleich<text:tab/>8</text:a></text:p>
            <text:p text:style-name="P21">9.2 <text:a xlink:type="simple" xlink:href="#__RefHeading___Toc3718_267871649" text:style-name="Internet_20_link" text:visited-style-name="Visited_20_Internet_20_Link">Lessons Learned<text:tab/>9</text:a></text:p>
            <text:p text:style-name="P21">9.3 <text:a xlink:type="simple" xlink:href="#__RefHeading___Toc3720_267871649" text:style-name="Internet_20_link" text:visited-style-name="Visited_20_Internet_20_Link">Ausblick<text:tab/>9</text:a></text:p>
            <text:p text:style-name="P22"><text:s/><text:a xlink:type="simple" xlink:href="#__RefHeading___Toc4176_267871649" text:style-name="Internet_20_link" text:visited-style-name="Visited_20_Internet_20_Link">Eidesstattliche Erklärung<text:tab/>11</text:a></text:p>
            <text:p text:style-name="P22"><text:s/><text:a xlink:type="simple" xlink:href="#__RefHeading___Toc4312_267871649" text:style-name="Internet_20_link" text:visited-style-name="Visited_20_Internet_20_Link">Anhang<text:tab/>i</text:a></text:p>
            <text:p text:style-name="P21">A1 <text:a xlink:type="simple" xlink:href="#__RefHeading___Toc4206_267871649" text:style-name="Internet_20_link" text:visited-style-name="Visited_20_Internet_20_Link">Detaillierte Zeitplanung<text:tab/>i</text:a></text:p>
            <text:p text:style-name="P21">A2 <text:a xlink:type="simple" xlink:href="#__RefHeading___Toc4180_267871649" text:style-name="Internet_20_link" text:visited-style-name="Visited_20_Internet_20_Link">Lastenheft (Auszug)<text:tab/>ii</text:a></text:p>
            <text:p text:style-name="P21">A3 <text:a xlink:type="simple" xlink:href="#__RefHeading___Toc4182_267871649" text:style-name="Internet_20_link" text:visited-style-name="Visited_20_Internet_20_Link">Use-Case-Diagramm<text:tab/>iv</text:a></text:p>
            <text:p text:style-name="P21">A4 <text:a xlink:type="simple" xlink:href="#__RefHeading___Toc4184_267871649" text:style-name="Internet_20_link" text:visited-style-name="Visited_20_Internet_20_Link">Pflichtenheft (Auszug)<text:tab/>iv</text:a></text:p>
            <text:p text:style-name="P21">A5 <text:a xlink:type="simple" xlink:href="#__RefHeading___Toc4186_267871649" text:style-name="Internet_20_link" text:visited-style-name="Visited_20_Internet_20_Link">Datenbankmodell<text:tab/>vi</text:a></text:p>
            <text:p text:style-name="P21">A6 <text:a xlink:type="simple" xlink:href="#__RefHeading___Toc4188_267871649" text:style-name="Internet_20_link" text:visited-style-name="Visited_20_Internet_20_Link">Ereignisgesteuerte Prozesskette<text:tab/>vii</text:a></text:p>
            <text:p text:style-name="P21">A7 <text:a xlink:type="simple" xlink:href="#__RefHeading___Toc4190_267871649" text:style-name="Internet_20_link" text:visited-style-name="Visited_20_Internet_20_Link">Oberflächenentwürfe<text:tab/>viii</text:a></text:p>
            <text:p text:style-name="P21">A8 <text:a xlink:type="simple" xlink:href="#__RefHeading___Toc4192_267871649" text:style-name="Internet_20_link" text:visited-style-name="Visited_20_Internet_20_Link">Screenshots der Anwendung<text:tab/>ix</text:a></text:p>
            <text:p text:style-name="P21">A9 <text:a xlink:type="simple" xlink:href="#__RefHeading___Toc4194_267871649" text:style-name="Internet_20_link" text:visited-style-name="Visited_20_Internet_20_Link">Entwicklerdokumentation (Auszug)<text:tab/>xi</text:a></text:p>
            <text:p text:style-name="P21">A10 <text:a xlink:type="simple" xlink:href="#__RefHeading___Toc4196_267871649" text:style-name="Internet_20_link" text:visited-style-name="Visited_20_Internet_20_Link">Testfall und sein Aufruf auf der Konsole<text:tab/>xii</text:a></text:p>
            <text:p text:style-name="P21">A11 <text:a xlink:type="simple" xlink:href="#__RefHeading___Toc4198_267871649" text:style-name="Internet_20_link" text:visited-style-name="Visited_20_Internet_20_Link">Klasse: ComparedNaturalModuleInformation<text:tab/>xiii</text:a></text:p>
            <text:p text:style-name="P21">A12 <text:a xlink:type="simple" xlink:href="#__RefHeading___Toc4200_267871649" text:style-name="Internet_20_link" text:visited-style-name="Visited_20_Internet_20_Link">Klassendiagramm<text:tab/>xv</text:a></text:p>
            <text:p text:style-name="P21">A13 <text:a xlink:type="simple" xlink:href="#__RefHeading___Toc4202_267871649" text:style-name="Internet_20_link" text:visited-style-name="Visited_20_Internet_20_Link">Benutzerdokumentation (Auszug)<text:tab/>xvi</text:a></text:p>
          </text:index-body>
        </text:table-of-content>
        <text:p text:style-name="Standard"><text:bookmark-start text:name="__RefHeading___Toc3722_267871649"/><text:bookmark-end text:name="__RefHeading___Toc3722_267871649"/><text:bookmark text:name="_Toc448170134"/></text:p>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Illustration_20_Index_20_Heading">Abbildungsverzeichnis</text:p>
            </text:index-title>
            <text:p text:style-name="P33"><text:s/>Abbildung 1: Use-Case-Diagramm<text:tab/>iv</text:p>
            <text:p text:style-name="P33"><text:s/>Abbildung 2: Entity-Relationship-Model<text:tab/>vi</text:p>
            <text:p text:style-name="P33"><text:s/>Abbildung 3: Tabellenmodell<text:tab/>vi</text:p>
            <text:p text:style-name="P33"><text:s/>Abbildung 4: Prozess des Einlesens eines Moduls<text:tab/>vii</text:p>
            <text:p text:style-name="P33"><text:s/>Abbildung 5: Liste der Module mit Filtermöglichkeiten<text:tab/>viii</text:p>
            <text:p text:style-name="P33"><text:s/>Abbildung 6: Anzeige der Übersichtsseite einzelner Module<text:tab/>ix</text:p>
            <text:p text:style-name="P33"><text:s/>Abbildung 7: Anzeige und Filterung der Module nach Tags<text:tab/>ix</text:p>
            <text:p text:style-name="P33"><text:s/>Abbildung 8: Liste der Module mit Filtermöglichkeiten<text:tab/>x</text:p>
            <text:p text:style-name="P33"><text:s/>Abbildung 9: Auszug aus der Entwicklerdokumentation mit PHPDoc<text:tab/>xi</text:p>
            <text:p text:style-name="P33"><text:s/>Abbildung 10: Aufruf des Testfalls auf der Konsole<text:tab/>xii</text:p>
            <text:p text:style-name="P33"><text:s/>Abbildung 11: Klassendiagramm<text:tab/>xv</text:p>
            <text:p text:style-name="P33"><text:s/>Abbildung 12: Auszug aus der Benutzerdokumentation<text:tab/>xvi</text:p>
          </text:index-body>
        </text:illustration-index>
        <text:table-index text:style-name="Sect2"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Tabellenverzeichnis1_Head">
              <text:p text:style-name="Table_20_index_20_heading"><text:bookmark-start text:name="__RefHeading___Toc2996_1141431185"/>Tabellenverzeichnis<text:bookmark-end text:name="__RefHeading___Toc2996_1141431185"/></text:p>
            </text:index-title>
            <text:p text:style-name="P14">Tabelle 1: Grobe Zeitplanung<text:tab/>5</text:p>
            <text:p text:style-name="P14"><text:soft-page-break/>Tabelle 2: Kostenaufstellung<text:tab/>6</text:p>
            <text:p text:style-name="P14">Tabelle 3: Entscheidungsmatrix<text:tab/>8</text:p>
            <text:p text:style-name="P14">Tabelle 4: Soll-/Ist-Vergleich<text:tab/>11</text:p>
            <text:p text:style-name="P14">Tabelle 5: Detaillierte Zeitplanung<text:tab/>ii</text:p>
          </text:index-body>
        </text:table-index>
        <text:user-index text:style-name="Sect2" text:protected="true" text:name="Listings1">
          <text:user-index-source text:use-index-marks="true" text:index-name="Listings">
            <text:index-title-template text:style-name="User_20_Index_20_Heading">Verzeichnis der Listing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2" text:name="Listings1_Head">
              <text:p text:style-name="User_20_Index_20_Heading"><text:bookmark-start text:name="__RefHeading___Toc2886_1141431185"/>Verzeichnis der Listings<text:bookmark-end text:name="__RefHeading___Toc2886_1141431185"/></text:p>
            </text:index-title>
            <text:p text:style-name="P16">Testklasse<text:tab/>xiii</text:p>
            <text:p text:style-name="P16">Klasse ComparedNaturalModuleInformation<text:tab/>xiii</text:p>
          </text:index-body>
        </text:user-index>
      </text:section>
      <text:alphabetical-index text:style-name="Sect2" text:protected="true" text:name="Stichwortverzeichnis1">
        <text:alphabetical-index-source text:sort-algorithm="alphanumeric" fo:language="de" fo:country="DE">
          <text:index-title-template text:style-name="Index_20_Heading">Abkürzungs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alphabetical-index-entry-template>
          <text:alphabetical-index-entry-template text:outline-level="2" text:style-name="Index_20_2">
            <text:index-entry-text/>
          </text:alphabetical-index-entry-template>
          <text:alphabetical-index-entry-template text:outline-level="3" text:style-name="Index_20_3">
            <text:index-entry-text/>
          </text:alphabetical-index-entry-template>
        </text:alphabetical-index-source>
        <text:index-body>
          <text:index-title text:style-name="Sect2" text:name="Stichwortverzeichnis1_Head">
            <text:p text:style-name="Index_20_Heading"><text:bookmark-start text:name="__RefHeading___Toc2888_1141431185"/>Abkürzungsverzeichnis<text:bookmark-end text:name="__RefHeading___Toc2888_1141431185"/></text:p>
          </text:index-title>
          <text:p text:style-name="P17">API</text:p>
          <text:p text:style-name="P18">Application Programming Interface</text:p>
          <text:p text:style-name="P17">CSV</text:p>
          <text:p text:style-name="P18">Comma Separated Values</text:p>
          <text:p text:style-name="P17">EPK</text:p>
          <text:p text:style-name="P18">Ereignisgesteuerte Prozesskette</text:p>
          <text:p text:style-name="P17">ERM</text:p>
          <text:p text:style-name="P18">Entity Relationship Model</text:p>
          <text:p text:style-name="P17">GUI</text:p>
          <text:p text:style-name="P18">Graphical User Interface</text:p>
          <text:p text:style-name="P17">HTML</text:p>
          <text:p text:style-name="P18">Hypertext Markup Language</text:p>
          <text:p text:style-name="P17">MVC</text:p>
          <text:p text:style-name="P18">Model View Controller</text:p>
          <text:p text:style-name="P17">PHP</text:p>
          <text:p text:style-name="P18">PHP Hypertext Preprocessor</text:p>
          <text:p text:style-name="P17">SQL</text:p>
          <text:p text:style-name="P18">Structured Query Language</text:p>
          <text:p text:style-name="P17">SVN</text:p>
          <text:p text:style-name="P18">Subversion</text:p>
          <text:p text:style-name="P17">XML</text:p>
          <text:p text:style-name="P18">Extensible Markup Language</text:p>
        </text:index-body>
      </text:alphabetical-index>
      <text:p text:style-name="Standard"/>
      <text:h text:style-name="P30" text:outline-level="1"><text:bookmark-start text:name="__RefHeading___Toc3642_267871649"/><text:span text:style-name="T6">E</text:span><text:bookmark-start text:name="_Toc448170138"/><text:bookmark-start text:name="_Ref447903150"/>inleitung<text:bookmark-end text:name="__RefHeading___Toc3642_267871649"/><text:bookmark-end text:name="_Toc448170138"/><text:bookmark-end text:name="_Ref447903150"/></text:h>
      <text:h text:style-name="Heading_20_2" text:outline-level="2"><text:bookmark-start text:name="__RefHeading___Toc3644_267871649"/><text:bookmark-start text:name="_Toc448170139"/>Projektumfeld<text:bookmark-end text:name="__RefHeading___Toc3644_267871649"/><text:bookmark-end text:name="_Toc448170139"/></text:h>
      <text:list xml:id="list7052357764124968577" text:style-name="LFO6">
        <text:list-item>
          <text:p text:style-name="Listenabsatz">Kurze Vorstellung des Ausbildungsbetriebs (Geschäftsfeld, Mitarbeiterzahl usw.)</text:p>
        </text:list-item>
        <text:list-item>
          <text:p text:style-name="Listenabsatz">Wer ist Auftraggeber/Kunde des Projekts?</text:p>
        </text:list-item>
      </text:list>
      <text:h text:style-name="Heading_20_2" text:outline-level="2"><text:bookmark-start text:name="__RefHeading___Toc3646_267871649"/><text:bookmark-start text:name="_Toc448170140"/>Projektziel<text:bookmark-end text:name="__RefHeading___Toc3646_267871649"/><text:bookmark-end text:name="_Toc448170140"/></text:h>
      <text:list xml:id="list100304607921754" text:continue-numbering="true" text:style-name="LFO6">
        <text:list-item>
          <text:p text:style-name="Listenabsatz">Worum geht es eigentlich?</text:p>
        </text:list-item>
        <text:list-item>
          <text:p text:style-name="Listenabsatz">Was soll erreicht werden?</text:p>
        </text:list-item>
      </text:list>
      <text:h text:style-name="Heading_20_2" text:outline-level="2"><text:bookmark-start text:name="__RefHeading___Toc3648_267871649"/><text:bookmark-start text:name="_Toc448170141"/>Projektbegründung<text:bookmark-end text:name="__RefHeading___Toc3648_267871649"/><text:bookmark-end text:name="_Toc448170141"/></text:h>
      <text:list xml:id="list100303482596378" text:continue-numbering="true" text:style-name="LFO6">
        <text:list-item>
          <text:p text:style-name="Listenabsatz">Warum ist das Projekt sinnvoll (z.B. Kosten- oder Zeitersparnis, weniger Fehler)?</text:p>
        </text:list-item>
        <text:list-item>
          <text:p text:style-name="Listenabsatz">Was ist die Motivation hinter dem Projekt?</text:p>
        </text:list-item>
      </text:list>
      <text:h text:style-name="Heading_20_2" text:outline-level="2"><text:bookmark-start text:name="__RefHeading___Toc3650_267871649"/><text:bookmark-start text:name="_Toc448170142"/>Projektschnittstellen<text:bookmark-end text:name="__RefHeading___Toc3650_267871649"/><text:bookmark-end text:name="_Toc448170142"/></text:h>
      <text:list xml:id="list100305128706118" text:continue-numbering="true" text:style-name="LFO6">
        <text:list-item>
          <text:p text:style-name="Listenabsatz">Mit welchen anderen Systemen interagiert die Anwendung (technische Schnittstellen)?</text:p>
        </text:list-item>
        <text:list-item>
          <text:p text:style-name="Listenabsatz">Wer genehmigt das Projekt bzw. stellt Mittel zur Verfügung?</text:p>
        </text:list-item>
        <text:list-item>
          <text:p text:style-name="Listenabsatz">Wer sind die Benutzer der Anwendung?</text:p>
        </text:list-item>
        <text:list-item>
          <text:p text:style-name="Listenabsatz">Wem muss das Ergebnis präsentiert werden?</text:p>
        </text:list-item>
      </text:list>
      <text:h text:style-name="Heading_20_2" text:outline-level="2"><text:bookmark-start text:name="__RefHeading___Toc3652_267871649"/><text:bookmark-start text:name="_Toc448170143"/>Projektabgrenzung<text:bookmark-end text:name="__RefHeading___Toc3652_267871649"/><text:bookmark-end text:name="_Toc448170143"/></text:h>
      <text:list xml:id="list100304847338159" text:continue-numbering="true" text:style-name="LFO6">
        <text:list-item>
          <text:p text:style-name="Listenabsatz">Was ist explizit nicht Teil des Projekts (insb. bei Teilprojekten)?</text:p>
        </text:list-item>
      </text:list>
      <text:h text:style-name="Heading_20_1" text:outline-level="1"><text:bookmark-start text:name="__RefHeading___Toc3654_267871649"/><text:bookmark-start text:name="_Toc448170144"/>Projektplanung<text:bookmark-end text:name="__RefHeading___Toc3654_267871649"/><text:bookmark-end text:name="_Toc448170144"/></text:h>
      <text:h text:style-name="Heading_20_2" text:outline-level="2"><text:bookmark-start text:name="__RefHeading___Toc3656_267871649"/><text:bookmark-start text:name="_Toc448170145"/>Projektphasen<text:bookmark-end text:name="__RefHeading___Toc3656_267871649"/><text:bookmark-end text:name="_Toc448170145"/></text:h>
      <text:list xml:id="list100304423820732" text:continue-numbering="true" text:style-name="LFO6">
        <text:list-item>
          <text:p text:style-name="Listenabsatz">In welchem Zeitraum und unter welchen Rahmenbedingungen (z.B. Tagesarbeitszeit) findet das Projekt statt?</text:p>
        </text:list-item>
        <text:list-item>
          <text:p text:style-name="Listenabsatz">Verfeinerung der Zeitplanung, die bereits im Projektantrag vorgestellt wurde.</text:p>
        </text:list-item>
      </text:list>
      <text:p text:style-name="Beispiel">Beispiel</text:p>
      <text:p text:style-name="Standard"><text:sequence-ref text:reference-format="category-and-value" text:ref-name="refTable0">Tabelle 1</text:sequence-ref> zeigt ein Beispiel für eine grobe Zeitplanung.<text:span text:style-name="Footnote_20_Symbol"><text:note text:id="ftn1" text:note-class="footnote"><text:note-citation>1</text:note-citation><text:note-body><text:p text:style-name="P19"><text:s/>Die Beispiele in dieser Dokumentation stammen aus <text:bibliography-mark text:identifier="Grashorn2010" text:bibliography-type="book" text:author="Grashorn, Dirk" text:title="Entwicklung von NatInfo – Webbasiertes Tool zur Unterstützung der Entwickler" text:year="2010">[Grashorn2010]</text:bibliography-mark>.</text:p></text:note-body></text:note></text:span></text:p>
      <text:p text:style-name="Standard">Eine detailliertere Zeitplanung ist in <text:sequence-ref text:reference-format="category-and-value" text:ref-name="refTable4">Tabelle 5</text:sequence-ref> in Anhang <text:bookmark-ref text:reference-format="number" text:ref-name="__RefNumPara__7329_267871649">A1</text:bookmark-ref> zu sehen.</text:p>
      <table:table table:name="Tabelle1" table:style-name="Tabelle1">
        <table:table-column table:style-name="Tabelle1.A"/>
        <table:table-column table:style-name="Tabelle1.B"/>
        <table:table-row>
          <table:table-cell table:style-name="Tabelle1.A1" office:value-type="string">
            <text:p text:style-name="P4">Projektphase</text:p>
          </table:table-cell>
          <table:table-cell table:style-name="Tabelle1.B1" office:value-type="string">
            <text:p text:style-name="P7">Geplante Zeit</text:p>
          </table:table-cell>
        </table:table-row>
        <table:table-row>
          <table:table-cell table:style-name="Tabelle1.A2" office:value-type="string">
            <text:p text:style-name="P3">Analyse</text:p>
          </table:table-cell>
          <table:table-cell table:style-name="Tabelle1.B2" office:value-type="string">
            <text:p text:style-name="P6">9 h</text:p>
          </table:table-cell>
        </table:table-row>
        <table:table-row>
          <table:table-cell table:style-name="Tabelle1.A3" office:value-type="string">
            <text:p text:style-name="P3">Entwurf</text:p>
          </table:table-cell>
          <table:table-cell table:style-name="Tabelle1.B3" office:value-type="string">
            <text:p text:style-name="P6">20 h</text:p>
          </table:table-cell>
        </table:table-row>
        <table:table-row>
          <table:table-cell table:style-name="Tabelle1.A4" office:value-type="string">
            <text:p text:style-name="P3">Implementierung</text:p>
          </table:table-cell>
          <table:table-cell table:style-name="Tabelle1.B4" office:value-type="string">
            <text:p text:style-name="P6">30 h</text:p>
          </table:table-cell>
        </table:table-row>
        <table:table-row>
          <table:table-cell table:style-name="Tabelle1.A5" office:value-type="string">
            <text:p text:style-name="P3">Abnahme</text:p>
          </table:table-cell>
          <table:table-cell table:style-name="Tabelle1.B3" office:value-type="string">
            <text:p text:style-name="P6">1 h</text:p>
          </table:table-cell>
        </table:table-row>
        <table:table-row>
          <table:table-cell table:style-name="Tabelle1.A6" office:value-type="string">
            <text:p text:style-name="P3">Einführung</text:p>
          </table:table-cell>
          <table:table-cell table:style-name="Tabelle1.B6" office:value-type="string">
            <text:p text:style-name="P6">1 h</text:p>
          </table:table-cell>
        </table:table-row>
        <table:table-row>
          <table:table-cell table:style-name="Tabelle1.A7" office:value-type="string">
            <text:p text:style-name="P3">Dokumentation</text:p>
          </table:table-cell>
          <table:table-cell table:style-name="Tabelle1.B3" office:value-type="string">
            <text:p text:style-name="P6">9 h</text:p>
          </table:table-cell>
        </table:table-row>
        <table:table-row>
          <table:table-cell table:style-name="Tabelle1.A8" office:value-type="string">
            <text:p text:style-name="P5">Gesamt</text:p>
          </table:table-cell>
          <table:table-cell table:style-name="Tabelle1.B8" office:value-type="string">
            <text:p text:style-name="P10">70 h</text:p>
          </table:table-cell>
        </table:table-row>
      </table:table>
      <text:p text:style-name="Table">Tabelle <text:sequence text:ref-name="refTable0" text:name="Table" text:formula="ooow:Table+1" style:num-format="1">1</text:sequence>: Grobe Zeitplanung</text:p>
      <text:h text:style-name="Heading_20_2" text:outline-level="2"><text:bookmark-start text:name="__RefHeading___Toc3658_267871649"/><text:bookmark text:name="_Toc448170206"/><text:bookmark-start text:name="_Toc448170146"/>Abweichungen vom Projektantrag<text:bookmark-end text:name="__RefHeading___Toc3658_267871649"/><text:bookmark-end text:name="_Toc448170146"/></text:h>
      <text:list xml:id="list100304124579809" text:continue-numbering="true" text:style-name="LFO6">
        <text:list-item>
          <text:p text:style-name="Listenabsatz">Sollte es Abweichungen zum Projektantrag geben (z.B. Zeitplanung, Inhalt des Projekts, neue Anforderungen), müssen diese explizit aufgeführt und begründet werden.</text:p>
        </text:list-item>
      </text:list>
      <text:h text:style-name="Heading_20_2" text:outline-level="2"><text:bookmark-start text:name="__RefHeading___Toc3660_267871649"/><text:bookmark-start text:name="_Toc448170147"/>Ressourcenplanung<text:bookmark-end text:name="__RefHeading___Toc3660_267871649"/><text:bookmark-end text:name="_Toc448170147"/></text:h>
      <text:list xml:id="list100304470743136" text:continue-numbering="true" text:style-name="LFO6">
        <text:list-item>
          <text:p text:style-name="Listenabsatz">Detaillierte Planung der benötigten Ressourcen (Hard-/Software, Räumlichkeiten usw.).</text:p>
        </text:list-item>
        <text:list-item>
          <text:p text:style-name="Listenabsatz">Ggfs. sind auch personelle Ressourcen einzuplanen (z.B. unterstützende Mitarbeiter).</text:p>
        </text:list-item>
        <text:list-item>
          <text:p text:style-name="Listenabsatz">Hinweis: Häufig werden hier Ressourcen vergessen, die als selbstverständlich angesehen werden (z.B. PC, Büro).</text:p>
        </text:list-item>
      </text:list>
      <text:h text:style-name="Heading_20_2" text:outline-level="2"><text:bookmark-start text:name="__RefHeading___Toc3662_267871649"/><text:bookmark-start text:name="_Toc448170148"/>Entwicklungsprozess<text:bookmark-end text:name="__RefHeading___Toc3662_267871649"/><text:bookmark-end text:name="_Toc448170148"/></text:h>
      <text:list xml:id="list100305038855931" text:continue-numbering="true" text:style-name="LFO6">
        <text:list-item>
          <text:p text:style-name="Listenabsatz">Welcher Entwicklungsprozess wird bei der Bearbeitung des Projekts verfolgt (z.B. Wasserfall, agiler Prozess)?</text:p>
        </text:list-item>
      </text:list>
      <text:h text:style-name="Heading_20_1" text:outline-level="1"><text:bookmark-start text:name="__RefHeading___Toc3664_267871649"/><text:bookmark-start text:name="_Toc448170149"/>Analysephase<text:bookmark-end text:name="__RefHeading___Toc3664_267871649"/><text:bookmark-end text:name="_Toc448170149"/></text:h>
      <text:h text:style-name="Heading_20_2" text:outline-level="2"><text:bookmark-start text:name="__RefHeading___Toc3666_267871649"/><text:bookmark-start text:name="_Toc448170150"/>Ist-Analyse<text:bookmark-end text:name="__RefHeading___Toc3666_267871649"/><text:bookmark-end text:name="_Toc448170150"/></text:h>
      <text:list xml:id="list100304060256966" text:continue-numbering="true" text:style-name="LFO6">
        <text:list-item>
          <text:p text:style-name="Listenabsatz">Wie ist die bisherige Situation (z.B. bestehende Programme, Wünsche der Mitarbeiter)?</text:p>
        </text:list-item>
        <text:list-item>
          <text:p text:style-name="Listenabsatz">Was gilt es zu erstellen/verbessern?</text:p>
        </text:list-item>
      </text:list>
      <text:h text:style-name="Heading_20_2" text:outline-level="2"><text:bookmark-start text:name="__RefHeading___Toc3668_267871649"/><text:bookmark-start text:name="_Toc448170151"/>Wirtschaftlichkeitsanalyse<text:bookmark-end text:name="__RefHeading___Toc3668_267871649"/><text:bookmark-end text:name="_Toc448170151"/></text:h>
      <text:list xml:id="list100303487034922" text:continue-numbering="true" text:style-name="LFO6">
        <text:list-item>
          <text:p text:style-name="Listenabsatz">Rentiert sich das Projekt für das Unternehmen?</text:p>
        </text:list-item>
      </text:list>
      <text:h text:style-name="Heading_20_3" text:outline-level="3"><text:bookmark-start text:name="__RefHeading___Toc3670_267871649"/><text:bookmark-start text:name="_Toc448170152"/>Make or Buy-Entscheidung<text:bookmark-end text:name="__RefHeading___Toc3670_267871649"/><text:bookmark-end text:name="_Toc448170152"/></text:h>
      <text:list xml:id="list100303448294980" text:continue-numbering="true" text:style-name="LFO6">
        <text:list-item>
          <text:p text:style-name="Listenabsatz">Gibt es vielleicht schon ein fertiges Produkt, das alle Anforderungen des Projekts abdeckt?</text:p>
        </text:list-item>
        <text:list-item>
          <text:p text:style-name="Listenabsatz"><text:soft-page-break/>Wenn ja, wieso wird das Projekt trotzdem umgesetzt?</text:p>
        </text:list-item>
      </text:list>
      <text:h text:style-name="Heading_20_3" text:outline-level="3"><text:bookmark-start text:name="__RefHeading___Toc3672_267871649"/><text:bookmark-start text:name="_Toc448170153"/>Projektkosten<text:bookmark-end text:name="__RefHeading___Toc3672_267871649"/><text:bookmark-end text:name="_Toc448170153"/></text:h>
      <text:list xml:id="list100304488803202" text:continue-numbering="true" text:style-name="LFO6">
        <text:list-item>
          <text:p text:style-name="Listenabsatz">Welche Kosten fallen bei der Umsetzung des Projekts im Detail an (z.B. Entwicklung, Einführung/Schulung, Wartung)?</text:p>
        </text:list-item>
      </text:list>
      <text:p text:style-name="Beispiel">Beispielrechnung (verkürzt)</text:p>
      <text:p text:style-name="Standard">Die Kosten für die Durchführung des Projekts setzen sich sowohl aus Personal-, als auch aus Ressourcenkosten zusammen. Laut Tarifvertrag verdient ein Auszubildender im dritten Lehrjahr pro Monat <text:span text:style-name="Geldbetrag">1.000 €</text:span> (brutto).</text:p>
      <text:p text:style-name="P11"><draw:frame draw:style-name="fr8" draw:name="1" text:anchor-type="as-char" svg:width="6.197cm" style:rel-width="scale" svg:height="0.998cm" style:rel-height="scale" draw:z-index="2"><draw:object xlink:href="./Object 1" xlink:type="simple" xlink:show="embed" xlink:actuate="onLoad"/><draw:image xlink:href="./ObjectReplacements/Object 1" xlink:type="simple" xlink:show="embed" xlink:actuate="onLoad"/></draw:frame></text:p>
      <text:p text:style-name="P11"><draw:frame draw:style-name="fr8" draw:name="2" text:anchor-type="as-char" svg:width="6.376cm" style:rel-width="scale" svg:height="0.873cm" style:rel-height="scale" draw:z-index="3"><draw:object xlink:href="./Object 2" xlink:type="simple" xlink:show="embed" xlink:actuate="onLoad"/><draw:image xlink:href="./ObjectReplacements/Object 2" xlink:type="simple" xlink:show="embed" xlink:actuate="onLoad"/></draw:frame></text:p>
      <text:p text:style-name="P11"><draw:frame draw:style-name="fr8" draw:name="3" text:anchor-type="as-char" svg:width="3.281cm" style:rel-width="scale" svg:height="1.561cm" style:rel-height="scale" draw:z-index="4"><draw:object xlink:href="./Object 3" xlink:type="simple" xlink:show="embed" xlink:actuate="onLoad"/><draw:image xlink:href="./ObjectReplacements/Object 3" xlink:type="simple" xlink:show="embed" xlink:actuate="onLoad"/></draw:frame></text:p>
      <text:p text:style-name="Standard">Es ergibt sich also ein Stundensatz von <text:span text:style-name="Geldbetrag">7,56 EUR</text:span>. Die Durchführungszeit des Projekts beträgt 70 Stunden. Für die Nutzung von Ressourcen<text:span text:style-name="Footnote_20_Symbol"><text:note text:id="ftn2" text:note-class="footnote"><text:note-citation>2</text:note-citation><text:note-body><text:p text:style-name="Fußnotentext"><text:s/>Räumlichkeiten, Arbeitsplatzrechner etc.</text:p></text:note-body></text:note></text:span> wird ein pauschaler Stundensatz von <text:span text:style-name="Geldbetrag">15 EUR</text:span> angenommen. Für die anderen Mitarbeiter wird pauschal ein Stundensatz von <text:span text:style-name="Geldbetrag">25 EUR</text:span> angenommen. Eine Aufstellung der Kosten befindet sich in <text:sequence-ref text:reference-format="category-and-value" text:ref-name="refTable1">Tabelle 2</text:sequence-ref> und sie betragen insgesamt <text:span text:style-name="Geldbetrag">2.739,20 EUR</text:span>.</text:p>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4">Vorgang</text:p>
          </table:table-cell>
          <table:table-cell table:style-name="Tabelle2.A1" office:value-type="string">
            <text:p text:style-name="P7">Zeit</text:p>
          </table:table-cell>
          <table:table-cell table:style-name="Tabelle2.A1" office:value-type="string">
            <text:p text:style-name="P7">Kosten / Stunde</text:p>
          </table:table-cell>
          <table:table-cell table:style-name="Tabelle2.A1" office:value-type="string">
            <text:p text:style-name="P7">Kosten</text:p>
          </table:table-cell>
        </table:table-row>
        <table:table-row>
          <table:table-cell table:style-name="Tabelle2.A2" office:value-type="string">
            <text:p text:style-name="P3">Entwicklung</text:p>
          </table:table-cell>
          <table:table-cell table:style-name="Tabelle2.B2" office:value-type="string">
            <text:p text:style-name="P6">70 h</text:p>
          </table:table-cell>
          <table:table-cell table:style-name="Tabelle2.C2" office:value-type="string">
            <text:p text:style-name="P6"><text:span text:style-name="Geldbetrag">7,56 €</text:span> + <text:span text:style-name="Geldbetrag">15 €</text:span> = <text:span text:style-name="Geldbetrag">22,56 €</text:span></text:p>
          </table:table-cell>
          <table:table-cell table:style-name="Tabelle2.D2" office:value-type="string">
            <text:p text:style-name="P6"><text:span text:style-name="Geldbetrag">1.579,20 €</text:span></text:p>
          </table:table-cell>
        </table:table-row>
        <table:table-row>
          <table:table-cell table:style-name="Tabelle2.A3" office:value-type="string">
            <text:p text:style-name="P3">Fachgespräch</text:p>
          </table:table-cell>
          <table:table-cell table:style-name="Tabelle2.A3" office:value-type="string">
            <text:p text:style-name="P6">3 h</text:p>
          </table:table-cell>
          <table:table-cell table:style-name="Tabelle2.A3" office:value-type="string">
            <text:p text:style-name="P6"><text:span text:style-name="Geldbetrag">25 €</text:span> + <text:span text:style-name="Geldbetrag">15 €</text:span> = <text:span text:style-name="Geldbetrag">40,00 €</text:span></text:p>
          </table:table-cell>
          <table:table-cell table:style-name="Tabelle2.A3" office:value-type="string">
            <text:p text:style-name="P6"><text:span text:style-name="Geldbetrag">120,00 €</text:span></text:p>
          </table:table-cell>
        </table:table-row>
        <table:table-row>
          <table:table-cell table:style-name="Tabelle2.A4" office:value-type="string">
            <text:p text:style-name="P3">Abnahme</text:p>
          </table:table-cell>
          <table:table-cell table:style-name="Tabelle2.B4" office:value-type="string">
            <text:p text:style-name="P6">1 h</text:p>
          </table:table-cell>
          <table:table-cell table:style-name="Tabelle2.C4" office:value-type="string">
            <text:p text:style-name="P6"><text:span text:style-name="Geldbetrag">25 €</text:span> + <text:span text:style-name="Geldbetrag">15 €</text:span> = <text:span text:style-name="Geldbetrag">40,00 €</text:span></text:p>
          </table:table-cell>
          <table:table-cell table:style-name="Tabelle2.D4" office:value-type="string">
            <text:p text:style-name="P6"><text:span text:style-name="Geldbetrag">40,00 €</text:span></text:p>
          </table:table-cell>
        </table:table-row>
        <table:table-row>
          <table:table-cell table:style-name="Tabelle2.A3" office:value-type="string">
            <text:p text:style-name="P3">Schulung</text:p>
          </table:table-cell>
          <table:table-cell table:style-name="Tabelle2.A3" office:value-type="string">
            <text:p text:style-name="P6">25 h</text:p>
          </table:table-cell>
          <table:table-cell table:style-name="Tabelle2.A3" office:value-type="string">
            <text:p text:style-name="P6"><text:span text:style-name="Geldbetrag">25 €</text:span> + <text:span text:style-name="Geldbetrag">15 €</text:span> = <text:span text:style-name="Geldbetrag">40,00 €</text:span></text:p>
          </table:table-cell>
          <table:table-cell table:style-name="Tabelle2.A3" office:value-type="string">
            <text:p text:style-name="P6"><text:span text:style-name="Geldbetrag">1.000,00 €</text:span></text:p>
          </table:table-cell>
        </table:table-row>
        <table:table-row>
          <table:table-cell table:style-name="Tabelle2.A6" office:value-type="string">
            <text:p text:style-name="P5"/>
          </table:table-cell>
          <table:table-cell table:style-name="Tabelle2.A6" office:value-type="string">
            <text:p text:style-name="P8"/>
          </table:table-cell>
          <table:table-cell table:style-name="Tabelle2.A6" office:value-type="string">
            <text:p text:style-name="P6"><text:span text:style-name="Geldbetrag"><text:span text:style-name="T1">Gesamt</text:span></text:span></text:p>
          </table:table-cell>
          <table:table-cell table:style-name="Tabelle2.A6" office:value-type="string">
            <text:p text:style-name="P9"><text:span text:style-name="Geldbetrag"><text:span text:style-name="T1">2.739,20 €</text:span></text:span></text:p>
          </table:table-cell>
        </table:table-row>
      </table:table>
      <text:p text:style-name="Table">Tabelle <text:sequence text:ref-name="refTable1" text:name="Table" text:formula="ooow:Table+1" style:num-format="1">2</text:sequence>: Kostenaufstellung</text:p>
      <text:h text:style-name="Heading_20_3" text:outline-level="3"><text:bookmark-start text:name="__RefHeading___Toc3674_267871649"/><text:bookmark text:name="_Toc448170207"/><text:bookmark-start text:name="_Toc448170154"/>Amortisationsdauer<text:bookmark-end text:name="__RefHeading___Toc3674_267871649"/><text:bookmark-end text:name="_Toc448170154"/></text:h>
      <text:list xml:id="list100304583720296" text:continue-numbering="true" text:style-name="LFO6">
        <text:list-item>
          <text:p text:style-name="Listenabsatz">Welche monetären Vorteile bietet das Projekt (z.B. Einsparung von Lizenzkosten, Arbeitszeitersparnis, bessere Usability, Korrektheit)?</text:p>
        </text:list-item>
        <text:list-item>
          <text:p text:style-name="Listenabsatz">Wann hat sich das Projekt amortisiert?</text:p>
        </text:list-item>
      </text:list>
      <text:p text:style-name="Beispiel">Beispielrechnung (verkürzt)</text:p>
      <text:p text:style-name="Standard"><text:soft-page-break/>Bei einer Zeiteinsparung von 10 Minuten am Tag für jeden der 25 Anwender und 220 Arbeitstagen im Jahr ergibt sich eine gesamte Zeiteinsparung von:</text:p>
      <text:p text:style-name="P11"><draw:frame draw:style-name="fr8" draw:name="4" text:anchor-type="as-char" svg:width="7.62cm" style:rel-width="scale" svg:height="0.873cm" style:rel-height="scale" draw:z-index="5"><draw:object xlink:href="./Object 4" xlink:type="simple" xlink:show="embed" xlink:actuate="onLoad"/><draw:image xlink:href="./ObjectReplacements/Object 4" xlink:type="simple" xlink:show="embed" xlink:actuate="onLoad"/></draw:frame></text:p>
      <text:p text:style-name="Standard">Dadurch ergibt sich eine jährliche Einsparung von:</text:p>
      <text:p text:style-name="P11"><draw:frame draw:style-name="fr8" draw:name="5" text:anchor-type="as-char" svg:width="5.08cm" style:rel-width="scale" svg:height="0.794cm" style:rel-height="scale" draw:z-index="6"><draw:object xlink:href="./Object 5" xlink:type="simple" xlink:show="embed" xlink:actuate="onLoad"/><draw:image xlink:href="./ObjectReplacements/Object 5" xlink:type="simple" xlink:show="embed" xlink:actuate="onLoad"/></draw:frame></text:p>
      <text:p text:style-name="Standard">Die Amortisationszeit beträgt also:</text:p>
      <text:p text:style-name="P11"><draw:frame draw:style-name="fr8" draw:name="6" text:anchor-type="as-char" svg:width="6.773cm" style:rel-width="scale" svg:height="1.323cm" style:rel-height="scale" draw:z-index="7"><draw:object xlink:href="./Object 6" xlink:type="simple" xlink:show="embed" xlink:actuate="onLoad"/><draw:image xlink:href="./ObjectReplacements/Object 6" xlink:type="simple" xlink:show="embed" xlink:actuate="onLoad"/></draw:frame></text:p>
      <text:h text:style-name="Heading_20_2" text:outline-level="2"><text:bookmark-start text:name="__RefHeading___Toc3676_267871649"/><text:bookmark-start text:name="_Toc448170155"/>Nutzwertanalyse<text:bookmark-end text:name="__RefHeading___Toc3676_267871649"/><text:bookmark-end text:name="_Toc448170155"/></text:h>
      <text:list xml:id="list100304335837668" text:continue-numbering="true" text:style-name="LFO6">
        <text:list-item>
          <text:p text:style-name="Listenabsatz">Darstellung des nicht-monetären Nutzens (z.B. Vorher-/Nachher-Vergleich anhand eines Wirtschaftlichkeitskoeffizienten).</text:p>
        </text:list-item>
      </text:list>
      <text:p text:style-name="Beispiel">Beispiel</text:p>
      <text:p text:style-name="Standard">Ein Beispiel für eine Entscheidungsmatrix findet sich in K<text:alphabetical-index-mark text:string-value="Application Programming Interface" text:key1="API"/><text:alphabetical-index-mark text:string-value="Application Programming Interface" text:key1="API"/>apitel <text:bookmark-ref text:reference-format="number" text:ref-name="__RefHeading___Toc3688_267871649">4.2</text:bookmark-ref> (<text:bookmark-ref text:reference-format="text" text:ref-name="_Ref447902594">Architekturdesign</text:bookmark-ref>).</text:p>
      <text:h text:style-name="Heading_20_2" text:outline-level="2"><text:bookmark-start text:name="__RefHeading___Toc3678_267871649"/><text:bookmark-start text:name="_Toc448170156"/>Anwendungsfälle<text:bookmark-end text:name="__RefHeading___Toc3678_267871649"/><text:bookmark-end text:name="_Toc448170156"/></text:h>
      <text:list xml:id="list100305390982976" text:continue-numbering="true" text:style-name="LFO6">
        <text:list-item>
          <text:p text:style-name="Listenabsatz">Welche Anwendungsfälle soll das Projekt abdecken?</text:p>
        </text:list-item>
        <text:list-item>
          <text:p text:style-name="Listenabsatz">Einer oder mehrere interessante (!) Anwendungsfälle könnten exemplarisch durch ein Aktivitätsdiagramm oder eine <text:alphabetical-index-mark text:string-value="Ereignisgesteuerte Prozesskette" text:key1="EPK"/><text:alphabetical-index-mark text:string-value="Ereignisgesteuerte Prozesskette" text:key1="EPK"/>EPK detailliert beschrieben werden.</text:p>
        </text:list-item>
      </text:list>
      <text:p text:style-name="Beispiel">Beispiel</text:p>
      <text:p text:style-name="Standard">Ein Beispiel für ein Use-Case-Diagramm findet sich im Anhang <text:bookmark-ref text:reference-format="number" text:ref-name="__RefNumPara__7811_267871649">A3</text:bookmark-ref>.</text:p>
      <text:h text:style-name="Heading_20_2" text:outline-level="2"><text:bookmark-start text:name="_Ref447904403"/><text:bookmark-start text:name="__RefHeading___Toc3680_267871649"/><text:bookmark-start text:name="__RefNumPara__8779_267871649"/><text:bookmark-start text:name="_Toc448170157"/>Qualitätsanforderungen<text:bookmark-end text:name="_Ref447904403"/><text:bookmark-end text:name="__RefHeading___Toc3680_267871649"/><text:bookmark-end text:name="__RefNumPara__8779_267871649"/><text:bookmark-end text:name="_Toc448170157"/></text:h>
      <text:list xml:id="list100304861485035" text:continue-numbering="true" text:style-name="LFO6">
        <text:list-item>
          <text:p text:style-name="Listenabsatz">Welche Qualitätsanforderungen werden an die Anwendung gestellt, z.B. hinsichtlich Performance, Usability, Effizienz etc. (siehe <text:bibliography-mark text:identifier="ISO9126-1" text:bibliography-type="book" text:author="ISO/IEC 9126-1" text:title="Software-Engineering – Qualität von Software-Produkten – Teil 1: Qualitätsmodell" text:year="2001">[ISO9126-1]</text:bibliography-mark>)?</text:p>
        </text:list-item>
      </text:list>
      <text:h text:style-name="Heading_20_2" text:outline-level="2"><text:bookmark-start text:name="_Ref447903099"/><text:bookmark-start text:name="__RefHeading___Toc3682_267871649"/><text:bookmark-start text:name="__RefNumPara__9107_267871649"/><text:bookmark-start text:name="_Toc448170158"/>Lastenheft/Fachkonzept<text:bookmark-end text:name="_Ref447903099"/><text:bookmark-end text:name="__RefHeading___Toc3682_267871649"/><text:bookmark-end text:name="__RefNumPara__9107_267871649"/><text:bookmark-end text:name="_Toc448170158"/></text:h>
      <text:list xml:id="list100305270632715" text:continue-numbering="true" text:style-name="LFO6">
        <text:list-item>
          <text:p text:style-name="Listenabsatz">Auszüge aus dem Lastenheft/Fachkonzept, wenn es im Rahmen des Projekts erstellt wurde.</text:p>
        </text:list-item>
        <text:list-item>
          <text:p text:style-name="Listenabsatz">Mögliche Inhalte: Funktionen des Programms (Muss/Soll/Wunsch), User Stories, Benutzerrollen</text:p>
        </text:list-item>
      </text:list>
      <text:p text:style-name="Beispiel">Beispiel</text:p>
      <text:p text:style-name="Standard">Ein Beispiel für ein Lastenheft findet sich im Anhang <text:bookmark-ref text:reference-format="number" text:ref-name="__RefNumPara__7813_267871649">A2</text:bookmark-ref>.</text:p>
      <text:h text:style-name="Heading_20_1" text:outline-level="1"><text:bookmark-start text:name="__RefHeading___Toc3684_267871649"/><text:bookmark-start text:name="_Toc448170159"/><text:soft-page-break/>Entwurfsphase<text:bookmark-end text:name="__RefHeading___Toc3684_267871649"/><text:bookmark-end text:name="_Toc448170159"/></text:h>
      <text:h text:style-name="Heading_20_2" text:outline-level="2"><text:bookmark-start text:name="__RefHeading___Toc3686_267871649"/><text:bookmark-start text:name="_Toc448170160"/>Zielplattform<text:bookmark-end text:name="__RefHeading___Toc3686_267871649"/><text:bookmark-end text:name="_Toc448170160"/></text:h>
      <text:list xml:id="list100303499998603" text:continue-numbering="true" text:style-name="LFO6">
        <text:list-item>
          <text:p text:style-name="Listenabsatz">Beschreibung der Kriterien zur Auswahl der Zielplattform (u.a. Programmiersprache, Datenbank, Client/Server, Hardware).</text:p>
        </text:list-item>
      </text:list>
      <text:h text:style-name="Heading_20_2" text:outline-level="2"><text:bookmark-start text:name="_Ref447902594"/><text:bookmark-start text:name="_Ref447902602"/><text:bookmark-start text:name="__RefHeading___Toc3688_267871649"/><text:bookmark-start text:name="_Toc448170161"/>Architekturdesign<text:bookmark-end text:name="_Ref447902594"/><text:bookmark-end text:name="_Ref447902602"/><text:bookmark-end text:name="__RefHeading___Toc3688_267871649"/><text:bookmark-end text:name="_Toc448170161"/></text:h>
      <text:list xml:id="list100304509856254" text:continue-numbering="true" text:style-name="LFO6">
        <text:list-item>
          <text:p text:style-name="Listenabsatz">Beschreibung und Begründung der gewählten Anwendungsarchitektur (z.B. <text:alphabetical-index-mark text:string-value="Model View Controller" text:key1="MVC"/><text:alphabetical-index-mark text:string-value="Model View Controller" text:key1="MVC"/>MVC).</text:p>
        </text:list-item>
        <text:list-item>
          <text:p text:style-name="P25">Ggfs. Bewertung und Auswahl von verwendeten Frameworks sowie ggfs. eine kurze Einführung in die Funktionsweise des verwendeten Frameworks.</text:p>
        </text:list-item>
      </text:list>
      <text:p text:style-name="Beispiel">Beispiel</text:p>
      <text:p text:style-name="Standard">Anhand der Entscheidungsmatrix in <text:sequence-ref text:reference-format="category-and-value" text:ref-name="refTable2">Tabelle 3</text:sequence-ref> wurde für die Implementierung der Anwendung das <text:alphabetical-index-mark text:string-value="PHP Hypertext Preprocessor" text:key1="PHP"/><text:alphabetical-index-mark text:string-value="PHP Hypertext Preprocessor" text:key1="PHP"/>PHP-Framework <text:span text:style-name="Frameworkname">Symfony</text:span> ausgewählt.</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row>
          <table:table-cell table:style-name="Tabelle3.A1" office:value-type="string">
            <text:p text:style-name="P4">Eigenschaft</text:p>
          </table:table-cell>
          <table:table-cell table:style-name="Tabelle3.A1" office:value-type="string">
            <text:p text:style-name="P7">Gewichtung</text:p>
          </table:table-cell>
          <table:table-cell table:style-name="Tabelle3.A1" office:value-type="string">
            <text:p text:style-name="P6"><text:span text:style-name="Frameworkname"><text:span text:style-name="T2">Akelos</text:span></text:span></text:p>
          </table:table-cell>
          <table:table-cell table:style-name="Tabelle3.A1" office:value-type="string">
            <text:p text:style-name="P6"><text:span text:style-name="Frameworkname"><text:span text:style-name="T2">Cake</text:span></text:span><text:alphabetical-index-mark text:string-value="PHP Hypertext Preprocessor" text:key1="PHP"/><text:alphabetical-index-mark text:string-value="PHP Hypertext Preprocessor" text:key1="PHP"/><text:span text:style-name="Frameworkname"><text:span text:style-name="T2">PHP</text:span></text:span></text:p>
          </table:table-cell>
          <table:table-cell table:style-name="Tabelle3.A1" office:value-type="string">
            <text:p text:style-name="P6"><text:span text:style-name="Frameworkname"><text:span text:style-name="T2">Symfony</text:span></text:span></text:p>
          </table:table-cell>
          <table:table-cell table:style-name="Tabelle3.A1" office:value-type="string">
            <text:p text:style-name="P7">Eigenentwicklung</text:p>
          </table:table-cell>
        </table:table-row>
        <table:table-row>
          <table:table-cell table:style-name="Tabelle3.A2" office:value-type="string">
            <text:p text:style-name="P3">Dokumentation</text:p>
          </table:table-cell>
          <table:table-cell table:style-name="Tabelle3.B2" office:value-type="string">
            <text:p text:style-name="P6">5</text:p>
          </table:table-cell>
          <table:table-cell table:style-name="Tabelle3.C2" office:value-type="string">
            <text:p text:style-name="P6">4</text:p>
          </table:table-cell>
          <table:table-cell table:style-name="Tabelle3.D2" office:value-type="string">
            <text:p text:style-name="P6">3</text:p>
          </table:table-cell>
          <table:table-cell table:style-name="Tabelle3.E2" office:value-type="string">
            <text:p text:style-name="P6">5</text:p>
          </table:table-cell>
          <table:table-cell table:style-name="Tabelle3.F2" office:value-type="string">
            <text:p text:style-name="P6">0</text:p>
          </table:table-cell>
        </table:table-row>
        <table:table-row>
          <table:table-cell table:style-name="Tabelle3.A3" office:value-type="string">
            <text:p text:style-name="P3">Reengineering</text:p>
          </table:table-cell>
          <table:table-cell table:style-name="Tabelle3.A3" office:value-type="string">
            <text:p text:style-name="P6">3</text:p>
          </table:table-cell>
          <table:table-cell table:style-name="Tabelle3.A3" office:value-type="string">
            <text:p text:style-name="P6">4</text:p>
          </table:table-cell>
          <table:table-cell table:style-name="Tabelle3.A3" office:value-type="string">
            <text:p text:style-name="P6">2</text:p>
          </table:table-cell>
          <table:table-cell table:style-name="Tabelle3.A3" office:value-type="string">
            <text:p text:style-name="P6">5</text:p>
          </table:table-cell>
          <table:table-cell table:style-name="Tabelle3.A3" office:value-type="string">
            <text:p text:style-name="P6">3</text:p>
          </table:table-cell>
        </table:table-row>
        <table:table-row>
          <table:table-cell table:style-name="Tabelle3.A4" office:value-type="string">
            <text:p text:style-name="P3">Generierung</text:p>
          </table:table-cell>
          <table:table-cell table:style-name="Tabelle3.B4" office:value-type="string">
            <text:p text:style-name="P6">3</text:p>
          </table:table-cell>
          <table:table-cell table:style-name="Tabelle3.C4" office:value-type="string">
            <text:p text:style-name="P6">5</text:p>
          </table:table-cell>
          <table:table-cell table:style-name="Tabelle3.D4" office:value-type="string">
            <text:p text:style-name="P6">5</text:p>
          </table:table-cell>
          <table:table-cell table:style-name="Tabelle3.E4" office:value-type="string">
            <text:p text:style-name="P6">5</text:p>
          </table:table-cell>
          <table:table-cell table:style-name="Tabelle3.F4" office:value-type="string">
            <text:p text:style-name="P6">2</text:p>
          </table:table-cell>
        </table:table-row>
        <table:table-row>
          <table:table-cell table:style-name="Tabelle3.A3" office:value-type="string">
            <text:p text:style-name="P3">Testfälle</text:p>
          </table:table-cell>
          <table:table-cell table:style-name="Tabelle3.A3" office:value-type="string">
            <text:p text:style-name="P6">2</text:p>
          </table:table-cell>
          <table:table-cell table:style-name="Tabelle3.A3" office:value-type="string">
            <text:p text:style-name="P6">3</text:p>
          </table:table-cell>
          <table:table-cell table:style-name="Tabelle3.A3" office:value-type="string">
            <text:p text:style-name="P6">2</text:p>
          </table:table-cell>
          <table:table-cell table:style-name="Tabelle3.A3" office:value-type="string">
            <text:p text:style-name="P6">3</text:p>
          </table:table-cell>
          <table:table-cell table:style-name="Tabelle3.A3" office:value-type="string">
            <text:p text:style-name="P6">3</text:p>
          </table:table-cell>
        </table:table-row>
        <table:table-row>
          <table:table-cell table:style-name="Tabelle3.A6" office:value-type="string">
            <text:p text:style-name="P3">Standardaufgaben</text:p>
          </table:table-cell>
          <table:table-cell table:style-name="Tabelle3.B6" office:value-type="string">
            <text:p text:style-name="P6">4</text:p>
          </table:table-cell>
          <table:table-cell table:style-name="Tabelle3.C6" office:value-type="string">
            <text:p text:style-name="P6">3</text:p>
          </table:table-cell>
          <table:table-cell table:style-name="Tabelle3.D6" office:value-type="string">
            <text:p text:style-name="P6">3</text:p>
          </table:table-cell>
          <table:table-cell table:style-name="Tabelle3.E6" office:value-type="string">
            <text:p text:style-name="P6">3</text:p>
          </table:table-cell>
          <table:table-cell table:style-name="Tabelle3.F6" office:value-type="string">
            <text:p text:style-name="P6">0</text:p>
          </table:table-cell>
        </table:table-row>
        <table:table-row>
          <table:table-cell table:style-name="Tabelle3.A3" office:value-type="string">
            <text:p text:style-name="P3">Gesamt</text:p>
          </table:table-cell>
          <table:table-cell table:style-name="Tabelle3.A3" office:value-type="string">
            <text:p text:style-name="P6">17</text:p>
          </table:table-cell>
          <table:table-cell table:style-name="Tabelle3.A3" office:value-type="string">
            <text:p text:style-name="P6">65</text:p>
          </table:table-cell>
          <table:table-cell table:style-name="Tabelle3.A3" office:value-type="string">
            <text:p text:style-name="P6">52</text:p>
          </table:table-cell>
          <table:table-cell table:style-name="Tabelle3.A3" office:value-type="string">
            <text:p text:style-name="P6">73</text:p>
          </table:table-cell>
          <table:table-cell table:style-name="Tabelle3.A3" office:value-type="string">
            <text:p text:style-name="P6">21</text:p>
          </table:table-cell>
        </table:table-row>
        <table:table-row>
          <table:table-cell table:style-name="Tabelle3.A8" office:value-type="string">
            <text:p text:style-name="P5">Nutzwert</text:p>
          </table:table-cell>
          <table:table-cell table:style-name="Tabelle3.A8" office:value-type="string">
            <text:p text:style-name="P8"/>
          </table:table-cell>
          <table:table-cell table:style-name="Tabelle3.A8" office:value-type="string">
            <text:p text:style-name="P8">3,82</text:p>
          </table:table-cell>
          <table:table-cell table:style-name="Tabelle3.A8" office:value-type="string">
            <text:p text:style-name="P8">3,06</text:p>
          </table:table-cell>
          <table:table-cell table:style-name="Tabelle3.A8" office:value-type="string">
            <text:p text:style-name="P8">4,29</text:p>
          </table:table-cell>
          <table:table-cell table:style-name="Tabelle3.A8" office:value-type="string">
            <text:p text:style-name="P8">1,24</text:p>
          </table:table-cell>
        </table:table-row>
      </table:table>
      <text:p text:style-name="Table">Tabelle <text:sequence text:ref-name="refTable2" text:name="Table" text:formula="ooow:Table+1" style:num-format="1">3</text:sequence>: Entscheidungsmatrix</text:p>
      <text:h text:style-name="Heading_20_2" text:outline-level="2"><text:bookmark-start text:name="__RefHeading___Toc3690_267871649"/><text:bookmark text:name="_Toc448170208"/><text:bookmark-start text:name="_Toc448170162"/>Entwurf der Benutzeroberfläche<text:bookmark-end text:name="__RefHeading___Toc3690_267871649"/><text:bookmark-end text:name="_Toc448170162"/></text:h>
      <text:list xml:id="list100305305289128" text:continue-numbering="true" text:style-name="LFO6">
        <text:list-item>
          <text:p text:style-name="Listenabsatz">Entscheidung für die gewählte Benutzeroberfläche (z.B. <text:alphabetical-index-mark text:string-value="Graphical User Interface" text:key1="GUI"/><text:alphabetical-index-mark text:string-value="Graphical User Interface" text:key1="GUI"/>GUI, Webinterface).</text:p>
        </text:list-item>
        <text:list-item>
          <text:p text:style-name="Listenabsatz">Beschreibung des visuellen Entwurfs der konkreten Oberfläche (z.B. Mockups, Menüführung).</text:p>
        </text:list-item>
        <text:list-item>
          <text:p text:style-name="Listenabsatz">Ggfs. Erläuterung von angewendeten Richtlinien zur Usability und Verweis auf Corporate Design.</text:p>
        </text:list-item>
      </text:list>
      <text:p text:style-name="Beispiel">Beispiel</text:p>
      <text:p text:style-name="Standard">Beispielentwürfe finden sich im Anhang <text:bookmark-ref text:reference-format="number" text:ref-name="__RefNumPara__8135_267871649">A7</text:bookmark-ref>.</text:p>
      <text:h text:style-name="Heading_20_2" text:outline-level="2"><text:bookmark-start text:name="__RefHeading___Toc3692_267871649"/><text:bookmark-start text:name="_Toc448170163"/><text:soft-page-break/>Datenmodell<text:bookmark-end text:name="__RefHeading___Toc3692_267871649"/><text:bookmark-end text:name="_Toc448170163"/></text:h>
      <text:list xml:id="list100305193668651" text:continue-numbering="true" text:style-name="LFO6">
        <text:list-item>
          <text:p text:style-name="Listenabsatz">Entwurf/Beschreibung der Datenstrukturen (z.B. <text:alphabetical-index-mark text:string-value="Entity Relationship Model" text:key1="ERM"/><text:alphabetical-index-mark text:string-value="Entity Relationship Model" text:key1="ERM"/><text:span text:style-name="T3">E</text:span>RM und/oder Tabellenmodell, <text:alphabetical-index-mark text:string-value="Extensible Markup Language" text:key1="XML"/><text:alphabetical-index-mark text:string-value="Extensible Markup Language" text:key1="XML"/>XML-Schemas) mit kurzer Beschreibung der wichtigsten (!) verwendeten Entitäten.</text:p>
        </text:list-item>
      </text:list>
      <text:p text:style-name="Beispiel">Beispiel</text:p>
      <text:p text:style-name="Standard">In Anhang <text:bookmark-ref text:reference-format="number" text:ref-name="__RefNumPara__8781_267871649">A5</text:bookmark-ref> wird ein <text:alphabetical-index-mark text:string-value="Entity Relationship Model" text:key1="ERM"/><text:alphabetical-index-mark text:string-value="Entity Relationship Model" text:key1="ERM"/>ERM dargestellt, welches lediglich Entitäten, Relationen und die dazugehörigen Kardinalitäten enthält.</text:p>
      <text:h text:style-name="Heading_20_2" text:outline-level="2"><text:bookmark-start text:name="__RefHeading___Toc3694_267871649"/><text:bookmark-start text:name="_Toc448170164"/>Geschäftslogik<text:bookmark-end text:name="__RefHeading___Toc3694_267871649"/><text:bookmark-end text:name="_Toc448170164"/></text:h>
      <text:list xml:id="list100303789440487" text:continue-numbering="true" text:style-name="LFO6">
        <text:list-item>
          <text:p text:style-name="Listenabsatz">Modellierung und Beschreibung der wichtigsten (!) Bereiche der Geschäftslogik (z.B. mit Komponenten-, Klassen-, Sequenz-, Datenflussdiagramm, Programmablaufplan, Struktogramm, <text:alphabetical-index-mark text:string-value="Ereignisgesteuerte Prozesskette" text:key1="EPK"/><text:alphabetical-index-mark text:string-value="Ereignisgesteuerte Prozesskette" text:key1="EPK"/>EPK).</text:p>
        </text:list-item>
        <text:list-item>
          <text:p text:style-name="P26">Wie wird die erstellte Anwendung in den Arbeitsfluss des Unternehmens integriert?</text:p>
        </text:list-item>
      </text:list>
      <text:p text:style-name="Beispiel">Beispiel</text:p>
      <text:p text:style-name="Standard">Ein Klassendiagramm, welches die Klassen der Anwendung und deren Beziehungen untereinander darstellt, kann im Anhang <text:bookmark-ref text:reference-format="number" text:ref-name="__RefNumPara__8943_267871649">A12</text:bookmark-ref> eingesehen werden.</text:p>
      <text:p text:style-name="Standard">Die <text:alphabetical-index-mark text:string-value="Ereignisgesteuerte Prozesskette" text:key1="EPK"/><text:alphabetical-index-mark text:string-value="Ereignisgesteuerte Prozesskette" text:key1="EPK"/>EPK in Anhang <text:bookmark-ref text:reference-format="number" text:ref-name="__RefNumPara__8945_267871649">Fehler: Referenz nicht gefunden</text:bookmark-ref> zeigt den grundsätzlichen Ablauf beim Einlesen eines Moduls.</text:p>
      <text:h text:style-name="Heading_20_2" text:outline-level="2"><text:bookmark-start text:name="__RefHeading___Toc3696_267871649"/><text:bookmark-start text:name="_Toc448170165"/>Maßnahmen zur Qualitätssicherung<text:bookmark-end text:name="__RefHeading___Toc3696_267871649"/><text:bookmark-end text:name="_Toc448170165"/></text:h>
      <text:list xml:id="list100304874500054" text:continue-numbering="true" text:style-name="LFO6">
        <text:list-item>
          <text:p text:style-name="Listenabsatz">Welche Maßnahmen werden ergriffen, um die Qualität des Projektergebnisses (siehe K<text:alphabetical-index-mark text:string-value="Application Programming Interface" text:key1="API"/><text:alphabetical-index-mark text:string-value="Application Programming Interface" text:key1="API"/>apitel <text:bookmark-ref text:reference-format="number" text:ref-name="__RefNumPara__8779_267871649">3.5</text:bookmark-ref>) zu sichern (z.B. automatische Tests, Anwendertests)?</text:p>
        </text:list-item>
        <text:list-item>
          <text:p text:style-name="Listenabsatz">Ggfs. Definition von Testfällen und deren Durchführung (durch Programme/Benutzer).</text:p>
        </text:list-item>
      </text:list>
      <text:h text:style-name="Heading_20_2" text:outline-level="2"><text:bookmark-start text:name="__RefHeading___Toc3698_267871649"/><text:bookmark-start text:name="_Toc448170166"/>Pflichtenheft/Datenverarbeitungskonzept<text:bookmark-end text:name="__RefHeading___Toc3698_267871649"/><text:bookmark-end text:name="_Toc448170166"/></text:h>
      <text:list xml:id="list100304586785418" text:continue-numbering="true" text:style-name="LFO6">
        <text:list-item>
          <text:p text:style-name="Listenabsatz">Auszüge aus dem Pflichtenheft/Datenverarbeitungskonzept, wenn es im Rahmen des Projekts erstellt wurde.</text:p>
        </text:list-item>
      </text:list>
      <text:p text:style-name="Beispiel">Beispiel</text:p>
      <text:p text:style-name="Standard">Ein Beispiel für das auf dem Lastenheft (siehe <text:span text:style-name="T4">K</text:span><text:alphabetical-index-mark text:string-value="Application Programming Interface" text:key1="API"/><text:alphabetical-index-mark text:string-value="Application Programming Interface" text:key1="API"/>apitel <text:bookmark-ref text:reference-format="number" text:ref-name="__RefNumPara__9107_267871649">3.6</text:bookmark-ref>) aufbauende Pflichtenheft ist im Anhang <text:bookmark-ref text:reference-format="number" text:ref-name="__RefNumPara__9109_267871649">A4</text:bookmark-ref> zu finden.</text:p>
      <text:h text:style-name="Heading_20_1" text:outline-level="1"><text:bookmark-start text:name="__RefHeading___Toc3700_267871649"/><text:bookmark-start text:name="_Toc448170167"/>Implementierungsphase<text:bookmark-end text:name="__RefHeading___Toc3700_267871649"/><text:bookmark-end text:name="_Toc448170167"/></text:h>
      <text:h text:style-name="Heading_20_2" text:outline-level="2"><text:bookmark-start text:name="__RefHeading___Toc3702_267871649"/><text:bookmark-start text:name="_Toc448170168"/>Implementierung der Datenstrukturen<text:bookmark-end text:name="__RefHeading___Toc3702_267871649"/><text:bookmark-end text:name="_Toc448170168"/></text:h>
      <text:list xml:id="list100305391127279" text:continue-numbering="true" text:style-name="LFO6">
        <text:list-item>
          <text:p text:style-name="Listenabsatz">Beschreibung der angelegten Datenbank (z.B. Generierung von <text:alphabetical-index-mark text:string-value="Structured Query Language" text:key1="SQL"/><text:alphabetical-index-mark text:string-value="Structured Query Language" text:key1="SQL"/><text:span text:style-name="T5">S</text:span>QL aus Modellierungswerkzeug oder händisches Anlegen), <text:alphabetical-index-mark text:string-value="Extensible Markup Language" text:key1="XML"/><text:alphabetical-index-mark text:string-value="Extensible Markup Language" text:key1="XML"/>XML-Schemas usw.</text:p>
        </text:list-item>
      </text:list>
      <text:h text:style-name="Heading_20_2" text:outline-level="2"><text:bookmark-start text:name="__RefHeading___Toc3704_267871649"/><text:bookmark-start text:name="_Toc448170169"/><text:soft-page-break/>Implementierung der Benutzeroberfläche<text:bookmark-end text:name="__RefHeading___Toc3704_267871649"/><text:bookmark-end text:name="_Toc448170169"/></text:h>
      <text:list xml:id="list100303741078258" text:continue-numbering="true" text:style-name="LFO6">
        <text:list-item>
          <text:p text:style-name="Listenabsatz">Beschreibung der Implementierung der Benutzeroberfläche, falls dies separat zur Implementierung der Geschäftslogik erfolgt (z.B. bei <text:alphabetical-index-mark text:string-value="Hypertext Markup Language" text:key1="HTML"/><text:alphabetical-index-mark text:string-value="Hypertext Markup Language" text:key1="HTML"/>HTML-Oberflächen und Stylesheets).</text:p>
        </text:list-item>
        <text:list-item>
          <text:p text:style-name="Listenabsatz">Ggfs. Beschreibung des Corporate Designs und dessen Umsetzung in der Anwendung.</text:p>
        </text:list-item>
        <text:list-item>
          <text:p text:style-name="Listenabsatz">Screenshots der Anwendung</text:p>
        </text:list-item>
      </text:list>
      <text:p text:style-name="Beispiel">Beispiel</text:p>
      <text:p text:style-name="Standard">Screenshots der Anwendung in der Entwicklungsphase mit Dummy-Daten befinden sich im Anhang <text:bookmark-ref text:reference-format="number" text:ref-name="__RefNumPara__11759_267871649">A8</text:bookmark-ref>.</text:p>
      <text:h text:style-name="Heading_20_2" text:outline-level="2"><text:bookmark-start text:name="__RefHeading___Toc3706_267871649"/><text:bookmark-start text:name="_Toc448170170"/>Implementierung der Geschäftslogik<text:bookmark-end text:name="__RefHeading___Toc3706_267871649"/><text:bookmark-end text:name="_Toc448170170"/></text:h>
      <text:list xml:id="list100304245841758" text:continue-numbering="true" text:style-name="LFO6">
        <text:list-item>
          <text:p text:style-name="Listenabsatz">Beschreibung des Vorgehens bei der Umsetzung/Programmierung der entworfenen Anwendung.</text:p>
        </text:list-item>
        <text:list-item>
          <text:p text:style-name="Listenabsatz">Ggfs. interessante Funktionen/Algorithmen im Detail vorstellen, verwendete Entwurfsmuster zeigen.</text:p>
        </text:list-item>
        <text:list-item>
          <text:p text:style-name="Listenabsatz">Quelltextbeispiele zeigen.</text:p>
        </text:list-item>
        <text:list-item>
          <text:p text:style-name="Listenabsatz">Hinweis: Es wird nicht ein lauffähiges Programm bewertet, sondern die Projektdurchführung. Dennoch würde ich immer Quelltextausschnitte zeigen, da sonst Zweifel an der tatsächlichen Leistung des Prüflings aufkommen können.</text:p>
        </text:list-item>
      </text:list>
      <text:p text:style-name="Beispiel">Beispiel</text:p>
      <text:p text:style-name="Standard">Die Klasse <text:span text:style-name="Klasse">ComparedNaturalModuleInformation</text:span> findet sich im Anhang <text:bookmark-ref text:reference-format="number" text:ref-name="__RefNumPara__11921_267871649">A11</text:bookmark-ref>.</text:p>
      <text:h text:style-name="Heading_20_1" text:outline-level="1"><text:bookmark-start text:name="__RefHeading___Toc3708_267871649"/><text:bookmark-start text:name="_Toc448170171"/>Abnahmephase<text:bookmark-end text:name="__RefHeading___Toc3708_267871649"/><text:bookmark-end text:name="_Toc448170171"/></text:h>
      <text:list xml:id="list100305024423166" text:continue-numbering="true" text:style-name="LFO6">
        <text:list-item>
          <text:p text:style-name="Listenabsatz">Welche Tests (z.B. Unit-, Integrations-, Systemtests) wurden durchgeführt und welche Ergebnisse haben sie geliefert (z.B. Logs von Unit Tests, Testprotokolle der Anwender)?</text:p>
        </text:list-item>
        <text:list-item>
          <text:p text:style-name="Listenabsatz">Wurde die Anwendung offiziell abgenommen?</text:p>
        </text:list-item>
      </text:list>
      <text:p text:style-name="Beispiel">Beispiel</text:p>
      <text:p text:style-name="Standard">Ein Auszug eines Unit Tests befindet sich im Anhang <text:bookmark-ref text:reference-format="number" text:ref-name="__RefNumPara__11923_267871649">A10</text:bookmark-ref>. Dort ist auch der Aufruf des Tests auf der Konsole des Webservers zu sehen.</text:p>
      <text:h text:style-name="Heading_20_1" text:outline-level="1"><text:bookmark-start text:name="__RefHeading___Toc3710_267871649"/><text:bookmark-start text:name="_Toc448170172"/>Einführungsphase<text:bookmark-end text:name="__RefHeading___Toc3710_267871649"/><text:bookmark-end text:name="_Toc448170172"/></text:h>
      <text:list xml:id="list100303704890139" text:continue-numbering="true" text:style-name="LFO6">
        <text:list-item>
          <text:p text:style-name="Listenabsatz">Welche Schritte waren zum Deployment der Anwendung nötig und wie wurden sie durchgeführt (automatisiert/manuell)?</text:p>
        </text:list-item>
        <text:list-item>
          <text:p text:style-name="Listenabsatz">Wurden Ggfs. Altdaten migriert und wenn ja, wie?</text:p>
        </text:list-item>
        <text:list-item>
          <text:p text:style-name="Listenabsatz">Wurden Benutzerschulungen durchgeführt und wenn ja, Wie wurden sie vorbereitet?</text:p>
        </text:list-item>
      </text:list>
      <text:h text:style-name="Heading_20_1" text:outline-level="1"><text:bookmark-start text:name="__RefHeading___Toc3712_267871649"/><text:bookmark-start text:name="_Toc448170173"/><text:soft-page-break/>Dokumentation<text:bookmark-end text:name="__RefHeading___Toc3712_267871649"/><text:bookmark-end text:name="_Toc448170173"/></text:h>
      <text:list xml:id="list100304764638511" text:continue-numbering="true" text:style-name="LFO6">
        <text:list-item>
          <text:p text:style-name="Listenabsatz">Wie wurde die Anwendung für die Benutzer/Administratoren/Entwickler dokumentiert (z.B. Benutzerhandbuch, <text:alphabetical-index-mark text:string-value="Application Programming Interface" text:key1="API"/><text:alphabetical-index-mark text:string-value="Application Programming Interface" text:key1="API"/>API-Dokumentation)?</text:p>
        </text:list-item>
        <text:list-item>
          <text:p text:style-name="Listenabsatz">Hinweis: Je nach Zielgruppe gelten bestimmte Anforderungen für die Dokumentation (z.B. keine IT-Fachbegriffe in einer Anwenderdokumentation verwenden, aber auf jeden Fall in einer Dokumentation für den IT-Bereich).</text:p>
        </text:list-item>
      </text:list>
      <text:p text:style-name="Beispiel">Beispiel</text:p>
      <text:p text:style-name="Standard">Ein Ausschnitt aus der erstellten Benutzerdokumentation befindet sich im Anhang <text:bookmark-ref text:reference-format="number" text:ref-name="__RefNumPara__11925_267871649">A13</text:bookmark-ref>.</text:p>
      <text:p text:style-name="Standard">Die Entwicklerdokumentation wurde mittels <text:alphabetical-index-mark text:string-value="PHP Hypertext Preprocessor" text:key1="PHP"/><text:alphabetical-index-mark text:string-value="PHP Hypertext Preprocessor" text:key1="PHP"/><text:span text:style-name="Frameworkname">PHPDoc</text:span> automatisch generiert. Ein beispielhafter Auszug aus der Dokumentation einer Klasse findet sich im Anhang <text:bookmark-ref text:reference-format="number" text:ref-name="__RefNumPara__11927_267871649">A9</text:bookmark-ref>.</text:p>
      <text:h text:style-name="Heading_20_1" text:outline-level="1"><text:bookmark-start text:name="__RefHeading___Toc3714_267871649"/><text:bookmark-start text:name="_Toc448170174"/>Fazit<text:bookmark-end text:name="__RefHeading___Toc3714_267871649"/><text:bookmark-end text:name="_Toc448170174"/></text:h>
      <text:h text:style-name="Heading_20_2" text:outline-level="2"><text:bookmark-start text:name="__RefHeading___Toc3716_267871649"/><text:bookmark-start text:name="_Toc448170175"/>Soll-/Ist-Vergleich<text:bookmark-end text:name="__RefHeading___Toc3716_267871649"/><text:bookmark-end text:name="_Toc448170175"/></text:h>
      <text:list xml:id="list100303898826750" text:continue-numbering="true" text:style-name="LFO6">
        <text:list-item>
          <text:p text:style-name="Listenabsatz">Wurde das Projektziel erreicht und wenn nein, warum nicht?</text:p>
        </text:list-item>
        <text:list-item>
          <text:p text:style-name="Listenabsatz">Ist der Auftraggeber mit dem Projektergebnis zufrieden und wenn nein, warum nicht?</text:p>
        </text:list-item>
        <text:list-item>
          <text:p text:style-name="Listenabsatz">Wurde die Projektplanung (Zeit, Kosten, Personal, Sachmittel) eingehalten oder haben sich Abweichungen ergeben und wenn ja, warum?</text:p>
        </text:list-item>
        <text:list-item>
          <text:p text:style-name="Listenabsatz">Hinweis: Die Projektplanung muss nicht strikt eingehalten werden. Vielmehr sind Abweichungen sogar als normal anzusehen. Sie müssen nur vernünftig begründet werden (z.B. durch Änderungen an den Anforderungen, unter-/überschätzter Aufwand).</text:p>
        </text:list-item>
      </text:list>
      <text:p text:style-name="Beispiel">Beispiel (verkürzt)</text:p>
      <text:p text:style-name="Standard">Wie in <text:sequence-ref text:reference-format="category-and-value" text:ref-name="refTable3">Tabelle 4</text:sequence-ref> zu erkennen ist, konnte die Zeitplanung bis auf wenige Ausnahmen eingehalten werden.</text:p>
      <table:table table:name="Tabelle4" table:style-name="Tabelle4">
        <table:table-column table:style-name="Tabelle4.A"/>
        <table:table-column table:style-name="Tabelle4.B"/>
        <table:table-column table:style-name="Tabelle4.C"/>
        <table:table-column table:style-name="Tabelle4.D"/>
        <table:table-row>
          <table:table-cell table:style-name="Tabelle4.A1" office:value-type="string">
            <text:p text:style-name="P4">Phase</text:p>
          </table:table-cell>
          <table:table-cell table:style-name="Tabelle4.A1" office:value-type="string">
            <text:p text:style-name="P7">Geplant</text:p>
          </table:table-cell>
          <table:table-cell table:style-name="Tabelle4.A1" office:value-type="string">
            <text:p text:style-name="P7">Tatsächlich</text:p>
          </table:table-cell>
          <table:table-cell table:style-name="Tabelle4.A1" office:value-type="string">
            <text:p text:style-name="P7">Differenz</text:p>
          </table:table-cell>
        </table:table-row>
        <table:table-row>
          <table:table-cell table:style-name="Tabelle4.A2" office:value-type="string">
            <text:p text:style-name="P3">Analyse</text:p>
          </table:table-cell>
          <table:table-cell table:style-name="Tabelle4.B2" office:value-type="string">
            <text:p text:style-name="P6">9 h</text:p>
          </table:table-cell>
          <table:table-cell table:style-name="Tabelle4.C2" office:value-type="string">
            <text:p text:style-name="P6">10 h</text:p>
          </table:table-cell>
          <table:table-cell table:style-name="Tabelle4.D2" office:value-type="string">
            <text:p text:style-name="P6">+1 h</text:p>
          </table:table-cell>
        </table:table-row>
        <table:table-row>
          <table:table-cell table:style-name="Tabelle4.A3" office:value-type="string">
            <text:p text:style-name="P3">Entwurf</text:p>
          </table:table-cell>
          <table:table-cell table:style-name="Tabelle4.A3" office:value-type="string">
            <text:p text:style-name="P6">20 h</text:p>
          </table:table-cell>
          <table:table-cell table:style-name="Tabelle4.A3" office:value-type="string">
            <text:p text:style-name="P6">20 h</text:p>
          </table:table-cell>
          <table:table-cell table:style-name="Tabelle4.A3" office:value-type="string">
            <text:p text:style-name="P6"/>
          </table:table-cell>
        </table:table-row>
        <table:table-row>
          <table:table-cell table:style-name="Tabelle4.A4" office:value-type="string">
            <text:p text:style-name="P3">Implementierung</text:p>
          </table:table-cell>
          <table:table-cell table:style-name="Tabelle4.B4" office:value-type="string">
            <text:p text:style-name="P6">30 h</text:p>
          </table:table-cell>
          <table:table-cell table:style-name="Tabelle4.C4" office:value-type="string">
            <text:p text:style-name="P6">27 h</text:p>
          </table:table-cell>
          <table:table-cell table:style-name="Tabelle4.D4" office:value-type="string">
            <text:p text:style-name="P6">-3 h</text:p>
          </table:table-cell>
        </table:table-row>
        <table:table-row>
          <table:table-cell table:style-name="Tabelle4.A3" office:value-type="string">
            <text:p text:style-name="P3">Abnahme</text:p>
          </table:table-cell>
          <table:table-cell table:style-name="Tabelle4.A3" office:value-type="string">
            <text:p text:style-name="P6">1 h</text:p>
          </table:table-cell>
          <table:table-cell table:style-name="Tabelle4.A3" office:value-type="string">
            <text:p text:style-name="P6">1 h</text:p>
          </table:table-cell>
          <table:table-cell table:style-name="Tabelle4.A3" office:value-type="string">
            <text:p text:style-name="P6"/>
          </table:table-cell>
        </table:table-row>
        <table:table-row>
          <table:table-cell table:style-name="Tabelle4.A6" office:value-type="string">
            <text:p text:style-name="P3">Einführung</text:p>
          </table:table-cell>
          <table:table-cell table:style-name="Tabelle4.B6" office:value-type="string">
            <text:p text:style-name="P6">1 h</text:p>
          </table:table-cell>
          <table:table-cell table:style-name="Tabelle4.C6" office:value-type="string">
            <text:p text:style-name="P6">1 h</text:p>
          </table:table-cell>
          <table:table-cell table:style-name="Tabelle4.D6" office:value-type="string">
            <text:p text:style-name="P6"/>
          </table:table-cell>
        </table:table-row>
        <table:table-row>
          <table:table-cell table:style-name="Tabelle4.A3" office:value-type="string">
            <text:p text:style-name="P3">Dokumentation</text:p>
          </table:table-cell>
          <table:table-cell table:style-name="Tabelle4.A3" office:value-type="string">
            <text:p text:style-name="P6">9 h</text:p>
          </table:table-cell>
          <table:table-cell table:style-name="Tabelle4.A3" office:value-type="string">
            <text:p text:style-name="P6">11 h</text:p>
          </table:table-cell>
          <table:table-cell table:style-name="Tabelle4.A3" office:value-type="string">
            <text:p text:style-name="P6">+2 h</text:p>
          </table:table-cell>
        </table:table-row>
        <table:table-row>
          <table:table-cell table:style-name="Tabelle4.A8" office:value-type="string">
            <text:p text:style-name="P5">Gesamt</text:p>
          </table:table-cell>
          <table:table-cell table:style-name="Tabelle4.A8" office:value-type="string">
            <text:p text:style-name="P8">70 h</text:p>
          </table:table-cell>
          <table:table-cell table:style-name="Tabelle4.A8" office:value-type="string">
            <text:p text:style-name="P8">70 h</text:p>
          </table:table-cell>
          <table:table-cell table:style-name="Tabelle4.A8" office:value-type="string">
            <text:p text:style-name="P8"/>
          </table:table-cell>
        </table:table-row>
      </table:table>
      <text:p text:style-name="Table">Tabelle <text:sequence text:ref-name="refTable3" text:name="Table" text:formula="ooow:Table+1" style:num-format="1">4</text:sequence>: Soll-/Ist-Vergleich</text:p>
      <text:h text:style-name="Heading_20_2" text:outline-level="2"><text:bookmark-start text:name="__RefHeading___Toc3718_267871649"/><text:bookmark text:name="_Toc448170209"/><text:bookmark-start text:name="_Toc448170176"/><text:soft-page-break/>Lessons Learned<text:bookmark-end text:name="__RefHeading___Toc3718_267871649"/><text:bookmark-end text:name="_Toc448170176"/></text:h>
      <text:list xml:id="list100304700388677" text:continue-numbering="true" text:style-name="LFO6">
        <text:list-item>
          <text:p text:style-name="Listenabsatz">Was hat der Prüfling bei der Durchführung des Projekts gelernt (z.B. Zeitplanung, Vorteile der eingesetzten Frameworks, Änderungen der Anforderungen)?</text:p>
        </text:list-item>
      </text:list>
      <text:h text:style-name="Heading_20_2" text:outline-level="2"><text:bookmark-start text:name="__RefHeading___Toc3720_267871649"/><text:bookmark-start text:name="_Toc448170177"/>Ausblick<text:bookmark-end text:name="__RefHeading___Toc3720_267871649"/><text:bookmark-end text:name="_Toc448170177"/></text:h>
      <text:list xml:id="list100304429558461" text:continue-numbering="true" text:style-name="LFO6">
        <text:list-item>
          <text:p text:style-name="Listenabsatz">Wie wird sich das Projekt in Zukunft weiterentwickeln (z.B. geplante Erweiterungen)?</text:p>
        </text:list-item>
      </text:list>
      <text:p text:style-name="P27"/>
      <text:bibliography text:style-name="Sect2" text:protected="true" text:name="Literaturverzeichnis1">
        <text:bibliography-source>
          <text:index-title-template text:style-name="Bibliography_20_Heading">Literaturverzeichnis</text:index-title-template>
          <text:bibliography-entry-template text:bibliography-type="article"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book"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booklet"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onference"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1"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2"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3"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4"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5"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emai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book"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collection"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proceeding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journa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anua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astersthesi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isc"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index-entry-span>, </text:index-entry-span>
            <text:index-entry-bibliography text:style-name="_34__20__5f_34_5f__5f_20_5f__5f_5f_5f_34_5f_5f_5f__5f_5f_5f_20_5f_5f_5f_" text:bibliography-data-field="url"/>
          </text:bibliography-entry-template>
          <text:bibliography-entry-template text:bibliography-type="phdthesi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proceeding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techreport"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unpublished"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www"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source>
        <text:index-body>
          <text:index-title text:style-name="Sect2" text:name="Literaturverzeichnis1_Head">
            <text:p text:style-name="P15"><text:bookmark-start text:name="__RefHeading___Toc2890_1141431185"/>Literaturverzeichnis<text:bookmark-end text:name="__RefHeading___Toc2890_1141431185"/></text:p>
          </text:index-title>
          <text:p text:style-name="P20">Grashorn2010: Grashorn, Dirk, Entwicklung von NatInfo – Webbasiertes Tool zur Unterstützung der Entwickler, 2010</text:p>
          <text:p text:style-name="P20">ISO9126-1: ISO/IEC 9126-1, Software-Engineering – Qualität von Software-Produkten – Teil 1: Qualitätsmodell, 2001</text:p>
        </text:index-body>
      </text:bibliography>
      <text:p text:style-name="Standard"/>
      <text:h text:style-name="Überschrift_20_1_20_ohne_20_Nummerierung" text:outline-level="1"><text:bookmark-start text:name="__RefHeading___Toc4176_267871649"/><text:bookmark-start text:name="_Toc448170179"/>Eidesstattliche Erklärung<text:bookmark-end text:name="__RefHeading___Toc4176_267871649"/><text:bookmark-end text:name="_Toc448170179"/></text:h>
      <text:p text:style-name="Standard">Ich, <text:user-defined style:data-style-name="N0" text:name="Autor">Der Autor</text:user-defined>, versichere hi<text:alphabetical-index-mark text:string-value="Entity Relationship Model" text:key1="ERM"/><text:alphabetical-index-mark text:string-value="Entity Relationship Model" text:key1="ERM"/>ermit, dass ich meine Dokumentation zur betrieblichen Projektarbeit mit dem Thema</text:p>
      <text:p text:style-name="Erklärung_20_Titel"><text:title>Der Kurztitel</text:title> – <text:subject>Der Langtitel der Projektdokumentation</text:subject></text:p>
      <text:p text:style-name="Standard">selbständig verfasst und keine anderen als die angegebenen Quellen und Hilfsmittel benutzt habe, wobei ich alle wörtlichen und sinngemäßen Zitate als solche gekennzeichnet habe. Die Arbeit wurde bisher keiner anderen Prüfungsbehörde vorgelegt und auch nicht veröffentlicht.</text:p>
      <text:p text:style-name="Erklärung_20_Datum"><text:user-defined style:data-style-name="N0" text:name="Abgabeort">Abgabeort</text:user-defined>, den <text:date style:data-style-name="N10107" text:date-value="2016-10-03T10:03:03.370000077">03.10.2016</text:date></text:p>
      <text:p text:style-name="Erklärung_20_Unterschrift"><text:tab/></text:p>
      <text:p text:style-name="Erklärung_20_Autor"><text:user-defined style:data-style-name="N0" text:name="Autor">Der Autor</text:user-defined></text:p>
      <text:p text:style-name="Standard"/>
      <text:h text:style-name="P31" text:outline-level="1"><text:bookmark-start text:name="__RefHeading___Toc4312_267871649"/>Anhang<text:bookmark-end text:name="__RefHeading___Toc4312_267871649"/></text:h>
      <text:list xml:id="list8775403043660949380" text:style-name="Anhang">
        <text:list-item>
          <text:h text:style-name="Überschrift_20_Anhang" text:outline-level="2"><text:bookmark-start text:name="_Ref447815705"/><text:bookmark-start text:name="_Toc448170181"/><text:bookmark-start text:name="__RefHeading___Toc4206_267871649"/><text:bookmark-start text:name="__RefNumPara__7329_267871649"/><text:bookmark-start text:name="_Ref447815649"/>Detaillierte Zeitplanung<text:bookmark-end text:name="_Ref447815705"/><text:bookmark-end text:name="_Toc448170181"/><text:bookmark-end text:name="__RefHeading___Toc4206_267871649"/><text:bookmark-end text:name="__RefNumPara__7329_267871649"/></text:h>
        </text:list-item>
      </text:list>
      <table:table table:name="Tabelle5" table:style-name="Tabelle5">
        <table:table-column table:style-name="Tabelle5.A"/>
        <table:table-column table:style-name="Tabelle5.B"/>
        <table:table-column table:style-name="Tabelle5.C"/>
        <table:table-column table:style-name="Tabelle5.D"/>
        <table:table-row>
          <table:table-cell table:style-name="Tabelle5.A1" office:value-type="string">
            <text:p text:style-name="P5">Analysephase</text:p>
          </table:table-cell>
          <table:table-cell table:style-name="Tabelle5.A1" office:value-type="string">
            <text:p text:style-name="P8"/>
          </table:table-cell>
          <table:table-cell table:style-name="Tabelle5.A1" office:value-type="string">
            <text:p text:style-name="P8"/>
          </table:table-cell>
          <table:table-cell table:style-name="Tabelle5.A1" office:value-type="string">
            <text:p text:style-name="P8">9 h</text:p>
          </table:table-cell>
        </table:table-row>
        <table:table-row table:style-name="Tabelle5.2">
          <table:table-cell table:style-name="Tabelle5.A2" office:value-type="string">
            <text:p text:style-name="Table_20_Contents">1. Analyse des Ist-Zustands</text:p>
          </table:table-cell>
          <table:table-cell table:style-name="Tabelle5.A2" office:value-type="string">
            <text:p text:style-name="P6"/>
          </table:table-cell>
          <table:table-cell table:style-name="Tabelle5.A2" office:value-type="string">
            <text:p text:style-name="P6">3 h</text:p>
          </table:table-cell>
          <table:table-cell table:style-name="Tabelle5.A2" office:value-type="string">
            <text:p text:style-name="P6"/>
          </table:table-cell>
        </table:table-row>
        <table:table-row>
          <table:table-cell table:style-name="Tabelle5.A3" office:value-type="string">
            <text:p text:style-name="P3">1.1. Fachgespräch mit der EDV-Abteilung</text:p>
          </table:table-cell>
          <table:table-cell table:style-name="Tabelle5.B3" office:value-type="string">
            <text:p text:style-name="P6">1 h</text:p>
          </table:table-cell>
          <table:table-cell table:style-name="Tabelle5.C3" office:value-type="string">
            <text:p text:style-name="P6"/>
          </table:table-cell>
          <table:table-cell table:style-name="Tabelle5.D3" office:value-type="string">
            <text:p text:style-name="P6"/>
          </table:table-cell>
        </table:table-row>
        <table:table-row>
          <table:table-cell table:style-name="Tabelle5.A2" office:value-type="string">
            <text:p text:style-name="P3">1.2. Prozessanalyse</text:p>
          </table:table-cell>
          <table:table-cell table:style-name="Tabelle5.A2" office:value-type="string">
            <text:p text:style-name="P6">2 h</text:p>
          </table:table-cell>
          <table:table-cell table:style-name="Tabelle5.A2" office:value-type="string">
            <text:p text:style-name="P6"/>
          </table:table-cell>
          <table:table-cell table:style-name="Tabelle5.A2" office:value-type="string">
            <text:p text:style-name="P6"/>
          </table:table-cell>
        </table:table-row>
        <table:table-row>
          <table:table-cell table:style-name="Tabelle5.A5" office:value-type="string">
            <text:p text:style-name="P3">2. „Make or buy“-Entscheidung und Wirtschaftlichkeitsanalyse</text:p>
          </table:table-cell>
          <table:table-cell table:style-name="Tabelle5.B5" office:value-type="string">
            <text:p text:style-name="P6"/>
          </table:table-cell>
          <table:table-cell table:style-name="Tabelle5.C5" office:value-type="string">
            <text:p text:style-name="P6">1 h</text:p>
          </table:table-cell>
          <table:table-cell table:style-name="Tabelle5.D5" office:value-type="string">
            <text:p text:style-name="P6"/>
          </table:table-cell>
        </table:table-row>
        <table:table-row>
          <table:table-cell table:style-name="Tabelle5.A2" office:value-type="string">
            <text:p text:style-name="P3">3. Erstellen eines Use-Case-Diagramms</text:p>
          </table:table-cell>
          <table:table-cell table:style-name="Tabelle5.A2" office:value-type="string">
            <text:p text:style-name="P6"/>
          </table:table-cell>
          <table:table-cell table:style-name="Tabelle5.A2" office:value-type="string">
            <text:p text:style-name="P6">2 h</text:p>
          </table:table-cell>
          <table:table-cell table:style-name="Tabelle5.A2" office:value-type="string">
            <text:p text:style-name="P6"/>
          </table:table-cell>
        </table:table-row>
        <table:table-row>
          <table:table-cell table:style-name="Tabelle5.A7" office:value-type="string">
            <text:p text:style-name="P3">4. Erstellen des Lastenhefts mit der EDV-Abteilung</text:p>
          </table:table-cell>
          <table:table-cell table:style-name="Tabelle5.B7" office:value-type="string">
            <text:p text:style-name="P6"/>
          </table:table-cell>
          <table:table-cell table:style-name="Tabelle5.C7" office:value-type="string">
            <text:p text:style-name="P6">3 h</text:p>
          </table:table-cell>
          <table:table-cell table:style-name="Tabelle5.D7" office:value-type="string">
            <text:p text:style-name="P6"/>
          </table:table-cell>
        </table:table-row>
        <table:table-row>
          <table:table-cell table:style-name="Tabelle5.A1" office:value-type="string">
            <text:p text:style-name="P5">Entwurfsphase</text:p>
          </table:table-cell>
          <table:table-cell table:style-name="Tabelle5.A1" office:value-type="string">
            <text:p text:style-name="P8"/>
          </table:table-cell>
          <table:table-cell table:style-name="Tabelle5.A1" office:value-type="string">
            <text:p text:style-name="P8"/>
          </table:table-cell>
          <table:table-cell table:style-name="Tabelle5.A1" office:value-type="string">
            <text:p text:style-name="P8">20 h</text:p>
          </table:table-cell>
        </table:table-row>
        <table:table-row>
          <table:table-cell table:style-name="Tabelle5.A9" office:value-type="string">
            <text:p text:style-name="P3">1. Prozessentwurf</text:p>
          </table:table-cell>
          <table:table-cell table:style-name="Tabelle5.B9" office:value-type="string">
            <text:p text:style-name="P6"/>
          </table:table-cell>
          <table:table-cell table:style-name="Tabelle5.C9" office:value-type="string">
            <text:p text:style-name="P6">3 h</text:p>
          </table:table-cell>
          <table:table-cell table:style-name="Tabelle5.D9" office:value-type="string">
            <text:p text:style-name="P6"/>
          </table:table-cell>
        </table:table-row>
        <table:table-row>
          <table:table-cell table:style-name="Tabelle5.A2" office:value-type="string">
            <text:p text:style-name="P3">2. Datenbankentwurf</text:p>
          </table:table-cell>
          <table:table-cell table:style-name="Tabelle5.A2" office:value-type="string">
            <text:p text:style-name="P6"/>
          </table:table-cell>
          <table:table-cell table:style-name="Tabelle5.A2" office:value-type="string">
            <text:p text:style-name="P6">3 h</text:p>
          </table:table-cell>
          <table:table-cell table:style-name="Tabelle5.A2" office:value-type="string">
            <text:p text:style-name="P6"/>
          </table:table-cell>
        </table:table-row>
        <table:table-row>
          <table:table-cell table:style-name="Tabelle5.A11" office:value-type="string">
            <text:p text:style-name="P3">2.1. ER-Modell erstellen</text:p>
          </table:table-cell>
          <table:table-cell table:style-name="Tabelle5.B11" office:value-type="string">
            <text:p text:style-name="P6">2 h</text:p>
          </table:table-cell>
          <table:table-cell table:style-name="Tabelle5.C11" office:value-type="string">
            <text:p text:style-name="P6"/>
          </table:table-cell>
          <table:table-cell table:style-name="Tabelle5.D11" office:value-type="string">
            <text:p text:style-name="P6"/>
          </table:table-cell>
        </table:table-row>
        <table:table-row>
          <table:table-cell table:style-name="Tabelle5.A2" office:value-type="string">
            <text:p text:style-name="P3">2.2. Konkretes Tabellenmodell erstellen</text:p>
          </table:table-cell>
          <table:table-cell table:style-name="Tabelle5.A2" office:value-type="string">
            <text:p text:style-name="P6">1 h</text:p>
          </table:table-cell>
          <table:table-cell table:style-name="Tabelle5.A2" office:value-type="string">
            <text:p text:style-name="P6"/>
          </table:table-cell>
          <table:table-cell table:style-name="Tabelle5.A2" office:value-type="string">
            <text:p text:style-name="P6"/>
          </table:table-cell>
        </table:table-row>
        <table:table-row>
          <table:table-cell table:style-name="Tabelle5.A13" office:value-type="string">
            <text:p text:style-name="P3">3. Erstellen von Datenverarbeitungskonzepten</text:p>
          </table:table-cell>
          <table:table-cell table:style-name="Tabelle5.B13" office:value-type="string">
            <text:p text:style-name="P6"/>
          </table:table-cell>
          <table:table-cell table:style-name="Tabelle5.C13" office:value-type="string">
            <text:p text:style-name="P6">4 h</text:p>
          </table:table-cell>
          <table:table-cell table:style-name="Tabelle5.D13" office:value-type="string">
            <text:p text:style-name="P6"/>
          </table:table-cell>
        </table:table-row>
        <table:table-row>
          <table:table-cell table:style-name="Tabelle5.A2" office:value-type="string">
            <text:p text:style-name="P3">3.1. Verarbeitung der <text:alphabetical-index-mark text:string-value="Comma Separated Values" text:key1="CSV"/><text:alphabetical-index-mark text:string-value="Comma Separated Values" text:key1="CSV"/>CSV-Daten</text:p>
          </table:table-cell>
          <table:table-cell table:style-name="Tabelle5.A2" office:value-type="string">
            <text:p text:style-name="P6">1 h</text:p>
          </table:table-cell>
          <table:table-cell table:style-name="Tabelle5.A2" office:value-type="string">
            <text:p text:style-name="P6"/>
          </table:table-cell>
          <table:table-cell table:style-name="Tabelle5.A2" office:value-type="string">
            <text:p text:style-name="P6"/>
          </table:table-cell>
        </table:table-row>
        <table:table-row>
          <table:table-cell table:style-name="Tabelle5.A15" office:value-type="string">
            <text:p text:style-name="P3">3.2. Verarbeitung der <text:alphabetical-index-mark text:string-value="Subversion" text:key1="SVN"/><text:alphabetical-index-mark text:string-value="Subversion" text:key1="SVN"/>SVN-Daten</text:p>
          </table:table-cell>
          <table:table-cell table:style-name="Tabelle5.B15" office:value-type="string">
            <text:p text:style-name="P6">1 h</text:p>
          </table:table-cell>
          <table:table-cell table:style-name="Tabelle5.C15" office:value-type="string">
            <text:p text:style-name="P6"/>
          </table:table-cell>
          <table:table-cell table:style-name="Tabelle5.D15" office:value-type="string">
            <text:p text:style-name="P6"/>
          </table:table-cell>
        </table:table-row>
        <table:table-row>
          <table:table-cell table:style-name="Tabelle5.A2" office:value-type="string">
            <text:p text:style-name="P3">3.3. Verarbeitung der Sourcen der Programme</text:p>
          </table:table-cell>
          <table:table-cell table:style-name="Tabelle5.A2" office:value-type="string">
            <text:p text:style-name="P6">2 h</text:p>
          </table:table-cell>
          <table:table-cell table:style-name="Tabelle5.A2" office:value-type="string">
            <text:p text:style-name="P6"/>
          </table:table-cell>
          <table:table-cell table:style-name="Tabelle5.A2" office:value-type="string">
            <text:p text:style-name="P6"/>
          </table:table-cell>
        </table:table-row>
        <table:table-row>
          <table:table-cell table:style-name="Tabelle5.A17" office:value-type="string">
            <text:p text:style-name="P3">4. Benutzeroberflächen entwerfen und abstimmen</text:p>
          </table:table-cell>
          <table:table-cell table:style-name="Tabelle5.B17" office:value-type="string">
            <text:p text:style-name="P6"/>
          </table:table-cell>
          <table:table-cell table:style-name="Tabelle5.C17" office:value-type="string">
            <text:p text:style-name="P6">2 h</text:p>
          </table:table-cell>
          <table:table-cell table:style-name="Tabelle5.D17" office:value-type="string">
            <text:p text:style-name="P6"/>
          </table:table-cell>
        </table:table-row>
        <table:table-row>
          <table:table-cell table:style-name="Tabelle5.A2" office:value-type="string">
            <text:p text:style-name="P3">5. Erstellen eines UML-Komponentendiagramms der Anwendung</text:p>
          </table:table-cell>
          <table:table-cell table:style-name="Tabelle5.A2" office:value-type="string">
            <text:p text:style-name="P6"/>
          </table:table-cell>
          <table:table-cell table:style-name="Tabelle5.A2" office:value-type="string">
            <text:p text:style-name="P6">4 h</text:p>
          </table:table-cell>
          <table:table-cell table:style-name="Tabelle5.A2" office:value-type="string">
            <text:p text:style-name="P6"/>
          </table:table-cell>
        </table:table-row>
        <table:table-row>
          <table:table-cell table:style-name="Tabelle5.A19" office:value-type="string">
            <text:p text:style-name="P3">6. Erstellen des Pflichtenhefts</text:p>
          </table:table-cell>
          <table:table-cell table:style-name="Tabelle5.B19" office:value-type="string">
            <text:p text:style-name="P6"/>
          </table:table-cell>
          <table:table-cell table:style-name="Tabelle5.C19" office:value-type="string">
            <text:p text:style-name="P6">4 h</text:p>
          </table:table-cell>
          <table:table-cell table:style-name="Tabelle5.D19" office:value-type="string">
            <text:p text:style-name="P6"/>
          </table:table-cell>
        </table:table-row>
        <table:table-row>
          <table:table-cell table:style-name="Tabelle5.A1" office:value-type="string">
            <text:p text:style-name="P5">Implementierungsphase</text:p>
          </table:table-cell>
          <table:table-cell table:style-name="Tabelle5.A1" office:value-type="string">
            <text:p text:style-name="P8"/>
          </table:table-cell>
          <table:table-cell table:style-name="Tabelle5.A1" office:value-type="string">
            <text:p text:style-name="P8"/>
          </table:table-cell>
          <table:table-cell table:style-name="Tabelle5.A1" office:value-type="string">
            <text:p text:style-name="P8">30 h</text:p>
          </table:table-cell>
        </table:table-row>
        <table:table-row>
          <table:table-cell table:style-name="Tabelle5.A21" office:value-type="string">
            <text:p text:style-name="P3">1. Anlegen der Datenbank</text:p>
          </table:table-cell>
          <table:table-cell table:style-name="Tabelle5.B21" office:value-type="string">
            <text:p text:style-name="P6"/>
          </table:table-cell>
          <table:table-cell table:style-name="Tabelle5.C21" office:value-type="string">
            <text:p text:style-name="P6">1 h</text:p>
          </table:table-cell>
          <table:table-cell table:style-name="Tabelle5.D21" office:value-type="string">
            <text:p text:style-name="P6"/>
          </table:table-cell>
        </table:table-row>
        <table:table-row>
          <table:table-cell table:style-name="Tabelle5.A2" office:value-type="string">
            <text:p text:style-name="P3">2. Umsetzung der <text:alphabetical-index-mark text:string-value="Hypertext Markup Language" text:key1="HTML"/><text:alphabetical-index-mark text:string-value="Hypertext Markup Language" text:key1="HTML"/>HTML-Oberflächen und Stylesheets</text:p>
          </table:table-cell>
          <table:table-cell table:style-name="Tabelle5.A2" office:value-type="string">
            <text:p text:style-name="P6"/>
          </table:table-cell>
          <table:table-cell table:style-name="Tabelle5.A2" office:value-type="string">
            <text:p text:style-name="P6">5 h</text:p>
          </table:table-cell>
          <table:table-cell table:style-name="Tabelle5.A2" office:value-type="string">
            <text:p text:style-name="P6"/>
          </table:table-cell>
        </table:table-row>
        <table:table-row>
          <table:table-cell table:style-name="Tabelle5.A23" office:value-type="string">
            <text:p text:style-name="P3">3. Programmierung der <text:alphabetical-index-mark text:string-value="PHP Hypertext Preprocessor" text:key1="PHP"/><text:alphabetical-index-mark text:string-value="PHP Hypertext Preprocessor" text:key1="PHP"/>PHP-Module für die Funktionen</text:p>
          </table:table-cell>
          <table:table-cell table:style-name="Tabelle5.B23" office:value-type="string">
            <text:p text:style-name="P6"/>
          </table:table-cell>
          <table:table-cell table:style-name="Tabelle5.C23" office:value-type="string">
            <text:p text:style-name="P6">23 h</text:p>
          </table:table-cell>
          <table:table-cell table:style-name="Tabelle5.D23" office:value-type="string">
            <text:p text:style-name="P6"/>
          </table:table-cell>
        </table:table-row>
        <table:table-row>
          <table:table-cell table:style-name="Tabelle5.A2" office:value-type="string">
            <text:p text:style-name="P3">3.1. Import der Modulinformationen aus <text:alphabetical-index-mark text:string-value="Comma Separated Values" text:key1="CSV"/><text:alphabetical-index-mark text:string-value="Comma Separated Values" text:key1="CSV"/>CSV-Dateien</text:p>
          </table:table-cell>
          <table:table-cell table:style-name="Tabelle5.A2" office:value-type="string">
            <text:p text:style-name="P6">2 h</text:p>
          </table:table-cell>
          <table:table-cell table:style-name="Tabelle5.A2" office:value-type="string">
            <text:p text:style-name="P6"/>
          </table:table-cell>
          <table:table-cell table:style-name="Tabelle5.A2" office:value-type="string">
            <text:p text:style-name="P6"/>
          </table:table-cell>
        </table:table-row>
        <table:table-row>
          <table:table-cell table:style-name="Tabelle5.A25" office:value-type="string">
            <text:p text:style-name="P3">3.2. Parsen der Modulquelltexte</text:p>
          </table:table-cell>
          <table:table-cell table:style-name="Tabelle5.B25" office:value-type="string">
            <text:p text:style-name="P6">3 h</text:p>
          </table:table-cell>
          <table:table-cell table:style-name="Tabelle5.C25" office:value-type="string">
            <text:p text:style-name="P6"/>
          </table:table-cell>
          <table:table-cell table:style-name="Tabelle5.D25" office:value-type="string">
            <text:p text:style-name="P6"/>
          </table:table-cell>
        </table:table-row>
        <text:soft-page-break/>
        <table:table-row>
          <table:table-cell table:style-name="Tabelle5.A2" office:value-type="string">
            <text:p text:style-name="P3">3.3. Import der <text:alphabetical-index-mark text:string-value="Subversion" text:key1="SVN"/><text:alphabetical-index-mark text:string-value="Subversion" text:key1="SVN"/>SVN-Daten</text:p>
          </table:table-cell>
          <table:table-cell table:style-name="Tabelle5.A2" office:value-type="string">
            <text:p text:style-name="P6">2 h</text:p>
          </table:table-cell>
          <table:table-cell table:style-name="Tabelle5.A2" office:value-type="string">
            <text:p text:style-name="P6"/>
          </table:table-cell>
          <table:table-cell table:style-name="Tabelle5.A2" office:value-type="string">
            <text:p text:style-name="P6"/>
          </table:table-cell>
        </table:table-row>
        <table:table-row>
          <table:table-cell table:style-name="Tabelle5.A27" office:value-type="string">
            <text:p text:style-name="P3">3.4. Vergleichen zweier Umgebungen</text:p>
          </table:table-cell>
          <table:table-cell table:style-name="Tabelle5.B27" office:value-type="string">
            <text:p text:style-name="P6">4 h</text:p>
          </table:table-cell>
          <table:table-cell table:style-name="Tabelle5.C27" office:value-type="string">
            <text:p text:style-name="P6"/>
          </table:table-cell>
          <table:table-cell table:style-name="Tabelle5.D27" office:value-type="string">
            <text:p text:style-name="P6"/>
          </table:table-cell>
        </table:table-row>
        <table:table-row>
          <table:table-cell table:style-name="Tabelle5.A2" office:value-type="string">
            <text:p text:style-name="P3">3.5. Abrufen der von einem zu wählenden Benutzer geänderten Module</text:p>
          </table:table-cell>
          <table:table-cell table:style-name="Tabelle5.A2" office:value-type="string">
            <text:p text:style-name="P6">3 h</text:p>
          </table:table-cell>
          <table:table-cell table:style-name="Tabelle5.A2" office:value-type="string">
            <text:p text:style-name="P6"/>
          </table:table-cell>
          <table:table-cell table:style-name="Tabelle5.A2" office:value-type="string">
            <text:p text:style-name="P6"/>
          </table:table-cell>
        </table:table-row>
        <table:table-row>
          <table:table-cell table:style-name="Tabelle5.A29" office:value-type="string">
            <text:p text:style-name="P3">3.6. Erstellen einer Liste der Module unter unterschiedlichen Aspekten</text:p>
          </table:table-cell>
          <table:table-cell table:style-name="Tabelle5.B29" office:value-type="string">
            <text:p text:style-name="P6">5 h</text:p>
          </table:table-cell>
          <table:table-cell table:style-name="Tabelle5.C29" office:value-type="string">
            <text:p text:style-name="P6"/>
          </table:table-cell>
          <table:table-cell table:style-name="Tabelle5.D29" office:value-type="string">
            <text:p text:style-name="P6"/>
          </table:table-cell>
        </table:table-row>
        <table:table-row>
          <table:table-cell table:style-name="Tabelle5.A2" office:value-type="string">
            <text:p text:style-name="P3">3.7. Anzeigen einer Liste mit den Modulen und geparsten Metadaten</text:p>
          </table:table-cell>
          <table:table-cell table:style-name="Tabelle5.A2" office:value-type="string">
            <text:p text:style-name="P6">3 h</text:p>
          </table:table-cell>
          <table:table-cell table:style-name="Tabelle5.A2" office:value-type="string">
            <text:p text:style-name="P6"/>
          </table:table-cell>
          <table:table-cell table:style-name="Tabelle5.A2" office:value-type="string">
            <text:p text:style-name="P6"/>
          </table:table-cell>
        </table:table-row>
        <table:table-row>
          <table:table-cell table:style-name="Tabelle5.A31" office:value-type="string">
            <text:p text:style-name="P3">3.8. Erstellen einer Übersichtsseite für ein einzelnes Modul</text:p>
          </table:table-cell>
          <table:table-cell table:style-name="Tabelle5.B31" office:value-type="string">
            <text:p text:style-name="P6">1 h</text:p>
          </table:table-cell>
          <table:table-cell table:style-name="Tabelle5.C31" office:value-type="string">
            <text:p text:style-name="P6"/>
          </table:table-cell>
          <table:table-cell table:style-name="Tabelle5.D31" office:value-type="string">
            <text:p text:style-name="P6"/>
          </table:table-cell>
        </table:table-row>
        <table:table-row>
          <table:table-cell table:style-name="Tabelle5.A2" office:value-type="string">
            <text:p text:style-name="P3">4. Nächtlichen Batchjob einrichten</text:p>
          </table:table-cell>
          <table:table-cell table:style-name="Tabelle5.A2" office:value-type="string">
            <text:p text:style-name="P6"/>
          </table:table-cell>
          <table:table-cell table:style-name="Tabelle5.A2" office:value-type="string">
            <text:p text:style-name="P6">1 h</text:p>
          </table:table-cell>
          <table:table-cell table:style-name="Tabelle5.A2" office:value-type="string">
            <text:p text:style-name="P6"/>
          </table:table-cell>
        </table:table-row>
        <table:table-row>
          <table:table-cell table:style-name="Tabelle5.A1" office:value-type="string">
            <text:p text:style-name="P5">Abnahmetest der Fachabteilung</text:p>
          </table:table-cell>
          <table:table-cell table:style-name="Tabelle5.A1" office:value-type="string">
            <text:p text:style-name="P8"/>
          </table:table-cell>
          <table:table-cell table:style-name="Tabelle5.A1" office:value-type="string">
            <text:p text:style-name="P8"/>
          </table:table-cell>
          <table:table-cell table:style-name="Tabelle5.A1" office:value-type="string">
            <text:p text:style-name="P8">1 h</text:p>
          </table:table-cell>
        </table:table-row>
        <table:table-row>
          <table:table-cell table:style-name="Tabelle5.A2" office:value-type="string">
            <text:p text:style-name="P3">1. Abnahmetest der Fachabteilung</text:p>
          </table:table-cell>
          <table:table-cell table:style-name="Tabelle5.A2" office:value-type="string">
            <text:p text:style-name="P6"/>
          </table:table-cell>
          <table:table-cell table:style-name="Tabelle5.A2" office:value-type="string">
            <text:p text:style-name="P6">1 h</text:p>
          </table:table-cell>
          <table:table-cell table:style-name="Tabelle5.A2" office:value-type="string">
            <text:p text:style-name="P6"/>
          </table:table-cell>
        </table:table-row>
        <table:table-row>
          <table:table-cell table:style-name="Tabelle5.A1" office:value-type="string">
            <text:p text:style-name="P5">Einführungsphase</text:p>
          </table:table-cell>
          <table:table-cell table:style-name="Tabelle5.A1" office:value-type="string">
            <text:p text:style-name="P8"/>
          </table:table-cell>
          <table:table-cell table:style-name="Tabelle5.A1" office:value-type="string">
            <text:p text:style-name="P8"/>
          </table:table-cell>
          <table:table-cell table:style-name="Tabelle5.A1" office:value-type="string">
            <text:p text:style-name="P8">1 h</text:p>
          </table:table-cell>
        </table:table-row>
        <table:table-row>
          <table:table-cell table:style-name="Tabelle5.A2" office:value-type="string">
            <text:p text:style-name="P3">1. Einführung/Benutzerschulung</text:p>
          </table:table-cell>
          <table:table-cell table:style-name="Tabelle5.A2" office:value-type="string">
            <text:p text:style-name="P6"/>
          </table:table-cell>
          <table:table-cell table:style-name="Tabelle5.A2" office:value-type="string">
            <text:p text:style-name="P6">1 h</text:p>
          </table:table-cell>
          <table:table-cell table:style-name="Tabelle5.A2" office:value-type="string">
            <text:p text:style-name="P6"/>
          </table:table-cell>
        </table:table-row>
        <table:table-row>
          <table:table-cell table:style-name="Tabelle5.A1" office:value-type="string">
            <text:p text:style-name="P5">Erstellen der Dokumentation</text:p>
          </table:table-cell>
          <table:table-cell table:style-name="Tabelle5.A1" office:value-type="string">
            <text:p text:style-name="P8"/>
          </table:table-cell>
          <table:table-cell table:style-name="Tabelle5.A1" office:value-type="string">
            <text:p text:style-name="P8"/>
          </table:table-cell>
          <table:table-cell table:style-name="Tabelle5.A1" office:value-type="string">
            <text:p text:style-name="P8">9 h</text:p>
          </table:table-cell>
        </table:table-row>
        <table:table-row>
          <table:table-cell table:style-name="Tabelle5.A2" office:value-type="string">
            <text:p text:style-name="P3">1. Erstellen der Benutzerdokumentation</text:p>
          </table:table-cell>
          <table:table-cell table:style-name="Tabelle5.A2" office:value-type="string">
            <text:p text:style-name="P6"/>
          </table:table-cell>
          <table:table-cell table:style-name="Tabelle5.A2" office:value-type="string">
            <text:p text:style-name="P6">2 h</text:p>
          </table:table-cell>
          <table:table-cell table:style-name="Tabelle5.A2" office:value-type="string">
            <text:p text:style-name="P6"/>
          </table:table-cell>
        </table:table-row>
        <table:table-row>
          <table:table-cell table:style-name="Tabelle5.A39" office:value-type="string">
            <text:p text:style-name="P3">2. Erstellen der Projektdokumentation</text:p>
          </table:table-cell>
          <table:table-cell table:style-name="Tabelle5.B39" office:value-type="string">
            <text:p text:style-name="P6"/>
          </table:table-cell>
          <table:table-cell table:style-name="Tabelle5.C39" office:value-type="string">
            <text:p text:style-name="P6">6 h</text:p>
          </table:table-cell>
          <table:table-cell table:style-name="Tabelle5.D39" office:value-type="string">
            <text:p text:style-name="P6"/>
          </table:table-cell>
        </table:table-row>
        <table:table-row>
          <table:table-cell table:style-name="Tabelle5.A2" office:value-type="string">
            <text:p text:style-name="P3">3. Programmdokumentation</text:p>
          </table:table-cell>
          <table:table-cell table:style-name="Tabelle5.A2" office:value-type="string">
            <text:p text:style-name="P6"/>
          </table:table-cell>
          <table:table-cell table:style-name="Tabelle5.A2" office:value-type="string">
            <text:p text:style-name="P6">1 h</text:p>
          </table:table-cell>
          <table:table-cell table:style-name="Tabelle5.A2" office:value-type="string">
            <text:p text:style-name="P6"/>
          </table:table-cell>
        </table:table-row>
        <table:table-row>
          <table:table-cell table:style-name="Tabelle5.A41" office:value-type="string">
            <text:p text:style-name="P3">3.1. Generierung durch <text:alphabetical-index-mark text:string-value="PHP Hypertext Preprocessor" text:key1="PHP"/><text:alphabetical-index-mark text:string-value="PHP Hypertext Preprocessor" text:key1="PHP"/><text:span text:style-name="Frameworkname">PHPdoc</text:span></text:p>
          </table:table-cell>
          <table:table-cell table:style-name="Tabelle5.B41" office:value-type="string">
            <text:p text:style-name="P6">1 h</text:p>
          </table:table-cell>
          <table:table-cell table:style-name="Tabelle5.C41" office:value-type="string">
            <text:p text:style-name="P6"/>
          </table:table-cell>
          <table:table-cell table:style-name="Tabelle5.D41" office:value-type="string">
            <text:p text:style-name="P6"/>
          </table:table-cell>
        </table:table-row>
        <table:table-row>
          <table:table-cell table:style-name="Tabelle5.A42" office:value-type="string">
            <text:p text:style-name="P5">Gesamt</text:p>
          </table:table-cell>
          <table:table-cell table:style-name="Tabelle5.A42" office:value-type="string">
            <text:p text:style-name="P8"/>
          </table:table-cell>
          <table:table-cell table:style-name="Tabelle5.A42" office:value-type="string">
            <text:p text:style-name="P8"/>
          </table:table-cell>
          <table:table-cell table:style-name="Tabelle5.A42" office:value-type="string">
            <text:p text:style-name="P8">70 h</text:p>
          </table:table-cell>
        </table:table-row>
      </table:table>
      <text:p text:style-name="Table">Tabelle <text:sequence text:ref-name="refTable4" text:name="Table" text:formula="ooow:Table+1" style:num-format="1">5</text:sequence>: Detaillierte Zeitplanung</text:p>
      <text:list xml:id="list100305231018606" text:continue-numbering="true" text:style-name="Anhang">
        <text:list-item>
          <text:h text:style-name="Überschrift_20_Anhang" text:outline-level="2"><text:bookmark-start text:name="_Ref447902699"/><text:bookmark-start text:name="__RefHeading___Toc4180_267871649"/><text:bookmark text:name="_Toc448170210"/><text:bookmark-start text:name="__RefNumPara__7813_267871649"/><text:bookmark-start text:name="_Toc448170182"/>Lastenheft (Auszug)<text:bookmark-end text:name="_Ref447902699"/><text:bookmark-end text:name="__RefHeading___Toc4180_267871649"/><text:bookmark-end text:name="__RefNumPara__7813_267871649"/><text:bookmark-end text:name="_Toc448170182"/></text:h>
        </text:list-item>
      </text:list>
      <text:p text:style-name="Standard">Es folgt ein Auszug aus dem Lastenheft mit Fokus auf die Anforderungen:</text:p>
      <text:list xml:id="list5724334299257147903" text:style-name="LFO17">
        <text:list-item>
          <text:p text:style-name="Anforderungen_20_Überschrift">Die Anwendung muss folgende Anforderungen erfüllen.</text:p>
          <text:list>
            <text:list-item>
              <text:p text:style-name="Anforderungen_20_Ebene_20_1">Verarbeitung der Moduldaten</text:p>
              <text:list>
                <text:list-item>
                  <text:p text:style-name="Anforderungen_20_Ebene_20_2">Die Anwendung muss die von Subversion und einem externen Programm bereitgestellten Informationen (z.B. Source-Benutzer, -Datum, Hash) verarbeiten.</text:p>
                </text:list-item>
                <text:list-item>
                  <text:p text:style-name="Anforderungen_20_Ebene_20_2">Auslesen der Beschreibung und der Stichwörter aus dem Sourcecode.</text:p>
                </text:list-item>
              </text:list>
            </text:list-item>
            <text:list-item>
              <text:p text:style-name="Anforderungen_20_Ebene_20_1">Darstellung der Daten</text:p>
              <text:list>
                <text:list-item>
                  <text:p text:style-name="Anforderungen_20_Ebene_20_2">Die Anwendung muss eine Liste aller Module erzeugen inkl. Source-Benutzer und -Datum, letztem Commit-Benutzer und -Datum für alle drei Umgebungen.</text:p>
                </text:list-item>
                <text:list-item>
                  <text:p text:style-name="Anforderungen_20_Ebene_20_2">Verknüpfen der Module mit externen Tools wie z.B. Wiki-Einträgen zu den Modulen oder dem Sourcecode in Subversion.</text:p>
                </text:list-item>
                <text:list-item>
                  <text:p text:style-name="Anforderungen_20_Ebene_20_2">Die Sourcen der Umgebungen müssen verglichen und eine schnelle Übersicht zur Einhaltung des allgemeinen Entwicklungsprozesses gegeben werden.</text:p>
                </text:list-item>
                <text:list-item>
                  <text:p text:style-name="Anforderungen_20_Ebene_20_2"><text:soft-page-break/>Dieser Vergleich muss auf die von einem bestimmten Benutzer bearbeiteten Module eingeschränkt werden können.</text:p>
                </text:list-item>
                <text:list-item>
                  <text:p text:style-name="Anforderungen_20_Ebene_20_2">Die Anwendung muss in dieser Liste auch Module anzeigen, die nach einer Bearbeitung durch den gesuchten Benutzer durch jemand anderen bearbeitet wurden.</text:p>
                </text:list-item>
                <text:list-item>
                  <text:p text:style-name="Anforderungen_20_Ebene_20_2">Abweichungen sollen kenntlich gemacht werden.</text:p>
                </text:list-item>
                <text:list-item>
                  <text:p text:style-name="Anforderungen_20_Ebene_20_2">Anzeigen einer Übersichtsseite für ein Modul mit allen relevanten Informationen zu diesem.</text:p>
                </text:list-item>
              </text:list>
            </text:list-item>
            <text:list-item>
              <text:p text:style-name="Anforderungen_20_Ebene_20_1">Sonstige Anforderungen</text:p>
              <text:list>
                <text:list-item>
                  <text:p text:style-name="Anforderungen_20_Ebene_20_2">Die Anwendung muss ohne das Installieren einer zusätzlichen Software über einen Webbrowser im Intranet erreichbar sein.</text:p>
                </text:list-item>
                <text:list-item>
                  <text:p text:style-name="Anforderungen_20_Ebene_20_2">Die Daten der Anwendung müssen jede Nacht bzw. nach jedem <text:alphabetical-index-mark text:string-value="Subversion" text:key1="SVN"/><text:alphabetical-index-mark text:string-value="Subversion" text:key1="SVN"/>SVN-Commit automatisch aktualisiert werden.</text:p>
                </text:list-item>
                <text:list-item>
                  <text:p text:style-name="Anforderungen_20_Ebene_20_2">Es muss <text:alphabetical-index-mark text:string-value="Entity Relationship Model" text:key1="ERM"/><text:alphabetical-index-mark text:string-value="Entity Relationship Model" text:key1="ERM"/>ermittelt werden, ob Änderungen auf der Produktionsumgebung vorgenommen wurden, die nicht von einer anderen Umgebung kopiert wurden. Diese Modulliste soll als Mahnung per E-Mail an alle Entwickler geschickt werden (Peer Pressure).</text:p>
                </text:list-item>
                <text:list-item>
                  <text:p text:style-name="Anforderungen_20_Ebene_20_2">Die Anwendung soll jederzeit erreichbar sein.</text:p>
                </text:list-item>
                <text:list-item>
                  <text:p text:style-name="Anforderungen_20_Ebene_20_2">Da sich die Entwickler auf die Anwendung verlassen, muss diese korrekte Daten liefern und darf keinen Interpretationsspielraum lassen.</text:p>
                </text:list-item>
                <text:list-item>
                  <text:p text:style-name="Anforderungen_20_Ebene_20_2">Die Anwendung muss so flexibel sein, dass sie bei Änderungen im Entwicklungsprozess einfach angepasst werden kann.</text:p>
                </text:list-item>
              </text:list>
            </text:list-item>
          </text:list>
        </text:list-item>
      </text:list>
      <text:list xml:id="list100304471023777" text:continue-list="list100305231018606" text:style-name="Anhang">
        <text:list-item>
          <text:h text:style-name="Überschrift_20_Anhang" text:outline-level="2"><text:bookmark-start text:name="_Ref447902645"/><text:bookmark-start text:name="__RefHeading___Toc4182_267871649"/><text:bookmark-start text:name="__RefNumPara__7811_267871649"/><text:bookmark-start text:name="_Toc448170183"/><text:soft-page-break/>Use-Case-Diagramm<text:bookmark-end text:name="_Ref447902645"/><text:bookmark-end text:name="__RefHeading___Toc4182_267871649"/><text:bookmark-end text:name="__RefNumPara__7811_267871649"/><text:bookmark-end text:name="_Toc448170183"/></text:h>
        </text:list-item>
      </text:list>
      <text:p text:style-name="P12"><draw:frame draw:style-name="fr1" draw:name="Rahmen1" text:anchor-type="as-char" svg:y="0cm" svg:width="15.991cm" style:rel-width="scale" svg:height="12.568cm" style:rel-height="scale-min" draw:z-index="38"><draw:text-box><text:p text:style-name="Illustration"><draw:frame draw:style-name="fr5" draw:name="Picture 3" text:anchor-type="as-char" svg:width="15.991cm" style:rel-width="100%" svg:height="12.568cm" style:rel-height="scale" draw:z-index="39"><draw:image xlink:href="../Bilder/UseCases.jpg" xlink:type="simple" xlink:show="embed" xlink:actuate="onLoad"/><svg:desc>D:\Git\WordVorlageFIAE\Bilder\UseCases.jpg</svg:desc></draw:frame><text:line-break/>Abbildung <text:sequence text:ref-name="refIllustration0" text:name="Illustration" text:formula="ooow:Illustration+1" style:num-format="1">1</text:sequence>: Use-Case-Diagramm</text:p></draw:text-box></draw:frame><text:bookmark text:name="_Toc448170194"/></text:p>
      <text:list xml:id="list100305267734220" text:continue-numbering="true" text:style-name="Anhang">
        <text:list-item>
          <text:h text:style-name="Überschrift_20_Anhang" text:outline-level="2"><text:bookmark-start text:name="_Ref447903113"/><text:bookmark-start text:name="__RefHeading___Toc4184_267871649"/><text:bookmark-start text:name="__RefNumPara__9109_267871649"/><text:bookmark-start text:name="_Toc448170184"/>Pflichtenheft (Auszug)<text:bookmark-end text:name="_Ref447903113"/><text:bookmark-end text:name="__RefHeading___Toc4184_267871649"/><text:bookmark-end text:name="__RefNumPara__9109_267871649"/><text:bookmark-end text:name="_Toc448170184"/></text:h>
        </text:list-item>
      </text:list>
      <text:list xml:id="list212416326539829" text:style-name="LFO17">
        <text:list-item>
          <text:p text:style-name="Anforderungen_20_Überschrift">Zielbestimmung</text:p>
          <text:list>
            <text:list-item>
              <text:p text:style-name="Anforderungen_20_Ebene_20_1">Musskriterien</text:p>
              <text:list>
                <text:list-item>
                  <text:p text:style-name="Anforderungen_20_Ebene_20_2">Modul-Liste: Zeigt eine filterbare Liste der Module mit den dazugehörigen Kerninformationen sowie Symbolen zur Einhaltung des Entwicklungsprozesses an</text:p>
                  <text:list>
                    <text:list-item>
                      <text:p text:style-name="Anforderungen_20_Ebene_20_3">In der Liste wird der Name, die Bibliothek und Daten zum Source und Kompilat eines Moduls angezeigt.</text:p>
                    </text:list-item>
                    <text:list-item>
                      <text:p text:style-name="Anforderungen_20_Ebene_20_3">Ebenfalls wird der Status des Moduls hinsichtlich Source und Kompilat angezeigt. Dazu gibt es unterschiedliche Status-Zeichen, welche symbolisieren in wie weit der Entwicklungsprozess eingehalten wurde bzw. welche Schritte als nächstes getan werden müssen. So gibt es z. B. Zeichen für das Einhalten oder Verletzen des Prozesses oder den Hinweis auf den nächsten zu tätigenden Schritt.</text:p>
                    </text:list-item>
                    <text:list-item>
                      <text:p text:style-name="Anforderungen_20_Ebene_20_3">Weiterhin werden die Benutzer und Zeitpunkte der aktuellen Version der Sourcen und Kompilate angezeigt. Dazu kann vorher ausgewählt werden, von welcher Umgebung diese Daten gelesen werden sollen.</text:p>
                    </text:list-item>
                    <text:list-item>
                      <text:p text:style-name="Anforderungen_20_Ebene_20_3">Es kann eine Filterung nach allen angezeigten Daten vorgenommen werden. Die Daten zu den Sourcen sind historisiert. Durch die Filterung ist es möglich, auch Mo<text:soft-page-break/>dule zu finden, die in der Zwischenzeit schon von einem anderen Benutzer editiert wurden.</text:p>
                    </text:list-item>
                  </text:list>
                </text:list-item>
                <text:list-item>
                  <text:p text:style-name="Anforderungen_20_Ebene_20_2">Tag-Liste: Bietet die Möglichkeit die Module anhand von Tags zu filtern.</text:p>
                  <text:list>
                    <text:list-item>
                      <text:p text:style-name="Anforderungen_20_Ebene_20_3">Es sollen die Tags angezeigt werden, nach denen bereits gefiltert wird und die, die noch der Filterung hinzugefügt werden könnten, ohne dass die Ergebnisliste leer wird.</text:p>
                    </text:list-item>
                    <text:list-item>
                      <text:p text:style-name="Anforderungen_20_Ebene_20_3">Zusätzlich sollen die Module angezeigt werden, die den Filterkriterien entsprechen. Sollten die Filterkriterien leer sein, werden nur die Module angezeigt, welche mit einem Tag versehen sind.</text:p>
                    </text:list-item>
                  </text:list>
                </text:list-item>
                <text:list-item>
                  <text:p text:style-name="Anforderungen_20_Ebene_20_2">Import der Moduldaten aus einer bereitgestellten <text:alphabetical-index-mark text:string-value="Comma Separated Values" text:key1="CSV"/><text:alphabetical-index-mark text:string-value="Comma Separated Values" text:key1="CSV"/>CSV-Datei</text:p>
                  <text:list>
                    <text:list-item>
                      <text:p text:style-name="Anforderungen_20_Ebene_20_3">Es wird täglich eine Datei mit den Daten der aktuellen Module erstellt. Diese Datei wird (durch einen Cronjob) automatisch nachts importiert.</text:p>
                    </text:list-item>
                    <text:list-item>
                      <text:p text:style-name="Anforderungen_20_Ebene_20_3">Dabei wird für jedes importierte Modul ein Zeitstempel aktualisiert, damit festgestellt werden kann, wenn ein Modul gelöscht wurde.</text:p>
                    </text:list-item>
                    <text:list-item>
                      <text:p text:style-name="Anforderungen_20_Ebene_20_3">Die Datei enthält die Namen der Umgebung, der Bibliothek und des Moduls, den Programmtyp, den Benutzer und Zeitpunkt des Sourcecodes sowie des Kompilats und den Hash des Sourcecodes.</text:p>
                    </text:list-item>
                    <text:list-item>
                      <text:p text:style-name="Anforderungen_20_Ebene_20_3">Sollte sich ein Modul verändert haben, werden die entsprechenden Daten in der Datenbank aktualisiert. Die Veränderungen am Source werden dabei aber nicht ersetzt, sondern historisiert.</text:p>
                    </text:list-item>
                  </text:list>
                </text:list-item>
                <text:list-item>
                  <text:p text:style-name="Anforderungen_20_Ebene_20_2">Import der Informationen aus Subversion (<text:alphabetical-index-mark text:string-value="Subversion" text:key1="SVN"/><text:alphabetical-index-mark text:string-value="Subversion" text:key1="SVN"/>SVN). Durch einen „post-commit-hook“ wird nach jedem Einchecken eines Moduls ein <text:alphabetical-index-mark text:string-value="PHP Hypertext Preprocessor" text:key1="PHP"/><text:alphabetical-index-mark text:string-value="PHP Hypertext Preprocessor" text:key1="PHP"/>PHP-Script auf der Konsole aufgerufen, welches die Informationen, die vom <text:alphabetical-index-mark text:string-value="Subversion" text:key1="SVN"/><text:alphabetical-index-mark text:string-value="Subversion" text:key1="SVN"/>SVN-Kommandozeilentool geliefert werden, an NatInfo übergibt.</text:p>
                </text:list-item>
                <text:list-item>
                  <text:p text:style-name="Anforderungen_20_Ebene_20_2">Parsen der Sourcen</text:p>
                  <text:list>
                    <text:list-item>
                      <text:p text:style-name="Anforderungen_20_Ebene_20_3">Die Sourcen der Entwicklungsumgebung werden nach Tags, Links zu Artikeln im Wiki und Programmbeschreibungen durchsucht.</text:p>
                    </text:list-item>
                    <text:list-item>
                      <text:p text:style-name="Anforderungen_20_Ebene_20_3">Diese Daten werden dann entsprechend angelegt, aktualisiert oder nicht mehr gesetzte Tags/Wikiartikel entfernt.</text:p>
                    </text:list-item>
                  </text:list>
                </text:list-item>
                <text:list-item>
                  <text:p text:style-name="Anforderungen_20_Ebene_20_2">Sonstiges</text:p>
                  <text:list>
                    <text:list-item>
                      <text:p text:style-name="Anforderungen_20_Ebene_20_3">Das Programm läuft als Webanwendung im Intranet.</text:p>
                    </text:list-item>
                    <text:list-item>
                      <text:p text:style-name="Anforderungen_20_Ebene_20_3">Die Anwendung soll möglichst leicht erweiterbar sein und auch von anderen Entwicklungsprozessen ausgehen können.</text:p>
                    </text:list-item>
                    <text:list-item>
                      <text:p text:style-name="Anforderungen_20_Ebene_20_3">Eine Konfiguration soll möglichst in zentralen Konfigurationsdateien erfolgen.</text:p>
                    </text:list-item>
                  </text:list>
                </text:list-item>
              </text:list>
            </text:list-item>
          </text:list>
        </text:list-item>
        <text:list-item>
          <text:p text:style-name="Anforderungen_20_Überschrift">Produkteinsatz</text:p>
          <text:list>
            <text:list-item>
              <text:p text:style-name="Anforderungen_20_Ebene_20_1">Anwendungsbereiche</text:p>
              <text:list>
                <text:list-item>
                  <text:p text:style-name="Anforderungen_20_Ebene_20_2">Die Webanwendung dient als Anlaufstelle für die Entwicklung. Dort sind alle Informationen für die Module an einer Stelle gesammelt. Vorher getrennte Anwendungen werden ersetzt bzw. verlinkt.</text:p>
                </text:list-item>
              </text:list>
            </text:list-item>
            <text:list-item>
              <text:p text:style-name="Anforderungen_20_Ebene_20_1">Zielgruppen</text:p>
              <text:list>
                <text:list-item>
                  <text:p text:style-name="Anforderungen_20_Ebene_20_2">NatInfo wird lediglich von den Natural-Entwicklern in der EDV-Abteilung genutzt.</text:p>
                </text:list-item>
              </text:list>
            </text:list-item>
            <text:list-item>
              <text:p text:style-name="Anforderungen_20_Ebene_20_1">Betriebsbedingungen</text:p>
              <text:list>
                <text:list-item>
                  <text:p text:style-name="Anforderungen_20_Ebene_20_2">Die nötigen Betriebsbedingungen, also der Webserver, die Datenbank, die Versionsverwaltung, das Wiki und der nächtliche Export sind bereits vorhanden und konfiguriert. Durch einen täglichen Cronjob werden entsprechende Daten aktualisiert, die Webanwendung ist jederzeit aus dem Intranet heraus erreichbar.</text:p>
                </text:list-item>
              </text:list>
            </text:list-item>
          </text:list>
        </text:list-item>
      </text:list>
      <text:list xml:id="list100305619194393" text:continue-list="list100305267734220" text:style-name="Anhang">
        <text:list-item>
          <text:h text:style-name="Überschrift_20_Anhang" text:outline-level="2"><text:bookmark-start text:name="_Toc448170185"/><text:bookmark-start text:name="__RefHeading___Toc4186_267871649"/><text:bookmark-start text:name="__RefNumPara__8781_267871649"/><text:bookmark-end text:name="_Ref447815649"/><text:soft-page-break/>Datenbankmodell<text:bookmark-end text:name="_Toc448170185"/><text:bookmark-end text:name="__RefHeading___Toc4186_267871649"/><text:bookmark-end text:name="__RefNumPara__8781_267871649"/></text:h>
        </text:list-item>
      </text:list>
      <text:p text:style-name="P12"><draw:frame draw:style-name="fr1" draw:name="Rahmen2" text:anchor-type="as-char" svg:y="0cm" svg:width="15.968cm" style:rel-width="scale" svg:height="8.437cm" style:rel-height="scale-min" draw:z-index="40"><draw:text-box><text:p text:style-name="Illustration"><draw:frame draw:style-name="fr5" draw:name="Bild2" text:anchor-type="as-char" svg:width="15.968cm" style:rel-width="100%" svg:height="8.437cm" style:rel-height="scale" draw:z-index="41"><draw:image xlink:href="../Bilder/ERM.jpg" xlink:type="simple" xlink:show="embed" xlink:actuate="onLoad"/><svg:desc>D:\Git\WordVorlageFIAE\Bilder\ERM.jpg</svg:desc></draw:frame><text:line-break/>Abbildung <text:sequence text:ref-name="refIllustration1" text:name="Illustration" text:formula="ooow:Illustration+1" style:num-format="1">2</text:sequence>: Entity-Relationship-Model</text:p></draw:text-box></draw:frame><text:bookmark text:name="_Toc448170195"/></text:p>
      <text:p text:style-name="P12"><text:bookmark-start text:name="_Ref447904418"/><text:bookmark-start text:name="_Ref447903047"/><text:bookmark-start text:name="_Ref447815575"/><draw:frame draw:style-name="fr1" draw:name="Rahmen3" text:anchor-type="as-char" svg:y="0cm" svg:width="15.968cm" style:rel-width="scale" svg:height="11.132cm" style:rel-height="scale-min" draw:z-index="42"><draw:text-box><text:p text:style-name="Illustration"><draw:frame draw:style-name="fr5" draw:name="Bild3" text:anchor-type="as-char" svg:width="15.968cm" style:rel-width="100%" svg:height="11.132cm" style:rel-height="scale" draw:z-index="43"><draw:image xlink:href="../Bilder/Tabellenmodell.jpg" xlink:type="simple" xlink:show="embed" xlink:actuate="onLoad"/><svg:desc>D:\Git\WordVorlageFIAE\Bilder\Tabellenmodell.jpg</svg:desc></draw:frame><text:line-break/>Abbildung <text:sequence text:ref-name="refIllustration2" text:name="Illustration" text:formula="ooow:Illustration+1" style:num-format="1">3</text:sequence>: Tabellenmodell</text:p></draw:text-box></draw:frame><text:bookmark text:name="_Toc448170196"/></text:p>
      <text:p text:style-name="Standard"/>
      <text:list xml:id="list100304925538431" text:continue-numbering="true" text:style-name="Anhang">
        <text:list-item>
          <text:h text:style-name="P29" text:outline-level="2"><text:bookmark-start text:name="_Ref448038007"/><text:bookmark-start text:name="_Toc448170186"/>Ereignisgesteuerte Prozesskette<text:bookmark-end text:name="_Ref448038007"/><text:bookmark-end text:name="_Toc448170186"/><text:bookmark-end text:name="_Ref447904418"/></text:h>
        </text:list-item>
      </text:list>
      <text:p text:style-name="Standard"><draw:frame draw:style-name="fr2" draw:name="Rahmen4" text:anchor-type="paragraph" svg:x="0cm" svg:y="0cm" svg:width="15.998cm" draw:z-index="61"><draw:text-box fo:min-height="5.45cm"><text:p text:style-name="Illustration"><draw:frame draw:style-name="fr7" draw:name="Bild5" text:anchor-type="as-char" svg:width="15.998cm" style:rel-width="100%" svg:height="5.45cm" style:rel-height="scale" draw:z-index="62"><draw:image xlink:href="../Bilder/EPK.jpg" xlink:type="simple" xlink:show="embed" xlink:actuate="onLoad" draw:filter-name="&lt;Alle Formate&gt;"/></draw:frame><text:line-break/>Abbildung <text:sequence text:ref-name="refIllustration3" text:name="Illustration" text:formula="ooow:Illustration+1" style:num-format="1">4</text:sequence>: Prozess des Einlesens eines Moduls</text:p></draw:text-box></draw:frame></text:p>
      <text:list xml:id="list100304371768523" text:continue-numbering="true" text:style-name="Anhang">
        <text:list-item>
          <text:h text:style-name="Überschrift_20_Anhang" text:outline-level="2"><text:bookmark-start text:name="_Ref448037886"/><text:bookmark-start text:name="__RefHeading___Toc4190_267871649"/><text:bookmark-start text:name="__RefNumPara__8135_267871649"/><text:bookmark-start text:name="_Toc448170187"/><text:soft-page-break/>Oberflächenentwürfe<text:bookmark-end text:name="_Ref448037886"/><text:bookmark-end text:name="__RefHeading___Toc4190_267871649"/><text:bookmark-end text:name="__RefNumPara__8135_267871649"/><text:bookmark-end text:name="_Toc448170187"/><text:bookmark-end text:name="_Ref447903047"/></text:h>
        </text:list-item>
      </text:list>
      <text:p text:style-name="P12"><draw:frame draw:style-name="fr1" draw:name="Rahmen5" text:anchor-type="as-char" svg:y="0cm" svg:width="16.036cm" style:rel-width="scale" svg:height="12.236cm" style:rel-height="scale-min" draw:z-index="44"><draw:text-box><text:p text:style-name="Illustration"><draw:frame draw:style-name="fr5" draw:name="Picture 7" text:anchor-type="as-char" svg:width="16.036cm" style:rel-width="100%" svg:height="12.236cm" style:rel-height="scale" draw:z-index="45"><draw:image xlink:href="../Bilder/Mockup1.jpg" xlink:type="simple" xlink:show="embed" xlink:actuate="onLoad"/><svg:desc>D:\Git\WordVorlageFIAE\Bilder\Mockup1.jpg</svg:desc></draw:frame><text:line-break/>Abbildung <text:sequence text:ref-name="refIllustration4" text:name="Illustration" text:formula="ooow:Illustration+1" style:num-format="1">5</text:sequence>: Liste der Module mit Filt<text:alphabetical-index-mark text:string-value="Entity Relationship Model" text:key1="ERM"/><text:alphabetical-index-mark text:string-value="Entity Relationship Model" text:key1="ERM"/>ermöglichkeiten</text:p></draw:text-box></draw:frame><text:bookmark text:name="_Toc448170198"/></text:p>
      <text:p text:style-name="P12"><text:soft-page-break/><draw:frame draw:style-name="fr1" draw:name="Rahmen6" text:anchor-type="as-char" svg:y="0cm" svg:width="15.968cm" style:rel-width="scale" svg:height="12.104cm" style:rel-height="scale-min" draw:z-index="46"><draw:text-box><text:p text:style-name="Illustration"><draw:frame draw:style-name="fr5" draw:name="Picture 8" text:anchor-type="as-char" svg:width="15.968cm" style:rel-width="100%" svg:height="12.104cm" style:rel-height="scale" draw:z-index="47"><draw:image xlink:href="../Bilder/Mockup2.jpg" xlink:type="simple" xlink:show="embed" xlink:actuate="onLoad"/><svg:desc>D:\Git\WordVorlageFIAE\Bilder\Mockup2.jpg</svg:desc></draw:frame><text:line-break/>Abbildung <text:sequence text:ref-name="refIllustration5" text:name="Illustration" text:formula="ooow:Illustration+1" style:num-format="1">6</text:sequence>: Anzeige der Übersichtsseite einzelner Module</text:p></draw:text-box></draw:frame><text:bookmark text:name="_Toc448170199"/></text:p>
      <text:list xml:id="list100304982325432" text:continue-numbering="true" text:style-name="Anhang">
        <text:list-item>
          <text:h text:style-name="Überschrift_20_Anhang" text:outline-level="2"><text:bookmark-start text:name="_Ref447903130"/><text:bookmark-start text:name="__RefHeading___Toc4192_267871649"/><text:bookmark-start text:name="__RefNumPara__11759_267871649"/><text:bookmark-start text:name="_Toc448170188"/>Screenshots der Anwendung<text:bookmark-end text:name="_Ref447903130"/><text:bookmark-end text:name="__RefHeading___Toc4192_267871649"/><text:bookmark-end text:name="__RefNumPara__11759_267871649"/><text:bookmark-end text:name="_Toc448170188"/></text:h>
        </text:list-item>
      </text:list>
      <text:p text:style-name="P12"><draw:frame draw:style-name="fr1" draw:name="Rahmen7" text:anchor-type="as-char" svg:y="0cm" svg:width="16.057cm" style:rel-width="scale" svg:height="8.416cm" style:rel-height="scale-min" draw:z-index="48"><draw:text-box><text:p text:style-name="Illustration"><draw:frame draw:style-name="fr5" draw:name="Picture 9" text:anchor-type="as-char" svg:width="16.057cm" style:rel-width="100%" svg:height="8.416cm" style:rel-height="scale" draw:z-index="49"><draw:image xlink:href="../Bilder/Screenshot1.jpg" xlink:type="simple" xlink:show="embed" xlink:actuate="onLoad"/><svg:desc>D:\Git\WordVorlageFIAE\Bilder\Screenshot1.jpg</svg:desc></draw:frame><text:line-break/>Abbildung <text:sequence text:ref-name="refIllustration6" text:name="Illustration" text:formula="ooow:Illustration+1" style:num-format="1">7</text:sequence>: Anzeige und Filterung der Module nach Tags</text:p></draw:text-box></draw:frame><text:bookmark text:name="_Toc448170200"/></text:p>
      <text:p text:style-name="P12"><text:soft-page-break/><draw:frame draw:style-name="fr1" draw:name="Rahmen8" text:anchor-type="as-char" svg:y="0cm" svg:width="15.968cm" style:rel-width="scale" svg:height="13.649cm" style:rel-height="scale-min" draw:z-index="50"><draw:text-box><text:p text:style-name="Illustration"><draw:frame draw:style-name="fr2" draw:name="Rahmen13" text:anchor-type="paragraph" svg:x="0cm" svg:y="0cm" svg:width="15.968cm" draw:z-index="59"><draw:text-box fo:min-height="13.617cm"><text:p text:style-name="Illustration"><draw:frame draw:style-name="fr6" draw:name="Bild6" text:anchor-type="as-char" svg:width="15.968cm" style:rel-width="100%" svg:height="13.617cm" style:rel-height="scale" draw:z-index="60"><draw:image xlink:href="../Bilder/Screenshot2.jpg" xlink:type="simple" xlink:show="embed" xlink:actuate="onLoad"/></draw:frame><text:line-break/>Abbildung <text:sequence text:ref-name="refIllustration7" text:name="Illustration" text:formula="ooow:Illustration+1" style:num-format="1">8</text:sequence>: Liste der Module mit Filt<text:alphabetical-index-mark text:string-value="Entity Relationship Model" text:key1="ERM"/>ermöglichkeiten</text:p></draw:text-box></draw:frame></text:p></draw:text-box></draw:frame><text:bookmark text:name="_Toc448170201"/></text:p>
      <text:p text:style-name="Standard"/>
      <text:list xml:id="list100303844372671" text:continue-numbering="true" text:style-name="Anhang">
        <text:list-item>
          <text:h text:style-name="P28" text:outline-level="2"><text:bookmark-start text:name="_Ref447903210"/><text:bookmark-start text:name="__RefHeading___Toc4194_267871649"/><text:bookmark-start text:name="__RefNumPara__11927_267871649"/><text:bookmark-start text:name="_Toc448170189"/>Entwicklerdokumentation (Auszug)<text:bookmark-end text:name="_Ref447903210"/><text:bookmark-end text:name="__RefHeading___Toc4194_267871649"/><text:bookmark-end text:name="__RefNumPara__11927_267871649"/><text:bookmark-end text:name="_Toc448170189"/></text:h>
        </text:list-item>
      </text:list>
      <text:p text:style-name="P12"><draw:frame draw:style-name="fr1" draw:name="Rahmen9" text:anchor-type="as-char" svg:y="0cm" svg:width="15.968cm" style:rel-width="scale" svg:height="18.576cm" style:rel-height="scale-min" draw:z-index="51"><draw:text-box><text:p text:style-name="Illustration"><draw:frame draw:style-name="fr5" draw:name="Picture 11" text:anchor-type="as-char" svg:width="15.968cm" style:rel-width="100%" svg:height="18.576cm" style:rel-height="scale" draw:z-index="52"><draw:image xlink:href="../Bilder/PHPDoc.jpg" xlink:type="simple" xlink:show="embed" xlink:actuate="onLoad"/><svg:desc>D:\Git\WordVorlageFIAE\Bilder\PHPDoc.jpg</svg:desc></draw:frame><text:line-break/>Abbildung <text:sequence text:ref-name="refIllustration8" text:name="Illustration" text:formula="ooow:Illustration+1" style:num-format="1">9</text:sequence>: Auszug aus der Entwicklerdokumentation mit <text:alphabetical-index-mark text:string-value="PHP Hypertext Preprocessor" text:key1="PHP"/><text:alphabetical-index-mark text:string-value="PHP Hypertext Preprocessor" text:key1="PHP"/>PHPDoc</text:p></draw:text-box></draw:frame><text:bookmark text:name="_Toc448170202"/></text:p>
      <text:p text:style-name="Standard"/>
      <text:list xml:id="list100303914853717" text:continue-numbering="true" text:style-name="Anhang">
        <text:list-item>
          <text:h text:style-name="P28" text:outline-level="2"><text:bookmark-start text:name="_Ref447903182"/><text:bookmark-start text:name="__RefHeading___Toc4196_267871649"/><text:bookmark-start text:name="__RefNumPara__11923_267871649"/><text:bookmark-start text:name="_Toc448170190"/>Testfall und sein Aufruf auf der Konsole<text:bookmark-end text:name="_Ref447903182"/><text:bookmark-end text:name="__RefHeading___Toc4196_267871649"/><text:bookmark-end text:name="__RefNumPara__11923_267871649"/><text:bookmark-end text:name="_Toc448170190"/></text:h>
        </text:list-item>
      </text:list>
      <text:p text:style-name="P12"><draw:frame draw:style-name="fr1" draw:name="Rahmen10" text:anchor-type="as-char" svg:y="0cm" svg:width="15.991cm" style:rel-width="scale" svg:height="7.089cm" style:rel-height="scale-min" draw:z-index="53"><draw:text-box><text:p text:style-name="Illustration"><draw:frame draw:style-name="fr5" draw:name="Picture 12" text:anchor-type="as-char" svg:width="15.991cm" style:rel-width="100%" svg:height="7.089cm" style:rel-height="scale" draw:z-index="54"><draw:image xlink:href="../Bilder/ScreenshotTestfall.jpg" xlink:type="simple" xlink:show="embed" xlink:actuate="onLoad"/><svg:desc>D:\Git\WordVorlageFIAE\Bilder\ScreenshotTestfall.jpg</svg:desc></draw:frame><text:line-break/>Abbildung <text:sequence text:ref-name="refIllustration9" text:name="Illustration" text:formula="ooow:Illustration+1" style:num-format="1">10</text:sequence>: Aufruf des Testfalls auf der Konsole</text:p></draw:text-box></draw:frame><text:bookmark text:name="_Toc448170203"/></text:p>
      <text:p text:style-name="Listing">$t-&gt;comment('Empty Information');</text:p>
      <text:p text:style-name="Listing">$emptyComparedInformation = new ComparedNaturalModuleInformation(array());</text:p>
      <text:p text:style-name="Listing">$t-&gt;is($emptyComparedInformation-&gt;getCatalogSign(), ComparedNaturalModuleInformation::EMPTY_SIGN, 'Has no catalog sign');</text:p>
      <text:p text:style-name="Listing">$t-&gt;is($emptyComparedInformation-&gt;getSourceSign(), ComparedNaturalModuleInformation::SIGN_CREATE, 'Source has to be created');</text:p>
      <text:p text:style-name="Listing"/>
      <text:p text:style-name="Listing">$t-&gt;comment('Perfect Module');</text:p>
      <text:p text:style-name="Listing">$criteria = new Criteria();</text:p>
      <text:p text:style-name="Listing">$criteria-&gt;add(NaturalmodulenamePeer::NAME, 'SMTAB');</text:p>
      <text:p text:style-name="Listing">$moduleName = NaturalmodulenamePeer::doSelectOne($criteria);</text:p>
      <text:p text:style-name="Listing">$t-&gt;is($moduleName-&gt;getName(), 'SMTAB', 'Right modulename selected');</text:p>
      <text:p text:style-name="Listing">$comparedInformation = $moduleName-&gt;loadNaturalModuleInformation();</text:p>
      <text:p text:style-name="Listing">$t-&gt;is($comparedInformation-&gt;getSourceSign(), ComparedNaturalModuleInformation::SIGN_OK, 'Source sign shines global');</text:p>
      <text:p text:style-name="Listing">$t-&gt;is($comparedInformation-&gt;getCatalogSign(), ComparedNaturalModuleInformation::SIGN_OK, 'Catalog sign shines global');</text:p>
      <text:p text:style-name="Listing">$infos = $comparedInformation-&gt;getNaturalModuleInformations();</text:p>
      <text:p text:style-name="Listing">foreach($infos as $info) {</text:p>
      <text:p text:style-name="Listing"><text:tab/>$env = $info-&gt;getEnvironmentName();</text:p>
      <text:p text:style-name="Listing"><text:tab/>$t-&gt;is($info-&gt;getSourceSign(), ComparedNaturalModuleInformation::SIGN_OK, 'Source sign shines at ' . $env);</text:p>
      <text:p text:style-name="Listing"><text:tab/>if($env != '<text:alphabetical-index-mark text:string-value="Subversion" text:key1="SVN"/><text:alphabetical-index-mark text:string-value="Subversion" text:key1="SVN"/>SVNENTW') {</text:p>
      <text:p text:style-name="Listing"><text:soft-page-break/><text:tab/><text:tab/>$t-&gt;is($info-&gt;getCatalogSign(), ComparedNaturalModuleInformation::SIGN_OK, 'Catalog sign shines at ' . $info-&gt;getEnvironmentName());</text:p>
      <text:p text:style-name="Listing"><text:tab/>} else {</text:p>
      <text:p text:style-name="Listing"><text:tab/><text:tab/>$t-&gt;is($info-&gt;getCatalogSign(), ComparedNaturalModuleInformation::EMPTY_SIGN, 'Catalog sign is empty at ' . $info-&gt;getEnvironmentName());</text:p>
      <text:p text:style-name="Listing"><text:tab/>}</text:p>
      <text:p text:style-name="Listing">}<text:user-index-mark text:string-value="Testklasse" text:index-name="Listings" text:outline-level="1"/></text:p>
      <text:list xml:id="list100303606137175" text:continue-numbering="true" text:style-name="Anhang">
        <text:list-item>
          <text:h text:style-name="Überschrift_20_Anhang" text:outline-level="2"><text:bookmark-start text:name="_Ref448038103"/><text:bookmark-start text:name="__RefHeading___Toc4198_267871649"/><text:bookmark text:name="_Toc448170211"/><text:bookmark-start text:name="__RefNumPara__11921_267871649"/><text:bookmark-start text:name="_Toc448170191"/>Klasse: ComparedNaturalModuleInformation<text:bookmark-end text:name="_Ref448038103"/><text:bookmark-end text:name="__RefHeading___Toc4198_267871649"/><text:bookmark-end text:name="__RefNumPara__11921_267871649"/><text:bookmark-end text:name="_Toc448170191"/></text:h>
        </text:list-item>
      </text:list>
      <text:p text:style-name="Standard">Kommentare und simple Getter/Setter werden nicht gezeigt.</text:p>
      <text:p text:style-name="Listing"><text:user-index-mark text:string-value="Klasse ComparedNaturalModuleInformation" text:index-name="Listings" text:outline-level="1"/>class ComparedNaturalModuleInformation {</text:p>
      <text:p text:style-name="Listing"><text:tab/>const EMPTY_SIGN = 0;</text:p>
      <text:p text:style-name="Listing"><text:tab/>...</text:p>
      <text:p text:style-name="Listing"><text:tab/>const SIGN_ERROR = 5;</text:p>
      <text:p text:style-name="Listing"><text:tab/></text:p>
      <text:p text:style-name="Listing"><text:tab/>private $naturalModuleInformations = array();</text:p>
      <text:p text:style-name="Listing"><text:tab/></text:p>
      <text:p text:style-name="Listing"><text:tab/>public static function environments() {</text:p>
      <text:p text:style-name="Listing"><text:tab/><text:tab/>return array("ENTW", "<text:alphabetical-index-mark text:string-value="Subversion" text:key1="SVN"/><text:alphabetical-index-mark text:string-value="Subversion" text:key1="SVN"/>SVNENTW", "QS", "PROD");</text:p>
      <text:p text:style-name="Listing"><text:tab/>}</text:p>
      <text:p text:style-name="Listing"><text:tab/></text:p>
      <text:p text:style-name="Listing"><text:tab/>public static function signOrder() {</text:p>
      <text:p text:style-name="Listing"><text:tab/><text:tab/>return array(self::SIGN_ERROR, self::SIGN_NEXT_STEP, self::SIGN_CREATE_AND_NEXT_STEP, self::SIGN_CREATE, self::SIGN_OK);</text:p>
      <text:p text:style-name="Listing"><text:tab/>}</text:p>
      <text:p text:style-name="Listing"/>
      <text:p text:style-name="Listing"><text:tab/>public function __construct(array $naturalInformations) {</text:p>
      <text:p text:style-name="Listing"><text:tab/><text:tab/>$this-&gt;allocateModulesToEnvironments($naturalInformations);</text:p>
      <text:p text:style-name="Listing"><text:tab/><text:tab/>$this-&gt;allocateEmptyModulesToMissingEnvironments();</text:p>
      <text:p text:style-name="Listing"><text:tab/><text:tab/>$this-&gt;det<text:alphabetical-index-mark text:string-value="Entity Relationship Model" text:key1="ERM"/><text:alphabetical-index-mark text:string-value="Entity Relationship Model" text:key1="ERM"/>ermineSourceSignsForAllEnvironments();<text:tab/><text:tab/></text:p>
      <text:p text:style-name="Listing"><text:tab/>}</text:p>
      <text:p text:style-name="Listing"/>
      <text:p text:style-name="Listing"><text:tab/>private function allocateModulesToEnvironments(array $naturalInformations) {</text:p>
      <text:p text:style-name="Listing"><text:tab/><text:tab/>foreach ($naturalInformations as $naturalInformation) {</text:p>
      <text:p text:style-name="Listing"><text:tab/><text:tab/><text:tab/>$env = $naturalInformation-&gt;getEnvironmentName();</text:p>
      <text:p text:style-name="Listing"><text:tab/><text:tab/><text:tab/>if(in_array($env, self::environments())) {</text:p>
      <text:p text:style-name="Listing"><text:tab/><text:tab/><text:tab/><text:tab/>$this-&gt;naturalModuleInformations[array_search($env, self::environments())] = $naturalInformation;</text:p>
      <text:p text:style-name="Listing"><text:tab/><text:tab/><text:tab/>}</text:p>
      <text:p text:style-name="Listing"><text:tab/><text:tab/>}<text:tab/><text:tab/></text:p>
      <text:p text:style-name="Listing"><text:tab/>}</text:p>
      <text:p text:style-name="Listing"><text:tab/></text:p>
      <text:p text:style-name="Listing"><text:tab/>private function allocateEmptyModulesToMissingEnvironments() {</text:p>
      <text:p text:style-name="Listing"><text:tab/><text:tab/>if(array_key_exists(0, $this-&gt;naturalModuleInformations)) {</text:p>
      <text:p text:style-name="Listing"><text:tab/><text:tab/><text:tab/>$this-&gt;naturalModuleInformations[0]-&gt;setSourceSign(self::SIGN_OK);</text:p>
      <text:p text:style-name="Listing"><text:soft-page-break/><text:tab/><text:tab/>}</text:p>
      <text:p text:style-name="Listing"><text:tab/><text:tab/></text:p>
      <text:p text:style-name="Listing"><text:tab/><text:tab/>for($i = 0;$i &lt; count(self::environments());$i++) {</text:p>
      <text:p text:style-name="Listing"><text:tab/><text:tab/><text:tab/>if(!array_key_exists($i, $this-&gt;naturalModuleInformations)) {</text:p>
      <text:p text:style-name="Listing"><text:tab/><text:tab/><text:tab/><text:tab/>$environments = self::environments();</text:p>
      <text:p text:style-name="Listing"><text:tab/><text:tab/><text:tab/><text:tab/>$this-&gt;naturalModuleInformations[$i] = new EmptyNaturalModuleInformation($environments[$i]);</text:p>
      <text:p text:style-name="Listing"><text:tab/><text:tab/><text:tab/><text:tab/>$this-&gt;naturalModuleInformations[$i]-&gt;setSourceSign(self::SIGN_CREATE);</text:p>
      <text:p text:style-name="Listing"><text:tab/><text:tab/><text:tab/>}</text:p>
      <text:p text:style-name="Listing"><text:tab/><text:tab/>}</text:p>
      <text:p text:style-name="Listing"><text:tab/>}</text:p>
      <text:p text:style-name="Listing"><text:tab/></text:p>
      <text:p text:style-name="Listing"><text:tab/>private function containsSourceSign($sign) {</text:p>
      <text:p text:style-name="Listing"><text:tab/><text:tab/>foreach($this-&gt;naturalModuleInformations as $information) {</text:p>
      <text:p text:style-name="Listing"><text:tab/><text:tab/><text:tab/>if($information-&gt;getSourceSign() == $sign) {</text:p>
      <text:p text:style-name="Listing"><text:tab/><text:tab/><text:tab/><text:tab/>return true;</text:p>
      <text:p text:style-name="Listing"><text:tab/><text:tab/><text:tab/>}</text:p>
      <text:p text:style-name="Listing"><text:tab/><text:tab/>}</text:p>
      <text:p text:style-name="Listing"><text:tab/><text:tab/>return false;</text:p>
      <text:p text:style-name="Listing"><text:tab/>}</text:p>
      <text:p text:style-name="Listing"><text:tab/></text:p>
      <text:p text:style-name="Listing"><text:tab/>private function containsCatalogSign($sign) {</text:p>
      <text:p text:style-name="Listing"><text:tab/><text:tab/>foreach($this-&gt;naturalModuleInformations as $information) {</text:p>
      <text:p text:style-name="Listing"><text:tab/><text:tab/><text:tab/>if($information-&gt;getCatalogSign() == $sign) {</text:p>
      <text:p text:style-name="Listing"><text:tab/><text:tab/><text:tab/><text:tab/>return true;</text:p>
      <text:p text:style-name="Listing"><text:tab/><text:tab/><text:tab/>}</text:p>
      <text:p text:style-name="Listing"><text:tab/><text:tab/>}</text:p>
      <text:p text:style-name="Listing"><text:tab/><text:tab/>return false;</text:p>
      <text:p text:style-name="Listing"><text:tab/>}<text:tab/></text:p>
      <text:p text:style-name="Listing">}</text:p>
      <text:list xml:id="list100304106798683" text:continue-numbering="true" text:style-name="Anhang">
        <text:list-item>
          <text:h text:style-name="Überschrift_20_Anhang" text:outline-level="2"><text:bookmark-start text:name="_Ref448086018"/><text:bookmark-start text:name="__RefHeading___Toc4200_267871649"/><text:bookmark-start text:name="_Ref447903585"/><text:bookmark text:name="_Toc448170212"/><text:bookmark-start text:name="__RefNumPara__8943_267871649"/><text:bookmark-start text:name="_Toc448170192"/><text:soft-page-break/>Klassendiagramm<text:bookmark-end text:name="_Ref448086018"/><text:bookmark-end text:name="__RefHeading___Toc4200_267871649"/><text:bookmark-end text:name="_Ref447903585"/><text:bookmark-end text:name="__RefNumPara__8943_267871649"/><text:bookmark-end text:name="_Toc448170192"/></text:h>
        </text:list-item>
      </text:list>
      <text:p text:style-name="P12"><draw:frame draw:style-name="fr1" draw:name="Rahmen11" text:anchor-type="as-char" svg:y="0cm" svg:width="15.968cm" style:rel-width="scale" svg:height="12.324cm" style:rel-height="scale-min" draw:z-index="55"><draw:text-box><text:p text:style-name="Illustration"><draw:frame draw:style-name="fr5" draw:name="Picture 13" text:anchor-type="as-char" svg:width="15.968cm" style:rel-width="100%" svg:height="12.324cm" style:rel-height="scale" draw:z-index="56"><draw:image xlink:href="../Bilder/Klassendiagramm.jpg" xlink:type="simple" xlink:show="embed" xlink:actuate="onLoad"/><svg:desc>D:\Git\WordVorlageFIAE\Bilder\Klassendiagramm.jpg</svg:desc></draw:frame><text:line-break/>Abbildung <text:sequence text:ref-name="refIllustration10" text:name="Illustration" text:formula="ooow:Illustration+1" style:num-format="1">11</text:sequence>: Klassendiagramm</text:p></draw:text-box></draw:frame><text:bookmark text:name="_Toc448170204"/></text:p>
      <text:p text:style-name="Standard"/>
      <text:list xml:id="list100305273196388" text:continue-numbering="true" text:style-name="Anhang">
        <text:list-item>
          <text:h text:style-name="P28" text:outline-level="2"><text:bookmark-start text:name="_Ref447903196"/><text:bookmark-start text:name="__RefHeading___Toc4202_267871649"/><text:bookmark-start text:name="__RefNumPara__11925_267871649"/><text:bookmark-start text:name="_Toc448170193"/>Benutzerdokumentation (Auszu<text:bookmark-end text:name="_Ref447815575"/>g)<text:bookmark-end text:name="_Ref447903196"/><text:bookmark-end text:name="__RefHeading___Toc4202_267871649"/><text:bookmark-end text:name="__RefNumPara__11925_267871649"/><text:bookmark-end text:name="_Toc448170193"/></text:h>
        </text:list-item>
      </text:list>
      <text:p text:style-name="P12"><draw:frame draw:style-name="fr1" draw:name="Rahmen12" text:anchor-type="as-char" svg:y="0cm" svg:width="16.036cm" style:rel-width="scale" svg:height="8.481cm" style:rel-height="scale-min" draw:z-index="57"><draw:text-box><text:p text:style-name="Illustration"><draw:frame draw:style-name="fr5" draw:name="Picture 14" text:anchor-type="as-char" svg:width="16.036cm" style:rel-width="100%" svg:height="8.481cm" style:rel-height="scale" draw:z-index="58"><draw:image xlink:href="../Bilder/Benutzerdokumentation.jpg" xlink:type="simple" xlink:show="embed" xlink:actuate="onLoad"/><svg:desc>D:\Git\WordVorlageFIAE\Bilder\Benutzerdokumentation.jpg</svg:desc></draw:frame><text:line-break/>Abbildung <text:sequence text:ref-name="refIllustration11" text:name="Illustration" text:formula="ooow:Illustration+1" style:num-format="1">12</text:sequence>: Auszug aus der Benutzerdokumentation</text:p></draw:text-box></draw:frame><text:bookmark text:name="_Toc448170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text-align="justify" style:justify-single-word="false" fo:hyphenation-ladder-count="no-limit"/>
      <style:text-properties style:font-name="Arial" fo:font-family="Arial" style:font-family-generic="swiss" style:font-pitch="variable" fo:hyphenat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next-style-name="Standard" style:default-outline-level="1" style:class="text">
      <loext:graphic-properties draw:fill="solid" draw:fill-color="#1f4e79" draw:opacity="100%"/>
      <style:paragraph-properties fo:margin-top="0.423cm" fo:margin-bottom="0.212cm" loext:contextual-spacing="false" fo:keep-together="always" fo:hyphenation-ladder-count="no-limit" fo:background-color="#1f4e79" fo:keep-with-next="always"/>
      <style:text-properties fo:color="#ffffff" fo:font-size="15pt" fo:font-weight="bold" style:font-name-asian="Times New Roman" style:font-family-asian="'Times New Roman'" style:font-family-generic-asian="roman" style:font-pitch-asian="variable" style:font-size-asian="15pt" style:font-weight-asian="bold" style:font-name-complex="Times New Roman" style:font-family-complex="'Times New Roman'" style:font-family-generic-complex="roman" style:font-pitch-complex="variable" style:font-size-complex="16pt" fo:hyphenate="true"/>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keep-together="always" fo:hyphenation-ladder-count="no-limit" fo:keep-with-next="always"/>
      <style:text-properties fo:color="#1f4e79"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fo:hyphenate="true"/>
    </style:style>
    <style:style style:name="Heading_20_3" style:display-name="Heading 3" style:family="paragraph" style:parent-style-name="Standard" style:next-style-name="Standard" style:default-outline-level="3" style:class="text">
      <style:paragraph-properties fo:margin-top="0.423cm" fo:margin-bottom="0.212cm" loext:contextual-spacing="false" fo:keep-together="always" fo:hyphenation-ladder-count="no-limit" fo:keep-with-next="always"/>
      <style:text-properties fo:color="#1f4d78"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2pt" fo:hyphenate="true"/>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true"/>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style:style>
    <style:style style:name="Inhaltsverzeichnisüberschrift" style:family="paragraph" style:parent-style-name="Heading_20_1" style:next-style-name="Standard" style:default-outline-level="" style:list-style-name="LFO7">
      <style:paragraph-properties fo:line-height="107%" fo:hyphenation-ladder-count="no-limit"/>
      <style:text-properties style:language-asian="de" style:country-asian="DE" fo:hyphenate="tru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true"/>
    </style:style>
    <style:style style:name="Verzeichnis_20_2" style:display-name="Verzeichnis 2" style:family="paragraph" style:parent-style-name="Standard" style:next-style-name="Standard" style:auto-update="true">
      <style:paragraph-properties fo:margin-left="0.388cm" fo:margin-right="0cm" fo:margin-top="0cm" fo:margin-bottom="0.176cm" loext:contextual-spacing="false" fo:hyphenation-ladder-count="no-limit" fo:text-indent="0cm" style:auto-text-indent="false">
        <style:tab-stops/>
      </style:paragraph-properties>
      <style:text-properties fo:hyphenate="true"/>
    </style:style>
    <style:style style:name="Header" style:family="paragraph" style:parent-style-name="Standard" style:class="extra">
      <style:paragraph-properties fo:margin-top="0cm" fo:margin-bottom="0cm" loext:contextual-spacing="false" fo:hyphenation-ladder-count="no-limit">
        <style:tab-stops>
          <style:tab-stop style:position="8.001cm" style:type="center"/>
          <style:tab-stop style:position="16.002cm" style:type="right"/>
        </style:tab-stops>
      </style:paragraph-properties>
      <style:text-properties fo:hyphenate="true"/>
    </style:style>
    <style:style style:name="Footer" style:family="paragraph" style:parent-style-name="Standard" style:class="extra">
      <style:paragraph-properties fo:margin-top="0cm" fo:margin-bottom="0cm" loext:contextual-spacing="false" fo:hyphenation-ladder-count="no-limit" fo:padding-left="0cm" fo:padding-right="0cm" fo:padding-top="0.035cm" fo:padding-bottom="0cm" fo:border-left="none" fo:border-right="none" fo:border-top="0.51pt solid #000000" fo:border-bottom="none" style:shadow="none">
        <style:tab-stops>
          <style:tab-stop style:position="16.002cm" style:type="right"/>
        </style:tab-stops>
      </style:paragraph-properties>
      <style:text-properties fo:hyphenate="true"/>
    </style:style>
    <style:style style:name="Kopfzeile_20_Titel" style:display-name="Kopfzeile Titel" style:family="paragraph" style:parent-style-name="Header">
      <style:paragraph-properties fo:hyphenation-ladder-count="no-limit"/>
      <style:text-properties fo:font-variant="small-caps" fo:font-weight="bold" style:font-weight-asian="bold" fo:hyphenate="true"/>
    </style:style>
    <style:style style:name="Kopfzeile_20_Untertitel" style:display-name="Kopfzeile Untertitel" style:family="paragraph" style:parent-style-name="Header">
      <style:paragraph-properties fo:margin-top="0cm" fo:margin-bottom="0.212cm" loext:contextual-spacing="false" fo:hyphenation-ladder-count="no-limit"/>
      <style:text-properties fo:hyphenate="true"/>
    </style:style>
    <style:style style:name="Kopfzeile_20_Kapitel" style:display-name="Kopfzeile Kapitel" style:family="paragraph" style:parent-style-name="Header">
      <style:paragraph-properties fo:margin-top="0cm" fo:margin-bottom="0.423cm" loext:contextual-spacing="false" fo:hyphenation-ladder-count="no-limit" fo:padding-left="0cm" fo:padding-right="0cm" fo:padding-top="0cm" fo:padding-bottom="0.035cm" fo:border-left="none" fo:border-right="none" fo:border-top="none" fo:border-bottom="0.51pt solid #000000" style:shadow="none"/>
      <style:text-properties fo:font-weight="bold" style:font-weight-asian="bold" fo:hyphenate="true"/>
    </style:style>
    <style:style style:name="Deckblatt_20_Prüfung" style:display-name="Deckblatt Prüfung" style:family="paragraph" style:parent-style-name="Standard">
      <style:paragraph-properties fo:margin-top="0.423cm" fo:margin-bottom="0.423cm" loext:contextual-spacing="false" fo:text-align="center" style:justify-single-word="false" fo:hyphenation-ladder-count="no-limit"/>
      <style:text-properties fo:hyphenate="true"/>
    </style:style>
    <style:style style:name="Deckblatt_20_Ausbildungsberuf" style:display-name="Deckblatt Ausbildungsberuf" style:family="paragraph" style:parent-style-name="Standard">
      <style:paragraph-properties fo:margin-top="0cm" fo:margin-bottom="0.847cm" loext:contextual-spacing="false" fo:text-align="center" style:justify-single-word="false" fo:hyphenation-ladder-count="no-limit"/>
      <style:text-properties fo:hyphenate="true"/>
    </style:style>
    <style:style style:name="Deckblatt_20_Dokumentation" style:display-name="Deckblatt Dokumentation" style:family="paragraph" style:parent-style-name="Standard">
      <style:paragraph-properties fo:text-align="center" style:justify-single-word="false" fo:hyphenation-ladder-count="no-limit"/>
      <style:text-properties fo:font-size="14pt" style:font-size-asian="14pt" fo:hyphenate="true"/>
    </style:style>
    <style:style style:name="Deckblatt_20_Titel" style:display-name="Deckblatt Titel" style:family="paragraph" style:parent-style-name="Standard">
      <style:paragraph-properties fo:margin-top="1.27cm" fo:margin-bottom="0.423cm" loext:contextual-spacing="false" fo:text-align="center" style:justify-single-word="false" fo:hyphenation-ladder-count="no-limit"/>
      <style:text-properties fo:font-size="16pt" fo:font-weight="bold" style:font-size-asian="16pt" style:font-weight-asian="bold" fo:hyphenate="true"/>
    </style:style>
    <style:style style:name="Deckblatt_20_Untertitel" style:display-name="Deckblatt Untertitel" style:family="paragraph" style:parent-style-name="Standard">
      <style:paragraph-properties fo:margin-top="0cm" fo:margin-bottom="1.27cm" loext:contextual-spacing="false" fo:text-align="center" style:justify-single-word="false" fo:hyphenation-ladder-count="no-limit"/>
      <style:text-properties fo:font-size="12pt" fo:font-weight="bold" style:font-size-asian="12pt" style:font-weight-asian="bold" fo:hyphenate="true"/>
    </style:style>
    <style:style style:name="Deckblatt_20_Abgabedatum" style:display-name="Deckblatt Abgabedatum" style:family="paragraph" style:parent-style-name="Standard">
      <style:paragraph-properties fo:text-align="center" style:justify-single-word="false" fo:hyphenation-ladder-count="no-limit"/>
      <style:text-properties fo:hyphenate="true"/>
    </style:style>
    <style:style style:name="Deckblatt_20_Überschrift" style:display-name="Deckblatt Überschrift" style:family="paragraph" style:parent-style-name="Standard">
      <style:paragraph-properties fo:margin-top="1.27cm" fo:margin-bottom="0.212cm" loext:contextual-spacing="false" fo:text-align="center" style:justify-single-word="false" fo:hyphenation-ladder-count="no-limit"/>
      <style:text-properties fo:font-weight="bold" style:font-weight-asian="bold" fo:hyphenate="true"/>
    </style:style>
    <style:style style:name="Deckblatt_20_Name_20_des_20_Prüflings" style:display-name="Deckblatt Name des Prüflings" style:family="paragraph" style:parent-style-name="Standard">
      <style:paragraph-properties fo:text-align="center" style:justify-single-word="false" fo:hyphenation-ladder-count="no-limit"/>
      <style:text-properties fo:hyphenate="true"/>
    </style:style>
    <style:style style:name="Deckblatt_20_Anschrift_20_des_20_Prüflings" style:display-name="Deckblatt Anschrift des Prüflings" style:family="paragraph" style:parent-style-name="Standard">
      <style:paragraph-properties fo:text-align="center" style:justify-single-word="false" fo:hyphenation-ladder-count="no-limit"/>
      <style:text-properties fo:hyphenate="true"/>
    </style:style>
    <style:style style:name="Deckblatt_20_Name_20_des_20_Unternehmens" style:display-name="Deckblatt Name des Unternehmens" style:family="paragraph" style:parent-style-name="Standard">
      <style:paragraph-properties fo:text-align="center" style:justify-single-word="false" fo:hyphenation-ladder-count="no-limit"/>
      <style:text-properties fo:hyphenate="true"/>
    </style:style>
    <style:style style:name="Deckblatt_20_Anschrift_20_des_20_Unternehmens" style:display-name="Deckblatt Anschrift des Unternehmens" style:family="paragraph" style:parent-style-name="Standard">
      <style:paragraph-properties fo:text-align="center" style:justify-single-word="false" fo:hyphenation-ladder-count="no-limit"/>
      <style:text-properties fo:hyphenate="true"/>
    </style:style>
    <style:style style:name="Listenabsatz" style:family="paragraph" style:parent-style-name="Standard" style:list-style-name="LFO6">
      <style:paragraph-properties fo:margin-top="0cm" fo:margin-bottom="0cm" loext:contextual-spacing="false" fo:hyphenation-ladder-count="no-limit"/>
      <style:text-properties fo:hyphenate="true"/>
    </style:style>
    <style:style style:name="Überschrift_20_1_20_ohne_20_Nummerierung" style:display-name="Überschrift 1 ohne Nummerierung" style:family="paragraph" style:parent-style-name="Heading_20_1" style:next-style-name="Standard" style:auto-update="true" style:default-outline-level="1" style:list-style-name="">
      <style:paragraph-properties fo:hyphenation-ladder-count="no-limit" fo:break-before="page"/>
      <style:text-properties fo:hyphenate="true"/>
    </style:style>
    <style:style style:name="Überschrift_20_Anhang" style:display-name="Überschrift Anhang" style:family="paragraph" style:parent-style-name="Heading_20_2" style:next-style-name="Standard" style:default-outline-level="2" style:list-style-name="Anhang">
      <style:paragraph-properties fo:hyphenation-ladder-count="no-limit"/>
      <style:text-properties fo:hyphenate="tru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true"/>
    </style:style>
    <style:style style:name="Sprechblasentext" style:family="paragraph" style:parent-style-name="Standard">
      <style:paragraph-properties fo:margin-top="0cm" fo:margin-bottom="0cm" loext:contextual-spacing="false"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true"/>
    </style:style>
    <style:style style:name="Beispiel" style:family="paragraph" style:parent-style-name="Standard">
      <style:paragraph-properties fo:margin-top="0.423cm" fo:margin-bottom="0.212cm" loext:contextual-spacing="false" fo:hyphenation-ladder-count="no-limit" fo:padding-left="0cm" fo:padding-right="0cm" fo:padding-top="0.035cm" fo:padding-bottom="0.035cm" fo:border-left="none" fo:border-right="none" fo:border-top="0.51pt dashed #000000" fo:border-bottom="0.51pt dashed #000000" style:shadow="none"/>
      <style:text-properties fo:font-weight="bold" style:font-weight-asian="bold" fo:hyphenate="true"/>
    </style:style>
    <style:style style:name="Fußnotentext" style:family="paragraph" style:parent-style-name="Standard">
      <style:paragraph-properties fo:margin-top="0cm" fo:margin-bottom="0cm" loext:contextual-spacing="false" fo:hyphenation-ladder-count="no-limit"/>
      <style:text-properties fo:font-size="8pt" style:font-size-asian="8pt" style:font-size-complex="10pt" fo:hyphenate="true"/>
    </style:style>
    <style:style style:name="Index" style:family="paragraph" style:parent-style-name="Standard" style:class="index">
      <style:paragraph-properties text:number-lines="false" text:line-number="0"/>
    </style:style>
    <style:style style:name="Index_20_1" style:display-name="Index 1" style:family="paragraph" style:parent-style-name="Standard" style:next-style-name="Standard" style:auto-update="true" style:class="index">
      <style:paragraph-properties fo:margin-left="0.388cm" fo:margin-right="0cm" fo:margin-top="0.199cm" fo:margin-bottom="0cm" loext:contextual-spacing="false" fo:line-height="100%" fo:text-align="start" style:justify-single-word="false" fo:hyphenation-ladder-count="no-limit" fo:text-indent="-0.388cm" style:auto-text-indent="false">
        <style:tab-stops>
          <style:tab-stop style:position="1.612cm" style:leader-style="dotted" style:leader-text="."/>
        </style:tab-stops>
      </style:paragraph-properties>
      <style:text-properties style:font-size-complex="10pt" fo:hyphenate="true"/>
    </style:style>
    <style:style style:name="Index_20_2" style:display-name="Index 2" style:family="paragraph" style:parent-style-name="Standard" style:next-style-name="Standard" style:auto-update="true" style:class="index">
      <style:paragraph-properties fo:margin-left="0.776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style:style>
    <style:style style:name="Index_20_3" style:display-name="Index 3" style:family="paragraph" style:parent-style-name="Standard" style:next-style-name="Standard" style:auto-update="true" style:class="index">
      <style:paragraph-properties fo:margin-left="1.164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style:style>
    <style:style style:name="Index_20_4" style:display-name="Index 4" style:family="paragraph" style:parent-style-name="Standard" style:next-style-name="Standard" style:auto-update="true">
      <style:paragraph-properties fo:margin-left="1.552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style:style>
    <style:style style:name="Index_20_5" style:display-name="Index 5" style:family="paragraph" style:parent-style-name="Standard" style:next-style-name="Standard" style:auto-update="true">
      <style:paragraph-properties fo:margin-left="1.94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style:style>
    <style:style style:name="Index_20_6" style:display-name="Index 6" style:family="paragraph" style:parent-style-name="Standard" style:next-style-name="Standard" style:auto-update="true">
      <style:paragraph-properties fo:margin-left="2.328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style:style>
    <style:style style:name="Index_20_7" style:display-name="Index 7" style:family="paragraph" style:parent-style-name="Standard" style:next-style-name="Standard" style:auto-update="true">
      <style:paragraph-properties fo:margin-left="2.716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style:style>
    <style:style style:name="Index_20_8" style:display-name="Index 8" style:family="paragraph" style:parent-style-name="Standard" style:next-style-name="Standard" style:auto-update="true">
      <style:paragraph-properties fo:margin-left="3.104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style:style>
    <style:style style:name="Index_20_9" style:display-name="Index 9" style:family="paragraph" style:parent-style-name="Standard" style:next-style-name="Standard" style:auto-update="true">
      <style:paragraph-properties fo:margin-left="3.493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style:style>
    <style:style style:name="Indexüberschrift" style:family="paragraph" style:parent-style-name="Standard" style:next-style-name="Index_20_1">
      <style:paragraph-properties fo:margin-top="0.212cm" fo:margin-bottom="0.212cm" loext:contextual-spacing="false" fo:text-align="start" style:justify-single-word="false" fo:hyphenation-ladder-count="no-limit"/>
      <style:text-properties style:font-name="Calibri" fo:font-family="Calibri" style:font-family-generic="swiss" style:font-pitch="variable" fo:font-size="10pt" fo:font-style="italic" fo:font-weight="bold" style:font-size-asian="10pt" style:font-style-asian="italic" style:font-weight-asian="bold" style:font-size-complex="10pt" style:font-style-complex="italic" style:font-weight-complex="bold" fo:hyphenate="true"/>
    </style:style>
    <style:style style:name="Caption" style:family="paragraph" style:parent-style-name="Standard" style:next-style-name="Standard" style:class="extra">
      <style:paragraph-properties fo:margin-top="0cm" fo:margin-bottom="0.353cm" loext:contextual-spacing="false" fo:text-align="center" style:justify-single-word="false" fo:hyphenation-ladder-count="no-limit"/>
      <style:text-properties fo:color="#1f4e79" fo:font-size="9pt" fo:font-weight="bold" style:font-size-asian="9pt" style:font-weight-asian="bold" style:font-size-complex="9pt" style:font-weight-complex="bold" fo:hyphenate="true"/>
    </style:style>
    <style:style style:name="Abbildungsverzeichnis" style:family="paragraph" style:parent-style-name="Standard" style:next-style-name="Standard">
      <style:paragraph-properties fo:margin-top="0cm" fo:margin-bottom="0cm" loext:contextual-spacing="false" fo:line-height="150%" fo:hyphenation-ladder-count="no-limit"/>
      <style:text-properties fo:hyphenate="true"/>
    </style:style>
    <style:style style:name="Listing" style:family="paragraph" style:parent-style-name="Standard">
      <loext:graphic-properties draw:fill="solid" draw:fill-color="#d9d9d9" draw:opacity="100%"/>
      <style:paragraph-properties fo:margin-left="1cm" fo:margin-right="0cm" fo:margin-top="0cm" fo:margin-bottom="0cm" loext:contextual-spacing="false" fo:text-align="start" style:justify-single-word="false" fo:hyphenation-ladder-count="no-limit" fo:text-indent="-1cm" style:auto-text-indent="false" fo:background-color="#d9d9d9" fo:padding-left="0.141cm" fo:padding-right="0.141cm" fo:padding-top="0.035cm" fo:padding-bottom="0.035cm" fo:border="0.51pt solid #000000" style:shadow="none">
        <style:tab-stops>
          <style:tab-stop style:position="0cm"/>
          <style:tab-stop style:position="1cm"/>
          <style:tab-stop style:position="2cm"/>
          <style:tab-stop style:position="3cm"/>
          <style:tab-stop style:position="4.001cm"/>
          <style:tab-stop style:position="5.001cm"/>
        </style:tab-stops>
      </style:paragraph-properties>
      <style:text-properties style:font-name="Courier New" fo:font-family="'Courier New'" style:font-family-generic="modern" style:font-pitch="fixed" fo:hyphenate="false"/>
    </style:style>
    <style:style style:name="Literaturverzeichnis" style:family="paragraph" style:parent-style-name="Standard" style:next-style-name="Standard">
      <style:paragraph-properties fo:hyphenation-ladder-count="no-limit"/>
      <style:text-properties fo:hyphenate="true"/>
    </style:style>
    <style:style style:name="Erklärung_20_Titel" style:display-name="Erklärung Titel" style:family="paragraph" style:parent-style-name="Standard">
      <style:paragraph-properties fo:margin-left="0.501cm" fo:margin-right="0cm" fo:margin-top="0.423cm" fo:margin-bottom="0.423cm" loext:contextual-spacing="false" fo:hyphenation-ladder-count="no-limit" fo:text-indent="0cm" style:auto-text-indent="false">
        <style:tab-stops/>
      </style:paragraph-properties>
      <style:text-properties fo:font-style="italic" style:font-style-asian="italic" fo:hyphenate="true"/>
    </style:style>
    <style:style style:name="Erklärung_20_Datum" style:display-name="Erklärung Datum" style:family="paragraph" style:parent-style-name="Standard">
      <style:paragraph-properties fo:margin-top="1.27cm" fo:margin-bottom="0.212cm" loext:contextual-spacing="false" fo:hyphenation-ladder-count="no-limit"/>
      <style:text-properties fo:hyphenate="true"/>
    </style:style>
    <style:style style:name="Erklärung_20_Autor" style:display-name="Erklärung Autor" style:family="paragraph" style:parent-style-name="Standard">
      <style:paragraph-properties fo:margin-top="0.212cm" fo:margin-bottom="0cm" loext:contextual-spacing="false" fo:hyphenation-ladder-count="no-limit"/>
      <style:text-properties fo:font-variant="small-caps" fo:hyphenate="true"/>
    </style:style>
    <style:style style:name="Erklärung_20_Unterschrift" style:display-name="Erklärung Unterschrift" style:family="paragraph" style:parent-style-name="Standard">
      <style:paragraph-properties fo:margin-top="1.693cm" fo:margin-bottom="0.282cm" loext:contextual-spacing="false" fo:hyphenation-ladder-count="no-limit">
        <style:tab-stops>
          <style:tab-stop style:position="8.001cm" style:leader-style="solid" style:leader-text="_"/>
        </style:tab-stops>
      </style:paragraph-properties>
      <style:text-properties fo:hyphenate="true"/>
    </style:style>
    <style:style style:name="Beschriftung_20_Tabelle" style:display-name="Beschriftung Tabelle" style:family="paragraph" style:parent-style-name="Caption">
      <style:paragraph-properties fo:hyphenation-ladder-count="no-limit"/>
      <style:text-properties fo:hyphenate="true"/>
    </style:style>
    <style:style style:name="Tabelle_20_Zahlenspalte" style:display-name="Tabelle Zahlenspalte" style:family="paragraph" style:parent-style-name="Standard">
      <style:paragraph-properties fo:margin-top="0cm" fo:margin-bottom="0cm" loext:contextual-spacing="false" fo:text-align="end" style:justify-single-word="false" fo:hyphenation-ladder-count="no-limit"/>
      <style:text-properties fo:hyphenate="true"/>
    </style:style>
    <style:style style:name="Tabelle_20_Zwischenüberschrift" style:display-name="Tabelle Zwischenüberschrift" style:family="paragraph" style:parent-style-name="Standard">
      <loext:graphic-properties draw:fill="solid" draw:fill-color="#9cc2e5" draw:opacity="100%"/>
      <style:paragraph-properties fo:margin-top="0.106cm" fo:margin-bottom="0.106cm" loext:contextual-spacing="false" fo:hyphenation-ladder-count="no-limit" fo:background-color="#9cc2e5"/>
      <style:text-properties fo:hyphenate="true"/>
    </style:style>
    <style:style style:name="Anforderungen_20_Überschrift" style:display-name="Anforderungen Überschrift" style:family="paragraph" style:parent-style-name="Standard" style:next-style-name="Standard" style:list-style-name="LFO17">
      <style:paragraph-properties fo:margin-top="0.423cm" fo:margin-bottom="0.212cm" loext:contextual-spacing="false" fo:hyphenation-ladder-count="no-limit"/>
      <style:text-properties fo:font-weight="bold" style:font-weight-asian="bold" fo:hyphenate="true"/>
    </style:style>
    <style:style style:name="Anforderungen_20_Ebene_20_1" style:display-name="Anforderungen Ebene 1" style:family="paragraph" style:parent-style-name="Listenabsatz" style:list-style-name="LFO17">
      <style:paragraph-properties fo:hyphenation-ladder-count="no-limit"/>
      <style:text-properties fo:hyphenate="true"/>
    </style:style>
    <style:style style:name="Anforderungen_20_Ebene_20_2" style:display-name="Anforderungen Ebene 2" style:family="paragraph" style:parent-style-name="Listenabsatz" style:list-style-name="LFO17">
      <style:paragraph-properties fo:hyphenation-ladder-count="no-limit"/>
      <style:text-properties fo:hyphenate="true"/>
    </style:style>
    <style:style style:name="Anforderungen_20_Ebene_20_3" style:display-name="Anforderungen Ebene 3" style:family="paragraph" style:parent-style-name="Listenabsatz" style:list-style-name="LFO17">
      <style:paragraph-properties fo:hyphenation-ladder-count="no-limit"/>
      <style:text-properties fo:hyphenate="tru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bsatz-Standardschriftart" style:family="text"/>
    <style:style style:name="Überschrift_20_1_20_Zchn" style:display-name="Überschrift 1 Zchn" style:family="text" style:parent-style-name="Absatz-Standardschriftart">
      <style:text-properties fo:color="#ffffff" style:font-name="Arial" fo:font-family="Arial" style:font-family-generic="swiss" style:font-pitch="variable" fo:font-size="15pt" fo:font-weight="bold" fo:background-color="#1f4e79" style:font-name-asian="Times New Roman" style:font-family-asian="'Times New Roman'" style:font-family-generic-asian="roman" style:font-pitch-asian="variable" style:font-size-asian="15pt" style:font-weight-asian="bold" style:font-name-complex="Times New Roman" style:font-family-complex="'Times New Roman'" style:font-family-generic-complex="roman" style:font-pitch-complex="variable" style:font-size-complex="16pt"/>
    </style:style>
    <style:style style:name="Überschrift_20_2_20_Zchn" style:display-name="Überschrift 2 Zchn" style:family="text" style:parent-style-name="Absatz-Standardschriftart">
      <style:text-properties fo:color="#1f4e79"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Platzhaltertext" style:family="text" style:parent-style-name="Absatz-Standardschriftart">
      <style:text-properties fo:color="#808080"/>
    </style:style>
    <style:style style:name="Kopfzeile_20_Zchn" style:display-name="Kopfzeile Zchn" style:family="text" style:parent-style-name="Absatz-Standardschriftart">
      <style:text-properties style:font-name="Arial" fo:font-family="Arial" style:font-family-generic="swiss" style:font-pitch="variable"/>
    </style:style>
    <style:style style:name="Fußzeile_20_Zchn" style:display-name="Fußzeile Zchn" style:family="text" style:parent-style-name="Absatz-Standardschriftart">
      <style:text-properties style:font-name="Arial" fo:font-family="Arial" style:font-family-generic="swiss" style:font-pitch="variable"/>
    </style:style>
    <style:style style:name="Fußzeile_20_Autor" style:display-name="Fußzeile Autor" style:family="text" style:parent-style-name="Absatz-Standardschriftart">
      <style:text-properties fo:font-weight="normal" style:font-weight-asian="normal"/>
    </style:style>
    <style:style style:name="Fußzeile_20_Seitenzahl" style:display-name="Fußzeile Seitenzahl" style:family="text" style:parent-style-name="Absatz-Standardschriftart">
      <style:text-properties fo:font-weight="normal" style:font-weight-asian="normal"/>
    </style:style>
    <style:style style:name="Überschrift_20_3_20_Zchn" style:display-name="Überschrift 3 Zchn" style:family="text" style:parent-style-name="Absatz-Standardschriftart">
      <style:text-properties fo:color="#1f4d78" style:font-name="Arial" fo:font-family="Arial"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2pt"/>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Geldbetrag" style:family="text" style:parent-style-name="Absatz-Standardschriftart">
      <style:text-properties fo:font-style="italic" style:font-style-asian="italic"/>
    </style:style>
    <style:style style:name="Fußnotentext_20_Zchn" style:display-name="Fußnotentext Zchn" style:family="text" style:parent-style-name="Absatz-Standardschriftart">
      <style:text-properties style:font-name="Arial" fo:font-family="Arial" style:font-family-generic="swiss" style:font-pitch="variable" fo:font-size="8pt" style:font-size-asian="8pt" style:font-size-complex="10pt"/>
    </style:style>
    <style:style style:name="Footnote_20_Symbol" style:display-name="Footnote Symbol" style:family="text" style:parent-style-name="Absatz-Standardschriftart">
      <style:text-properties style:text-position="super 64%"/>
    </style:style>
    <style:style style:name="Technischer_20_Text" style:display-name="Technischer Text" style:family="text" style:parent-style-name="Absatz-Standardschriftart">
      <style:text-properties style:font-name="Courier New" fo:font-family="'Courier New'" style:font-family-generic="modern" style:font-pitch="fixed" style:text-underline-style="none"/>
    </style:style>
    <style:style style:name="Klasse" style:family="text" style:parent-style-name="Technischer_20_Text">
      <style:text-properties style:use-window-font-color="true" style:font-name="Courier New" fo:font-family="'Courier New'" style:font-family-generic="modern" style:font-pitch="fixed" style:text-underline-style="none" fo:background-color="#d9d9d9"/>
    </style:style>
    <style:style style:name="Überschrift_20_4_20_Zchn" style:display-name="Überschrift 4 Zchn" style:family="text" style:parent-style-name="Absatz-Standardschriftar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Überschrift_20_5_20_Zchn" style:display-name="Überschrift 5 Zchn" style:family="text" style:parent-style-name="Absatz-Standardschriftart">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Fachbegriff" style:family="text" style:parent-style-name="Absatz-Standardschriftart">
      <style:text-properties fo:font-style="italic" style:font-style-asian="italic"/>
    </style:style>
    <style:style style:name="Frameworkname" style:family="text" style:parent-style-name="Fachbegriff">
      <style:text-properties fo:font-style="italic" style:font-style-asian="italic"/>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hang">
      <text:list-level-style-number text:level="1"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2"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3"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4"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5"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6"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7"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8"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9" text:style-name="Numbering_20_Symbols" style:num-prefix="A" style:num-format="1">
        <style:list-level-properties text:list-level-position-and-space-mode="label-alignment">
          <style:list-level-label-alignment text:label-followed-by="listtab"/>
        </style:list-level-properties>
      </text:list-level-style-number>
      <text:list-level-style-number text:level="10" text:style-name="Numbering_20_Symbols" style:num-prefix="A" style:num-format="1">
        <style:list-level-properties text:list-level-position-and-space-mode="label-alignment">
          <style:list-level-label-alignment text:label-followed-by="listtab"/>
        </style:list-level-properties>
      </text:list-level-style-number>
    </text:list-style>
    <text:list-style style:name="LFO17">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01cm" fo:margin-left="0.50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499cm" fo:margin-left="1cm"/>
        </style:list-level-properties>
      </text:list-level-style-number>
      <text:list-level-style-bullet text:level="4" text:style-name="WW_5f_CharLFO17LVL4" text:bullet-char="">
        <style:list-level-properties text:list-level-position-and-space-mode="label-alignment">
          <style:list-level-label-alignment text:label-followed-by="listtab" fo:text-indent="-0.501cm" fo:margin-left="1.501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Kopfzeile_20_Titel">
      <style:text-properties officeooo:paragraph-rsid="00066a6e"/>
    </style:style>
    <style:style style:name="MP2" style:family="paragraph" style:parent-style-name="Kopfzeile_20_Untertitel">
      <style:text-properties officeooo:paragraph-rsid="00066a6e"/>
    </style:style>
    <style:style style:name="MT1" style:family="text"/>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801cm" fo:margin-bottom="1.3cm" fo:margin-left="2.501cm" fo:margin-right="2.501cm" style:writing-mode="lr-tb" draw:fill-image-width="0cm" draw:fill-image-height="0cm" style:footnote-max-height="0cm">
        <style:columns fo:column-count="1" fo:column-gap="0cm"/>
        <style:footnote-sep style:width="0.018cm" style:line-style="solid" style:adjustment="left" style:rel-width="33%" style:color="#000000"/>
      </style:page-layout-properties>
      <style:header-style>
        <style:header-footer-properties fo:min-height="1.998cm" fo:margin-left="0cm" fo:margin-right="0cm" fo:margin-bottom="0.499cm" fo:background-color="transparent" style:dynamic-spacing="true" draw:fill="none" draw:fill-color="#5b9bd5"/>
      </style:header-style>
      <style:footer-style>
        <style:header-footer-properties fo:min-height="1.199cm" fo:margin-left="0cm" fo:margin-right="0cm" fo:margin-top="0cm" fo:background-color="transparent" style:dynamic-spacing="true" draw:fill="none" draw:fill-color="#5b9bd5"/>
      </style:footer-style>
    </style:page-layout>
    <style:page-layout style:name="Mpm3">
      <style:page-layout-properties fo:page-width="21.001cm" fo:page-height="29.7cm" style:num-format="i" style:print-orientation="portrait" fo:margin-top="1.801cm" fo:margin-bottom="1.3cm" fo:margin-left="2.501cm" fo:margin-right="2.501cm" style:writing-mode="lr-tb" style:footnote-max-height="0cm">
        <style:footnote-sep style:width="0.018cm" style:line-style="solid" style:adjustment="left" style:rel-width="33%" style:color="#000000"/>
      </style:page-layout-properties>
      <style:header-style>
        <style:header-footer-properties fo:min-height="1.998cm" fo:margin-left="0cm" fo:margin-right="0cm" fo:margin-bottom="0.499cm" fo:background-color="transparent" style:dynamic-spacing="true" draw:fill="none" draw:fill-color="#5b9bd5"/>
      </style:header-style>
      <style:footer-style>
        <style:header-footer-properties fo:min-height="1.199cm" fo:margin-left="0cm" fo:margin-right="0cm" fo:margin-top="0cm" fo:background-color="transparent" style:dynamic-spacing="true" draw:fill="none" draw:fill-color="#5b9bd5"/>
      </style:footer-style>
    </style:page-layout>
    <style:page-layout style:name="Mpm4">
      <style:page-layout-properties fo:page-width="21.001cm" fo:page-height="29.7cm" style:num-format="I" style:print-orientation="portrait" fo:margin-top="1.799cm" fo:margin-bottom="1.3cm" fo:margin-left="2.499cm" fo:margin-right="2.499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998cm" fo:margin-left="0cm" fo:margin-right="0cm" fo:margin-bottom="0.499cm" fo:border-top="none" fo:border-bottom="0.06pt solid #000000" fo:border-left="none" fo:border-right="none" fo:padding="0.049cm" fo:background-color="transparent" style:dynamic-spacing="false" draw:fill="none" draw:fill-color="#5b9bd5"/>
      </style:header-style>
      <style:footer-style>
        <style:header-footer-properties fo:min-height="1.199cm" fo:margin-left="0cm" fo:margin-right="0cm" fo:margin-top="0cm" fo:background-color="transparent" style:dynamic-spacing="false" draw:fill="none" draw:fill-color="#5b9bd5"/>
      </style:footer-style>
    </style:page-layout>
    <number:number-style style:name="N0">
      <number:number number:min-integer-digits="1"/>
    </number:number-style>
  </office:automatic-styles>
  <office:master-styles>
    <style:master-page style:name="Standard" style:page-layout-name="Mpm1"/>
    <style:master-page style:name="Inhalt" style:page-layout-name="Mpm2">
      <style:header>
        <text:p text:style-name="Kopfzeile_20_Titel"><draw:frame draw:style-name="Mfr1" draw:name="Picture 4" text:anchor-type="paragraph" svg:x="13.744cm" svg:y="-1.298cm" svg:width="4.016cm" style:rel-width="scale" svg:height="1.713cm" style:rel-height="scale" draw:z-index="21"><draw:image xlink:href="Pictures/10000201000000BB000000509A7BFD527824079F.png" xlink:type="simple" xlink:show="embed" xlink:actuate="onLoad"/><svg:desc>D:\Git\WordVorlageFIAE\Bilder\LogoUnternehmen.png</svg:desc></draw:frame><text:title>Der Kurztitel</text:title></text:p>
        <text:p text:style-name="Kopfzeile_20_Untertitel"><text:subject>Der Langtitel der Projektdokumentation</text:subject></text:p>
        <text:p text:style-name="Kopfzeile_20_Kapitel"><text:chapter text:display="name" text:outline-level="1">Eidesstattliche Erklärung</text:chapter></text:p>
      </style:header>
      <style:footer>
        <text:p text:style-name="Footer"><text:span text:style-name="Fußzeile_20_Autor"><text:user-defined style:data-style-name="N0" text:name="Autor">Der Autor</text:user-defined></text:span><text:tab/><text:span text:style-name="Fußzeile_20_Seitenzahl"><text:page-number text:select-page="current">11</text:page-number></text:span></text:p>
      </style:footer>
    </style:master-page>
    <style:master-page style:name="Anhang" style:page-layout-name="Mpm3">
      <style:header>
        <text:p text:style-name="Kopfzeile_20_Titel"><draw:frame draw:style-name="Mfr1" draw:name="Bild1" text:anchor-type="paragraph" svg:x="13.744cm" svg:y="-1.298cm" svg:width="4.016cm" style:rel-width="scale" svg:height="1.713cm" style:rel-height="scale" draw:z-index="37"><draw:image xlink:href="Pictures/10000201000000BB000000509A7BFD527824079F.png" xlink:type="simple" xlink:show="embed" xlink:actuate="onLoad"/><svg:desc>D:\Git\WordVorlageFIAE\Bilder\LogoUnternehmen.png</svg:desc></draw:frame><text:title>Der Kurztitel</text:title></text:p>
        <text:p text:style-name="Kopfzeile_20_Untertitel"><text:subject>Der Langtitel der Projektdokumentation</text:subject></text:p>
        <text:p text:style-name="Kopfzeile_20_Kapitel">Anhang</text:p>
      </style:header>
      <style:footer>
        <text:p text:style-name="Footer"><text:span text:style-name="Fußzeile_20_Autor"><text:user-defined style:data-style-name="N0" text:name="Autor">Der Autor</text:user-defined></text:span><text:tab/><text:span text:style-name="Fußzeile_20_Seitenzahl"><text:page-number text:select-page="current">xvi</text:page-number></text:span></text:p>
      </style:footer>
    </style:master-page>
    <style:master-page style:name="First_20_Page" style:display-name="First Page" style:page-layout-name="Mpm1" style:next-style-name="Standard"/>
    <style:master-page style:name="Verzeichnisse" style:page-layout-name="Mpm4">
      <style:header>
        <text:p text:style-name="MP1"><draw:frame draw:style-name="Mfr1" draw:name="Bild4" text:anchor-type="paragraph" svg:x="13.744cm" svg:y="-1.298cm" svg:width="4.016cm" style:rel-width="scale" svg:height="1.713cm" style:rel-height="scale" draw:z-index="10"><draw:image xlink:href="Pictures/10000201000000BB000000509A7BFD527824079F.png" xlink:type="simple" xlink:show="embed" xlink:actuate="onLoad"/><svg:desc>D:\Git\WordVorlageFIAE\Bilder\LogoUnternehmen.png</svg:desc></draw:frame><text:title>Der Kurztitel</text:title></text:p>
        <text:p text:style-name="MP2"><text:subject>Der Langtitel der Projektdokumentation</text:subject></text:p>
        <text:p text:style-name="MP2"><text:chapter text:display="name" text:outline-level="1"/></text:p>
      </style:header>
      <style:footer>
        <text:p text:style-name="Footer"><text:user-defined style:data-style-name="N0" text:name="Autor">Der Autor</text:user-defined><text:tab/><text:page-number style:num-format="I" text:select-page="current">I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Windows_x86 LibreOffice_project/7a864d8825610a8c07cfc3bc01dd4fce6a9447e5</meta:generator>
    <dc:title>Der Kurztitel</dc:title>
    <dc:subject>Der Langtitel der Projektdokumentation</dc:subject>
    <meta:creation-date>2016-10-02T21:34:39.867000000</meta:creation-date>
    <meta:editing-cycles>57</meta:editing-cycles>
    <meta:editing-duration>PT2H9M56S</meta:editing-duration>
    <dc:date>2016-10-03T10:03:02.618000000</dc:date>
    <meta:document-statistic meta:table-count="5" meta:image-count="17" meta:object-count="6" meta:page-count="34" meta:paragraph-count="662" meta:word-count="3409" meta:character-count="26250" meta:non-whitespace-character-count="23478"/>
    <meta:user-defined meta:name="Abgabedatum">01.01.2020</meta:user-defined>
    <meta:user-defined meta:name="Abgabejahr">2020</meta:user-defined>
    <meta:user-defined meta:name="Abgabeort">Abgabeort</meta:user-defined>
    <meta:user-defined meta:name="AdressePruefling">Prüflingsstraße 1</meta:user-defined>
    <meta:user-defined meta:name="AdresseUnternehmen" meta:value-type="string">Unternehmensstraße 1</meta:user-defined>
    <meta:user-defined meta:name="Ausbildungsberuf" meta:value-type="string">Fachinformatiker für Anwendungsentwicklung</meta:user-defined>
    <meta:user-defined meta:name="Autor" meta:value-type="string">Der Autor</meta:user-defined>
    <meta:user-defined meta:name="OrtPruefling" meta:value-type="string">12345 Prüflingsort</meta:user-defined>
    <meta:user-defined meta:name="OrtUnternehmen" meta:value-type="string">12345 Unternehmensort</meta:user-defined>
    <meta:user-defined meta:name="Unternehmen" meta:value-type="string">Das Unternehmen</meta:user-defined>
    <meta:template xlink:type="simple" xlink:actuate="onRequest" xlink:title="" xlink:href="Normal.dotm"/>
  </office:meta>
</office:document-meta>
</file>

<file path=Object 1/content.xml><?xml version="1.0" encoding="utf-8"?>
<math xmlns="http://www.w3.org/1998/Math/MathML" display="block">
  <semantics>
    <mrow>
      <mn>8</mn>
      <mfrac>
        <mi>h</mi>
        <mrow>
          <mi>T</mi>
          <mi>a</mi>
          <mi>g</mi>
        </mrow>
      </mfrac>
      <mi>·</mi>
      <mstyle mathvariant="italic">
        <mtext> </mtext>
      </mstyle>
      <mn>220</mn>
      <mrow>
        <mfrac>
          <mrow>
            <mi>T</mi>
            <mi>a</mi>
            <mi>g</mi>
            <mi>e</mi>
          </mrow>
          <mrow>
            <mi>J</mi>
            <mi>a</mi>
            <mi>h</mi>
            <mi>r</mi>
          </mrow>
        </mfrac>
        <mo stretchy="false">=</mo>
        <mstyle mathvariant="italic">
          <mtext> </mtext>
        </mstyle>
      </mrow>
      <mn>1.760</mn>
      <mfrac>
        <mi>h</mi>
        <mrow>
          <mi>J</mi>
          <mi>a</mi>
          <mi>h</mi>
          <mi>r</mi>
        </mrow>
      </mfrac>
    </mrow>
    <annotation encoding="StarMath 5.0">{8 h over {T a g} ·italic " " 220 {T a g e} over {J a h r} =italic " " 1.760 h over {J a h r}}</annotation>
  </semantics>
</math>
</file>

<file path=Object 2/content.xml><?xml version="1.0" encoding="utf-8"?>
<math xmlns="http://www.w3.org/1998/Math/MathML" display="block">
  <semantics>
    <mrow>
      <mn>1.000</mn>
      <mfrac>
        <mi>€</mi>
        <mrow>
          <mi>M</mi>
          <mi>o</mi>
          <mi>n</mi>
          <mi>a</mi>
          <mi>t</mi>
        </mrow>
      </mfrac>
      <mi>·</mi>
      <mstyle mathvariant="italic">
        <mtext> </mtext>
      </mstyle>
      <mn>13</mn>
      <mi>,</mi>
      <mstyle mathvariant="italic">
        <mtext> </mtext>
      </mstyle>
      <mn>3</mn>
      <mrow>
        <mfrac>
          <mrow>
            <mi>M</mi>
            <mi>o</mi>
            <mi>n</mi>
            <mi>a</mi>
            <mi>t</mi>
            <mi>e</mi>
          </mrow>
          <mrow>
            <mi>J</mi>
            <mi>a</mi>
            <mi>h</mi>
            <mi>r</mi>
          </mrow>
        </mfrac>
        <mo stretchy="false">=</mo>
        <mstyle mathvariant="italic">
          <mtext> </mtext>
        </mstyle>
      </mrow>
      <mn>13.300</mn>
      <mfrac>
        <mi>€</mi>
        <mrow>
          <mi>J</mi>
          <mi>a</mi>
          <mi>h</mi>
          <mi>r</mi>
        </mrow>
      </mfrac>
    </mrow>
    <annotation encoding="StarMath 5.0">{1.000 € over {M o n a t} ·italic " " 13 ,italic " " 3 {M o n a t e} over {J a h r} =italic " " 13.300 € over {J a h r}}</annotation>
  </semantics>
</math>
</file>

<file path=Object 3/content.xml><?xml version="1.0" encoding="utf-8"?>
<math xmlns="http://www.w3.org/1998/Math/MathML" display="block">
  <semantics>
    <mrow>
      <mrow>
        <mfrac>
          <mrow>
            <mn>13.300</mn>
            <mfrac>
              <mi>€</mi>
              <mrow>
                <mi>J</mi>
                <mi>a</mi>
                <mi>h</mi>
                <mi>r</mi>
              </mrow>
            </mfrac>
          </mrow>
          <mrow>
            <mn>1.760</mn>
            <mfrac>
              <mi>h</mi>
              <mrow>
                <mi>J</mi>
                <mi>a</mi>
                <mi>h</mi>
                <mi>r</mi>
              </mrow>
            </mfrac>
          </mrow>
        </mfrac>
        <mo stretchy="false">≈</mo>
        <mstyle mathvariant="italic">
          <mtext> </mtext>
        </mstyle>
      </mrow>
      <mn>7,56</mn>
      <mfrac>
        <mi>€</mi>
        <mi>h</mi>
      </mfrac>
    </mrow>
    <annotation encoding="StarMath 5.0">{{13.300 € over {J a h r}} over {1.760 h over {J a h r}}  approx italic " " 7,56 € over h}</annotation>
  </semantics>
</math>
</file>

<file path=Object 4/content.xml><?xml version="1.0" encoding="utf-8"?>
<math xmlns="http://www.w3.org/1998/Math/MathML" display="block">
  <semantics>
    <mrow>
      <mn>25</mn>
      <mstyle mathvariant="italic">
        <mtext> </mtext>
      </mstyle>
      <mi>·</mi>
      <mstyle mathvariant="italic">
        <mtext> </mtext>
      </mstyle>
      <mn>220</mn>
      <mfrac>
        <mrow>
          <mi>T</mi>
          <mi>a</mi>
          <mi>g</mi>
          <mi>e</mi>
        </mrow>
        <mrow>
          <mi>J</mi>
          <mi>a</mi>
          <mi>h</mi>
          <mi>r</mi>
        </mrow>
      </mfrac>
      <mi>·</mi>
      <mstyle mathvariant="italic">
        <mtext> </mtext>
      </mstyle>
      <mn>10</mn>
      <mrow>
        <mfrac>
          <mrow>
            <mi>m</mi>
            <mi>i</mi>
            <mi>n</mi>
          </mrow>
          <mrow>
            <mi>T</mi>
            <mi>a</mi>
            <mi>g</mi>
          </mrow>
        </mfrac>
        <mo stretchy="false">=</mo>
        <mstyle mathvariant="italic">
          <mtext> </mtext>
        </mstyle>
      </mrow>
      <mn>55.000</mn>
      <mrow>
        <mfrac>
          <mrow>
            <mi>m</mi>
            <mi>i</mi>
            <mi>n</mi>
          </mrow>
          <mrow>
            <mi>J</mi>
            <mi>a</mi>
            <mi>h</mi>
            <mi>r</mi>
          </mrow>
        </mfrac>
        <mo stretchy="false">≈</mo>
        <mstyle mathvariant="italic">
          <mtext> </mtext>
        </mstyle>
      </mrow>
      <mn>917</mn>
      <mfrac>
        <mi>h</mi>
        <mrow>
          <mi>J</mi>
          <mi>a</mi>
          <mi>h</mi>
          <mi>r</mi>
        </mrow>
      </mfrac>
    </mrow>
    <annotation encoding="StarMath 5.0">{25 italic " " ·italic " " 220 {T a g e} over {J a h r} ·italic " " 10 {m i n} over {T a g} =italic " " 55.000 {m i n} over {J a h r}  approx italic " " 917 h over {J a h r}}</annotation>
  </semantics>
</math>
</file>

<file path=Object 5/content.xml><?xml version="1.0" encoding="utf-8"?>
<math xmlns="http://www.w3.org/1998/Math/MathML" display="block">
  <semantics>
    <mrow>
      <mn>917</mn>
      <mi>h</mi>
      <mstyle mathvariant="italic">
        <mtext> </mtext>
      </mstyle>
      <mi>·</mi>
      <mrow>
        <mo fence="true" stretchy="true">(</mo>
        <mrow>
          <mrow>
            <mn>25</mn>
            <mrow>
              <mstyle mathvariant="italic">
                <mtext> </mtext>
              </mstyle>
              <mo stretchy="false">+</mo>
              <mstyle mathvariant="italic">
                <mtext> </mtext>
              </mstyle>
            </mrow>
            <mn>15</mn>
          </mrow>
        </mrow>
        <mo fence="true" stretchy="true">)</mo>
      </mrow>
      <mstyle mathvariant="italic">
        <mtext> </mtext>
      </mstyle>
      <mrow>
        <mfrac>
          <mrow>
            <mstyle mathvariant="italic">
              <mtext> </mtext>
            </mstyle>
            <mi>€</mi>
          </mrow>
          <mi>h</mi>
        </mfrac>
        <mo stretchy="false">=</mo>
        <mstyle mathvariant="italic">
          <mtext> </mtext>
        </mstyle>
      </mrow>
      <mn>36.680</mn>
      <mstyle mathvariant="italic">
        <mtext> </mtext>
      </mstyle>
      <mi>€</mi>
    </mrow>
    <annotation encoding="StarMath 5.0">{917 h italic " " ·left ( {25 italic " " + italic " " 15} right )  italic " " {italic " " €} over h =italic " " 36.680 italic " " €}</annotation>
  </semantics>
</math>
</file>

<file path=Object 6/content.xml><?xml version="1.0" encoding="utf-8"?>
<math xmlns="http://www.w3.org/1998/Math/MathML" display="block">
  <semantics>
    <mrow>
      <mrow>
        <mfrac>
          <mrow>
            <mn>2.739,20</mn>
            <mstyle mathvariant="italic">
              <mtext> </mtext>
            </mstyle>
            <mi>€</mi>
          </mrow>
          <mrow>
            <mn>36.680</mn>
            <mfrac>
              <mi>€</mi>
              <mrow>
                <mi>J</mi>
                <mi>a</mi>
                <mi>h</mi>
                <mi>r</mi>
              </mrow>
            </mfrac>
          </mrow>
        </mfrac>
        <mo stretchy="false">≈</mo>
        <mstyle mathvariant="italic">
          <mtext> </mtext>
        </mstyle>
      </mrow>
      <mn>0</mn>
      <mi>,</mi>
      <mstyle mathvariant="italic">
        <mtext> </mtext>
      </mstyle>
      <mn>07</mn>
      <mstyle mathvariant="italic">
        <mtext> </mtext>
      </mstyle>
      <mi>J</mi>
      <mi>a</mi>
      <mi>h</mi>
      <mi>r</mi>
      <mi>e</mi>
      <mrow>
        <mstyle mathvariant="italic">
          <mtext> </mtext>
        </mstyle>
        <mo stretchy="false">≈</mo>
        <mstyle mathvariant="italic">
          <mtext> </mtext>
        </mstyle>
      </mrow>
      <mn>4</mn>
      <mstyle mathvariant="italic">
        <mtext> </mtext>
      </mstyle>
      <mi>W</mi>
      <mi>o</mi>
      <mi>c</mi>
      <mi>h</mi>
      <mi>e</mi>
      <mi>n</mi>
    </mrow>
    <annotation encoding="StarMath 5.0">{{2.739,20 italic " " €} over {36.680 € over {J a h r}}  approx italic " " 0 ,italic " " 07 italic " " J a h r e italic " "  approx italic " " 4 italic " " W o c h e n}</annotation>
  </semantics>
</math>
</file>